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3E00000168661EF9505E3EB619.png" manifest:media-type="image/png"/>
  <manifest:file-entry manifest:full-path="Pictures/1000000000000320000002BC8C5A6F04DBFD7BA5.png" manifest:media-type="image/png"/>
  <manifest:file-entry manifest:full-path="Pictures/1000000000000163000002313B9AD0902CD34D1C.png" manifest:media-type="image/png"/>
  <manifest:file-entry manifest:full-path="Pictures/1000000000000320000001904BFEC076B0324907.png" manifest:media-type="image/png"/>
  <manifest:file-entry manifest:full-path="Pictures/10000000000001F4000001F4240309E61F434FC9.png" manifest:media-type="image/png"/>
  <manifest:file-entry manifest:full-path="Pictures/100000000000033E00000168537C74FD433A5DFD.png" manifest:media-type="image/png"/>
  <manifest:file-entry manifest:full-path="Pictures/10000000000001F4000001F409B2490E98FAB19D.png" manifest:media-type="image/png"/>
  <manifest:file-entry manifest:full-path="Pictures/100000000000032000000190649C7E9B14A7C129.png" manifest:media-type="image/png"/>
  <manifest:file-entry manifest:full-path="Pictures/100000000000012C000002448DC34C1053CD3DEE.png" manifest:media-type="image/png"/>
  <manifest:file-entry manifest:full-path="Pictures/100000010000003F0000002374A1420218A74062.png" manifest:media-type="image/png"/>
  <manifest:file-entry manifest:full-path="Pictures/1000000000000212000001C2D36B1E0F0CDF86F4.png" manifest:media-type="image/png"/>
  <manifest:file-entry manifest:full-path="Pictures/1000000000000212000001C2EAB25FC9990ABB6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svg:stroke-color="#ea7500" draw:marker-start-width="0.359cm" draw:marker-end="" draw:marker-end-width="0.459cm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objectwithoutfill">
      <style:graphic-properties svg:stroke-width="0.106cm" svg:stroke-color="#ff0000" draw:marker-start-width="0.359cm" draw:marker-end="" draw:marker-end-width="0.4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objectwithoutfill">
      <style:graphic-properties svg:stroke-width="0.106cm" svg:stroke-color="#127622" draw:marker-start-width="0.359cm" draw:marker-end="" draw:marker-end-width="0.459cm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objectwithoutfill">
      <style:graphic-properties svg:stroke-width="0.106cm" svg:stroke-color="#e6e905" draw:marker-start-width="0.359cm" draw:marker-end="" draw:marker-end-width="0.459cm" draw:fill="none" draw:textarea-vertical-align="middle" fo:padding-top="0.178cm" fo:padding-bottom="0.178cm" fo:padding-left="0.303cm" fo:padding-right="0.303cm" loext:decorative="false"/>
    </style:style>
    <style:style style:name="gr5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887cm" fo:min-width="4.58cm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svg:stroke-width="0.081cm" svg:stroke-color="#3333ff" draw:marker-start-width="0.322cm" draw:marker-end-width="0.322cm" draw:fill="none" draw:textarea-horizontal-align="justify" draw:textarea-vertical-align="middle" draw:auto-grow-height="false" fo:min-height="0.43cm" fo:min-width="6.122cm" fo:padding-top="0.166cm" fo:padding-bottom="0.166cm" fo:padding-left="0.291cm" fo:padding-right="0.291cm" loext:decorative="false"/>
    </style:style>
    <style:style style:name="gr8" style:family="graphic" style:parent-style-name="standard">
      <style:graphic-properties svg:stroke-width="0.081cm" svg:stroke-color="#3333ff" draw:marker-start-width="0.322cm" draw:marker-end-width="0.322cm" draw:fill="solid" draw:fill-color="#3333ff" draw:textarea-horizontal-align="justify" draw:textarea-vertical-align="middle" draw:auto-grow-height="false" fo:min-height="0.43cm" fo:min-width="2.724cm" fo:padding-top="0.166cm" fo:padding-bottom="0.166cm" fo:padding-left="0.291cm" fo:padding-right="0.291cm" loext:decorative="false"/>
    </style:style>
    <style:style style:name="gr9" style:family="graphic" style:parent-style-name="standard">
      <style:graphic-properties svg:stroke-width="0.081cm" svg:stroke-color="#ff0000" draw:marker-start-width="0.322cm" draw:marker-end-width="0.322cm" draw:fill="solid" draw:fill-color="#ffffff" draw:textarea-horizontal-align="justify" draw:textarea-vertical-align="middle" draw:auto-grow-height="false" fo:min-height="0.43cm" fo:min-width="2.724cm" fo:padding-top="0.166cm" fo:padding-bottom="0.166cm" fo:padding-left="0.291cm" fo:padding-right="0.291cm" loext:decorative="false"/>
    </style:style>
    <style:style style:name="gr10" style:family="graphic" style:parent-style-name="standard">
      <style:graphic-properties svg:stroke-width="0.081cm" svg:stroke-color="#ff0000" draw:marker-start-width="0.322cm" draw:marker-end-width="0.322cm" draw:fill="solid" draw:fill-color="#ff0000" draw:textarea-horizontal-align="justify" draw:textarea-vertical-align="middle" draw:auto-grow-height="false" fo:min-height="0.43cm" fo:min-width="6.122cm" fo:padding-top="0.166cm" fo:padding-bottom="0.166cm" fo:padding-left="0.291cm" fo:padding-right="0.291cm" loext:decorative="false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.529cm" fo:min-width="1.026cm" loext:decorative="false"/>
    </style:style>
    <style:style style:name="gr12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0.368cm" fo:min-width="10.117cm" fo:padding-top="0.177cm" fo:padding-bottom="0.177cm" fo:padding-left="0.302cm" fo:padding-right="0.302cm" loext:decorative="false"/>
    </style:style>
    <style:style style:name="gr13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11.211cm" fo:min-width="10.963cm" fo:padding-top="0.177cm" fo:padding-bottom="0.177cm" fo:padding-left="0.302cm" fo:padding-right="0.302cm" loext:decorative="false"/>
    </style:style>
    <style:style style:name="gr14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11.215cm" fo:min-width="10.963cm" fo:padding-top="0.177cm" fo:padding-bottom="0.177cm" fo:padding-left="0.302cm" fo:padding-right="0.302cm" loext:decorative="false"/>
    </style:style>
    <style:style style:name="gr15" style:family="graphic" style:parent-style-name="standard">
      <style:graphic-properties svg:stroke-width="0.106cm" svg:stroke-color="#3333ff" draw:marker-start-width="0.358cm" draw:marker-end-width="0.358cm" draw:fill="none" draw:textarea-horizontal-align="justify" draw:textarea-vertical-align="middle" draw:auto-grow-height="false" fo:min-height="10.368cm" fo:min-width="10.117cm" fo:padding-top="0.177cm" fo:padding-bottom="0.177cm" fo:padding-left="0.302cm" fo:padding-right="0.302cm" loext:decorative="false"/>
    </style:style>
    <style:style style:name="gr16" style:family="graphic" style:parent-style-name="objectwithoutfill">
      <style:graphic-properties svg:stroke-width="0.106cm" svg:stroke-color="#3333ff" draw:marker-start-width="0.359cm" draw:marker-end="" draw:marker-end-width="0.459cm" draw:fill="none" draw:textarea-vertical-align="middle" fo:padding-top="0.178cm" fo:padding-bottom="0.178cm" fo:padding-left="0.303cm" fo:padding-right="0.303cm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61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5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15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32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4.672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698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4" style:family="graphic" style:parent-style-name="standard">
      <style:graphic-properties svg:stroke-width="0.106cm" svg:stroke-color="#000000" draw:marker-start-width="0.358cm" draw:marker-end-width="0.358cm" draw:fill-color="#458b74" draw:textarea-horizontal-align="justify" draw:textarea-vertical-align="middle" draw:auto-grow-height="false" fo:min-height="0.407cm" fo:min-width="0.158cm" fo:padding-top="0.177cm" fo:padding-bottom="0.177cm" fo:padding-left="0.302cm" fo:padding-right="0.302cm" loext:decorative="false"/>
    </style:style>
    <style:style style:name="gr25" style:family="graphic" style:parent-style-name="standard">
      <style:graphic-properties svg:stroke-width="0.106cm" svg:stroke-color="#000000" draw:marker-start-width="0.359cm" draw:marker-end-width="0.359cm" draw:fill-color="#6e8b3d" draw:textarea-horizontal-align="justify" draw:textarea-vertical-align="middle" draw:auto-grow-height="false" fo:min-height="0.405cm" fo:min-width="0.156cm" fo:padding-top="0.178cm" fo:padding-bottom="0.178cm" fo:padding-left="0.303cm" fo:padding-right="0.303cm" loext:decorative="false"/>
    </style:style>
    <style:style style:name="gr26" style:family="graphic" style:parent-style-name="standard">
      <style:graphic-properties svg:stroke-width="0.106cm" svg:stroke-color="#000000" draw:marker-start-width="0.359cm" draw:marker-end-width="0.359cm" draw:fill-color="#8b7d6b" draw:textarea-horizontal-align="justify" draw:textarea-vertical-align="middle" draw:auto-grow-height="false" fo:min-height="0.405cm" fo:min-width="0.156cm" fo:padding-top="0.178cm" fo:padding-bottom="0.178cm" fo:padding-left="0.303cm" fo:padding-right="0.303cm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1.727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8.0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3cm" loext:decorative="false"/>
      <style:paragraph-properties style:writing-mode="lr-tb"/>
    </style:style>
    <style:style style:name="gr30" style:family="graphic" style:parent-style-name="objectwithoutfill">
      <style:graphic-properties draw:stroke="dash" draw:stroke-dash="Double_20_Dot"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 loext:decorative="false"/>
    </style:style>
    <style:style style:name="gr31" style:family="graphic" style:parent-style-name="objectwithoutfill">
      <style:graphic-properties draw:stroke="dash" draw:stroke-dash="Double_20_Dot"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 loext:decorative="false"/>
    </style:style>
    <style:style style:name="gr32" style:family="graphic" style:parent-style-name="objectwithoutfill">
      <style:graphic-properties draw:stroke="dash" draw:stroke-dash="Long_20_Dot"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 loext:decorative="false"/>
    </style:style>
    <style:style style:name="gr33" style:family="graphic" style:parent-style-name="objectwithoutfill">
      <style:graphic-properties draw:stroke="dash" draw:stroke-dash="Long_20_Dot"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 loext:decorative="false"/>
    </style:style>
    <style:style style:name="gr34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 loext:decorative="false"/>
    </style:style>
    <style:style style:name="gr35" style:family="graphic" style:parent-style-name="objectwithoutfill">
      <style:graphic-properties draw:stroke="dash" draw:stroke-dash="Double_20_Dash" svg:stroke-width="0.051cm" svg:stroke-color="#0000ff" draw:marker-start-width="0.279cm" draw:marker-end="" draw:marker-end-width="0.381cm" draw:fill="none" draw:textarea-vertical-align="middle" fo:padding-top="0.15cm" fo:padding-bottom="0.15cm" fo:padding-left="0.275cm" fo:padding-right="0.275cm" loext:decorative="false"/>
    </style:style>
    <style:style style:name="gr36" style:family="graphic" style:parent-style-name="objectwithoutfill">
      <style:graphic-properties draw:stroke="dash" draw:stroke-dash="Double_20_Dash" svg:stroke-width="0.051cm" svg:stroke-color="#ff0000" draw:marker-start-width="0.279cm" draw:marker-end="" draw:marker-end-width="0.381cm" draw:fill="none" draw:textarea-vertical-align="middle" fo:padding-top="0.15cm" fo:padding-bottom="0.15cm" fo:padding-left="0.275cm" fo:padding-right="0.275cm" loext:decorative="false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768cm" fo:min-width="8.138cm" loext:decorative="false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1.568cm" fo:min-width="16.401cm" loext:decorative="false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1.49cm" fo:min-width="16.401cm" loext:decorative="false"/>
    </style:style>
    <style:style style:name="gr40" style:family="graphic" style:parent-style-name="objectwithoutfill">
      <style:graphic-properties draw:stroke="solid" draw:stroke-dash="Long_20_Dot" svg:stroke-width="0.051cm" svg:stroke-color="#b2b2b2" draw:marker-start-width="0.279cm" draw:marker-end="Arrow" draw:marker-end-width="0.381cm" draw:fill="none" draw:textarea-vertical-align="middle" fo:padding-top="0.15cm" fo:padding-bottom="0.15cm" fo:padding-left="0.275cm" fo:padding-right="0.275cm" loext:decorative="false"/>
    </style:style>
    <style:style style:name="gr41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887cm" fo:min-width="4.58cm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18cm" fo:min-width="4.581cm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18cm" fo:min-width="4.581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24cm" fo:min-width="6.278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18cm" fo:min-width="6.275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87cm" fo:min-width="4.581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9cm" fo:min-width="4.579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9cm" fo:min-width="4.583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8cm" fo:min-width="4.579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88cm" fo:min-width="6.415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9cm" fo:min-width="6.411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svg:stroke-color="#ffffff" draw:fill-color="#cccccc" draw:textarea-horizontal-align="justify" draw:textarea-vertical-align="middle" draw:auto-grow-height="false" fo:min-height="1.887cm" fo:min-width="4.581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svg:stroke-color="#ffffff" draw:fill-color="#e0c2cd" draw:textarea-horizontal-align="justify" draw:textarea-vertical-align="middle" draw:auto-grow-height="false" fo:min-height="1.887cm" fo:min-width="4.892cm" style:writing-mode="lr-tb" loext:decorative="false"/>
      <style:paragraph-properties style:writing-mode="lr-tb"/>
    </style:style>
    <style:style style:name="gr54" style:family="graphic" style:parent-style-name="standard">
      <style:graphic-properties svg:stroke-opacity="0%" draw:fill-color="#b85c00" draw:opacity="100%" draw:textarea-horizontal-align="justify" draw:textarea-vertical-align="middle" draw:auto-grow-height="false" fo:min-height="0.831cm" fo:min-width="0.58cm" loext:decorative="false"/>
    </style:style>
    <style:style style:name="gr55" style:family="graphic" style:parent-style-name="standard">
      <style:graphic-properties svg:stroke-opacity="0%" draw:fill-color="#b85c00" draw:textarea-horizontal-align="justify" draw:textarea-vertical-align="middle" draw:auto-grow-height="false" fo:min-height="0.55cm" fo:min-width="0.399cm" loext:decorative="false"/>
    </style:style>
    <style:style style:name="gr56" style:family="graphic" style:parent-style-name="standard">
      <style:graphic-properties svg:stroke-opacity="0%" draw:fill-color="#b85c00" draw:opacity="100%" draw:textarea-horizontal-align="justify" draw:textarea-vertical-align="middle" draw:auto-grow-height="false" fo:min-height="0.831cm" fo:min-width="0.578cm" loext:decorative="false"/>
    </style:style>
    <style:style style:name="gr57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 loext:decorative="false"/>
    </style:style>
    <style:style style:name="gr58" style:family="graphic" style:parent-style-name="standard">
      <style:graphic-properties svg:stroke-color="#ff0000" draw:fill-color="#ff860d" draw:textarea-horizontal-align="justify" draw:textarea-vertical-align="middle" draw:auto-grow-height="false" fo:min-height="0.111cm" fo:min-width="0cm" loext:decorative="false"/>
    </style:style>
    <style:style style:name="gr59" style:family="graphic" style:parent-style-name="standard">
      <style:graphic-properties svg:stroke-color="#224b12" draw:fill-color="#127622" draw:textarea-horizontal-align="justify" draw:textarea-vertical-align="middle" draw:auto-grow-height="false" fo:min-height="1.184cm" fo:min-width="2.374cm" loext:decorative="false"/>
    </style:style>
    <style:style style:name="gr60" style:family="graphic" style:parent-style-name="standard">
      <style:graphic-properties svg:stroke-color="#224b12" draw:fill-color="#77bc65" draw:textarea-horizontal-align="justify" draw:textarea-vertical-align="middle" draw:auto-grow-height="false" fo:min-height="0.948cm" fo:min-width="1.895cm" loext:decorative="false"/>
    </style:style>
    <style:style style:name="gr61" style:family="graphic" style:parent-style-name="standard">
      <style:graphic-properties svg:stroke-color="#224b12" draw:fill-color="#069a2e" draw:textarea-horizontal-align="justify" draw:textarea-vertical-align="middle" draw:auto-grow-height="false" fo:min-height="0.228cm" fo:min-width="0.7cm" loext:decorative="false"/>
    </style:style>
    <style:style style:name="gr62" style:family="graphic" style:parent-style-name="standard">
      <style:graphic-properties svg:stroke-color="#224b12" draw:fill-color="#069a2e" draw:textarea-horizontal-align="justify" draw:textarea-vertical-align="middle" draw:auto-grow-height="false" fo:min-height="0.232cm" fo:min-width="0.7cm" loext:decorative="false"/>
    </style:style>
    <style:style style:name="gr63" style:family="graphic" style:parent-style-name="objectwithoutfill">
      <style:graphic-properties draw:fill="none" draw:textarea-vertical-align="middle" loext:decorative="false"/>
    </style:style>
    <style:style style:name="gr64" style:family="graphic" style:parent-style-name="objectwithoutfill">
      <style:graphic-properties svg:stroke-width="0.106cm" svg:stroke-color="#780373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65" style:family="graphic" style:parent-style-name="objectwithoutfill">
      <style:graphic-properties svg:stroke-width="0.106cm" svg:stroke-color="#780373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66" style:family="graphic" style:parent-style-name="standard">
      <style:graphic-properties svg:stroke-width="0.212cm" svg:stroke-color="#ed4c05" draw:marker-start-width="0.518cm" draw:marker-end-width="0.518cm" draw:fill="none" draw:textarea-horizontal-align="justify" draw:textarea-vertical-align="middle" draw:auto-grow-height="false" fo:min-height="0.017cm" fo:min-width="0cm" fo:padding-top="0.231cm" fo:padding-bottom="0.231cm" fo:padding-left="0.356cm" fo:padding-right="0.356cm" loext:decorative="false"/>
    </style:style>
    <style:style style:name="gr67" style:family="graphic" style:parent-style-name="objectwithoutfill">
      <style:graphic-properties svg:stroke-width="0.212cm" draw:marker-start-width="0.518cm" draw:marker-end="" draw:marker-end-width="0.618cm" draw:fill="none" draw:textarea-vertical-align="middle" fo:padding-top="0.231cm" fo:padding-bottom="0.231cm" fo:padding-left="0.356cm" fo:padding-right="0.356cm" loext:decorative="false"/>
    </style:style>
    <style:style style:name="gr68" style:family="graphic" style:parent-style-name="standard">
      <style:graphic-properties svg:stroke-width="0.212cm" svg:stroke-color="#ed4c05" draw:marker-start-width="0.518cm" draw:marker-end-width="0.518cm" draw:fill="none" draw:textarea-horizontal-align="justify" draw:textarea-vertical-align="middle" draw:auto-grow-height="false" fo:min-height="0.018cm" fo:min-width="0cm" fo:padding-top="0.231cm" fo:padding-bottom="0.231cm" fo:padding-left="0.356cm" fo:padding-right="0.356cm" loext:decorative="false"/>
    </style:style>
    <style:style style:name="gr69" style:family="graphic" style:parent-style-name="standard">
      <style:graphic-properties svg:stroke-width="0.106cm" svg:stroke-color="#800080" draw:marker-start-width="0.359cm" draw:marker-end-width="0.359cm" draw:fill="none" draw:textarea-horizontal-align="justify" draw:textarea-vertical-align="middle" draw:auto-grow-height="false" fo:min-height="0.124cm" fo:min-width="0cm" fo:padding-top="0.178cm" fo:padding-bottom="0.178cm" fo:padding-left="0.303cm" fo:padding-right="0.303cm" loext:decorative="false"/>
    </style:style>
    <style:style style:name="gr70" style:family="graphic" style:parent-style-name="objectwithoutfill">
      <style:graphic-properties svg:stroke-width="0.106cm" svg:stroke-color="#800080" draw:marker-start-width="0.359cm" draw:marker-end="" draw:marker-end-width="0.459cm" draw:fill="none" draw:textarea-vertical-align="middle" fo:padding-top="0.178cm" fo:padding-bottom="0.178cm" fo:padding-left="0.303cm" fo:padding-right="0.303cm" loext:decorative="fals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4.692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3.196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431cm" loext:decorative="false"/>
      <style:paragraph-properties style:writing-mode="lr-tb"/>
    </style:style>
    <style:style style:name="gr74" style:family="graphic" style:parent-style-name="standard">
      <style:graphic-properties svg:stroke-opacity="0%" draw:textarea-horizontal-align="justify" draw:textarea-vertical-align="middle" draw:auto-grow-height="false" fo:min-height="0cm" fo:min-width="1.574cm" loext:decorative="false"/>
    </style:style>
    <style:style style:name="gr75" style:family="graphic" style:parent-style-name="standard">
      <style:graphic-properties svg:stroke-opacity="0%" draw:textarea-horizontal-align="justify" draw:textarea-vertical-align="middle" draw:auto-grow-height="false" fo:min-height="0cm" fo:min-width="0cm" loext:decorative="false"/>
    </style:style>
    <style:style style:name="gr76" style:family="graphic" style:parent-style-name="standard">
      <style:graphic-properties svg:stroke-opacity="0%" draw:textarea-horizontal-align="justify" draw:textarea-vertical-align="middle" draw:auto-grow-height="false" fo:min-height="0cm" fo:min-width="2.36cm" loext:decorative="false"/>
    </style:style>
    <style:style style:name="gr77" style:family="graphic" style:parent-style-name="standard">
      <style:graphic-properties svg:stroke-opacity="0%" draw:textarea-horizontal-align="justify" draw:textarea-vertical-align="middle" draw:auto-grow-height="false" fo:min-height="0.013cm" fo:min-width="1.913cm" loext:decorative="false"/>
    </style:style>
    <style:style style:name="gr78" style:family="graphic" style:parent-style-name="objectwithoutfill">
      <style:graphic-properties svg:stroke-color="#ffffff" draw:fill="solid" draw:fill-color="#729fcf" draw:textarea-vertical-align="middle" loext:decorative="false"/>
    </style:style>
    <style:style style:name="gr79" style:family="graphic" style:parent-style-name="objectwithoutfill">
      <style:graphic-properties svg:stroke-width="0.051cm" svg:stroke-color="#ff860d" draw:marker-start="Arrow" draw:marker-start-width="0.229cm" draw:marker-end="Arrow" draw:marker-end-width="0.229cm" draw:fill="none" draw:textarea-vertical-align="middle" fo:padding-top="0.15cm" fo:padding-bottom="0.15cm" fo:padding-left="0.275cm" fo:padding-right="0.275cm" loext:decorative="false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9.068cm" loext:decorative="false"/>
      <style:paragraph-properties style:writing-mode="lr-tb"/>
    </style:style>
    <style:style style:name="gr81" style:family="graphic" style:parent-style-name="standard">
      <style:graphic-properties svg:stroke-color="#ffffff" draw:fill-color="#ffffff" draw:textarea-horizontal-align="justify" draw:textarea-vertical-align="middle" draw:auto-grow-height="false" fo:min-height="0.078cm" fo:min-width="0.58cm" loext:decorative="false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118cm" fo:min-width="0.507cm" loext:decorative="false"/>
    </style:style>
    <style:style style:name="gr83" style:family="graphic" style:parent-style-name="standard">
      <style:graphic-properties svg:stroke-color="#b85c00" draw:fill-color="#b85c00" draw:textarea-horizontal-align="justify" draw:textarea-vertical-align="middle" draw:auto-grow-height="false" fo:min-height="0.078cm" fo:min-width="0.507cm" loext:decorative="false"/>
    </style:style>
    <style:style style:name="gr84" style:family="graphic" style:parent-style-name="standard">
      <style:graphic-properties svg:stroke-opacity="0%" draw:fill-color="#b85c00" draw:opacity="100%" draw:textarea-horizontal-align="justify" draw:textarea-vertical-align="middle" draw:auto-grow-height="false" fo:min-height="0.827cm" fo:min-width="0.578cm" loext:decorative="false"/>
    </style:style>
    <style:style style:name="gr85" style:family="graphic">
      <style:graphic-properties style:protect="size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1.223cm" fo:min-width="13.038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2.382cm" fo:min-width="25.988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2.271cm" fo:min-width="25.988cm" loext:decorative="false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1.26cm" loext:decorative="false"/>
      <style:paragraph-properties style:writing-mode="lr-tb"/>
    </style:style>
    <style:style style:name="gr90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887cm" fo:min-width="4.58cm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svg:stroke-color="#ffffff" draw:fill-color="#deb594" draw:textarea-horizontal-align="justify" draw:textarea-vertical-align="middle" draw:auto-grow-height="false" fo:min-height="1.887cm" fo:min-width="4.58cm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18cm" fo:min-width="4.581cm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ffffff" draw:fill-color="#f6b7c2" draw:textarea-horizontal-align="justify" draw:textarea-vertical-align="middle" draw:auto-grow-height="false" fo:min-height="1.018cm" fo:min-width="4.58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24cm" fo:min-width="6.278cm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svg:stroke-color="#ffffff" draw:fill-color="#5eb91e" draw:textarea-horizontal-align="justify" draw:textarea-vertical-align="middle" draw:auto-grow-height="false" fo:min-height="1.018cm" fo:min-width="6.275cm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87cm" fo:min-width="4.58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svg:stroke-color="#ffffff" draw:fill-color="#729fcf" draw:textarea-horizontal-align="justify" draw:textarea-vertical-align="middle" draw:auto-grow-height="false" fo:min-height="1.89cm" fo:min-width="4.579cm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9cm" fo:min-width="4.583cm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svg:stroke-color="#ffffff" draw:fill-color="#ffe994" draw:textarea-horizontal-align="justify" draw:textarea-vertical-align="middle" draw:auto-grow-height="false" fo:min-height="1.888cm" fo:min-width="4.579cm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88cm" fo:min-width="6.415cm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svg:stroke-color="#ffffff" draw:fill-color="#ffb66c" draw:textarea-horizontal-align="justify" draw:textarea-vertical-align="middle" draw:auto-grow-height="false" fo:min-height="1.89cm" fo:min-width="6.411cm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svg:stroke-color="#ffffff" draw:fill-color="#cccccc" draw:textarea-horizontal-align="justify" draw:textarea-vertical-align="middle" draw:auto-grow-height="false" fo:min-height="1.887cm" fo:min-width="4.581cm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svg:stroke-color="#ffffff" draw:fill-color="#e0c2cd" draw:textarea-horizontal-align="justify" draw:textarea-vertical-align="middle" draw:auto-grow-height="false" fo:min-height="1.887cm" fo:min-width="4.892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3" style:family="paragraph">
      <loext:graphic-properties draw:fill-color="#deb594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4" style:family="paragraph">
      <loext:graphic-properties draw:fill="solid" draw:fill-color="#3333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ff0000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text-properties style:font-name="Times New Roman1" fo:font-size="21.8999996185303pt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text-properties style:font-name="Times New Roman1" fo:font-size="27.8999996185303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none" draw:fill-color="#ffffff"/>
      <style:text-properties style:font-name="Times New Roman" fo:font-size="45.9000015258789pt" fo:font-weight="bold" style:font-size-asian="46pt" style:font-weight-asian="bold" style:font-size-complex="46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17.8999996185303pt"/>
    </style:style>
    <style:style style:name="P16" style:family="paragraph">
      <loext:graphic-properties draw:fill-color="#458b74"/>
      <style:paragraph-properties fo:text-align="center"/>
    </style:style>
    <style:style style:name="P17" style:family="paragraph">
      <loext:graphic-properties draw:fill-color="#6e8b3d"/>
      <style:paragraph-properties fo:text-align="center"/>
    </style:style>
    <style:style style:name="P18" style:family="paragraph">
      <loext:graphic-properties draw:fill-color="#8b7d6b"/>
      <style:paragraph-properties fo:text-align="center"/>
    </style:style>
    <style:style style:name="P19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f6b7c2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21" style:family="paragraph">
      <loext:graphic-properties draw:fill-color="#5eb91e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22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23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24" style:family="paragraph">
      <loext:graphic-properties draw:fill-color="#ffb66c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25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26" style:family="paragraph">
      <loext:graphic-properties draw:fill-color="#e0c2cd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27" style:family="paragraph">
      <loext:graphic-properties draw:fill-color="#b85c00" draw:opacity="100%"/>
      <style:paragraph-properties fo:text-align="center"/>
    </style:style>
    <style:style style:name="P28" style:family="paragraph">
      <loext:graphic-properties draw:fill-color="#b85c00"/>
      <style:paragraph-properties fo:text-align="center"/>
    </style:style>
    <style:style style:name="P29" style:family="paragraph">
      <loext:graphic-properties draw:fill-color="#ff860d"/>
      <style:paragraph-properties fo:text-align="center"/>
    </style:style>
    <style:style style:name="P30" style:family="paragraph">
      <loext:graphic-properties draw:fill-color="#127622"/>
      <style:paragraph-properties fo:text-align="center"/>
    </style:style>
    <style:style style:name="P31" style:family="paragraph">
      <loext:graphic-properties draw:fill-color="#77bc65"/>
      <style:paragraph-properties fo:text-align="center"/>
    </style:style>
    <style:style style:name="P32" style:family="paragraph">
      <loext:graphic-properties draw:fill-color="#069a2e"/>
      <style:paragraph-properties fo:text-align="center"/>
    </style:style>
    <style:style style:name="P33" style:family="paragraph">
      <loext:graphic-properties draw:fill="none" draw:fill-color="#ffffff"/>
      <style:text-properties fo:color="#800080" loext:opacity="100%" fo:font-size="7.90000009536743pt" fo:font-weight="bold" style:font-size-asian="8pt" style:font-weight-asian="bold" style:font-size-complex="8pt" style:font-weight-complex="bold"/>
    </style:style>
    <style:style style:name="P34" style:family="paragraph">
      <loext:graphic-properties draw:fill="solid" draw:fill-color="#729fcf"/>
      <style:paragraph-properties fo:text-align="center"/>
    </style:style>
    <style:style style:name="P35" style:family="paragraph">
      <loext:graphic-properties draw:fill-color="#ff860d"/>
      <style:paragraph-properties fo:text-align="center"/>
      <style:text-properties fo:font-weight="bold"/>
    </style:style>
    <style:style style:name="P36" style:family="paragraph">
      <loext:graphic-properties draw:fill="none" draw:fill-color="#ffffff"/>
      <style:text-properties fo:font-size="19.8999996185303pt" fo:font-weight="bold" style:font-size-asian="20pt" style:font-weight-asian="bold" style:font-size-complex="20pt" style:font-weight-complex="bold"/>
    </style:style>
    <style:style style:name="P37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fo:font-weight="bold" style:font-size-asian="24pt" style:font-weight-asian="bold" style:font-size-complex="24pt" style:font-weight-complex="bold"/>
    </style:style>
    <style:style style:name="T4" style:family="text">
      <style:text-properties fo:font-size="28pt" fo:font-weight="bold" style:font-size-asian="24pt" style:font-weight-asian="bold" style:font-size-complex="2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7" style:family="text">
      <style:text-properties fo:font-size="18pt"/>
    </style:style>
    <style:style style:name="T8" style:family="text">
      <style:text-properties fo:color="#800080" loext:opacity="100%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800080" loext:opacity="100%" style:text-position="-33% 58%" fo:font-size="8pt" fo:font-weight="bold" style:font-size-asian="8pt" style:font-weight-asian="bold" style:font-size-complex="8pt" style:font-weight-complex="bold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14.929cm" svg:y1="70.188cm" svg:x2="14.929cm" svg:y2="70.036cm">
          <text:p/>
        </draw:line>
        <draw:line draw:style-name="gr2" draw:text-style-name="P1" draw:layer="layout" svg:x1="14.929cm" svg:y1="70.34cm" svg:x2="14.929cm" svg:y2="70.137cm">
          <text:p/>
        </draw:line>
        <draw:line draw:style-name="gr1" draw:text-style-name="P1" draw:layer="layout" svg:x1="14.929cm" svg:y1="69.286cm" svg:x2="14.929cm" svg:y2="69.134cm">
          <text:p/>
        </draw:line>
        <draw:line draw:style-name="gr2" draw:text-style-name="P1" draw:layer="layout" svg:x1="14.929cm" svg:y1="69.438cm" svg:x2="14.929cm" svg:y2="69.235cm">
          <text:p/>
        </draw:line>
        <draw:line draw:style-name="gr2" draw:text-style-name="P1" draw:layer="layout" svg:x1="13.928cm" svg:y1="70.392cm" svg:x2="13.928cm" svg:y2="70.036cm">
          <text:p/>
        </draw:line>
        <draw:line draw:style-name="gr1" draw:text-style-name="P1" draw:layer="layout" svg:x1="13.928cm" svg:y1="69.439cm" svg:x2="13.928cm" svg:y2="69.134cm">
          <text:p/>
        </draw:line>
        <draw:line draw:style-name="gr2" draw:text-style-name="P1" draw:layer="layout" svg:x1="14.227cm" svg:y1="69.389cm" svg:x2="14.227cm" svg:y2="69.033cm">
          <text:p/>
        </draw:line>
        <draw:line draw:style-name="gr1" draw:text-style-name="P1" draw:layer="layout" svg:x1="14.227cm" svg:y1="70.543cm" svg:x2="14.227cm" svg:y2="70.238cm">
          <text:p/>
        </draw:line>
        <draw:line draw:style-name="gr3" draw:text-style-name="P1" draw:layer="layout" svg:x1="14.627cm" svg:y1="69.346cm" svg:x2="14.627cm" svg:y2="69.041cm">
          <text:p/>
        </draw:line>
        <draw:line draw:style-name="gr4" draw:text-style-name="P1" draw:layer="layout" svg:x1="14.627cm" svg:y1="70.543cm" svg:x2="14.627cm" svg:y2="70.238cm">
          <text:p/>
        </draw:line>
        <draw:line draw:style-name="gr3" draw:text-style-name="P1" draw:layer="layout" svg:x1="13.728cm" svg:y1="70.099cm" svg:x2="13.728cm" svg:y2="69.896cm">
          <text:p/>
        </draw:line>
        <draw:line draw:style-name="gr4" draw:text-style-name="P1" draw:layer="layout" svg:x1="13.728cm" svg:y1="69.686cm" svg:x2="13.728cm" svg:y2="69.534cm">
          <text:p/>
        </draw:line>
        <draw:line draw:style-name="gr3" draw:text-style-name="P1" draw:layer="layout" svg:x1="16.527cm" svg:y1="69.291cm" svg:x2="16.527cm" svg:y2="69.037cm">
          <text:p/>
        </draw:line>
        <draw:line draw:style-name="gr4" draw:text-style-name="P1" draw:layer="layout" svg:x1="16.527cm" svg:y1="69.54cm" svg:x2="16.527cm" svg:y2="69.235cm">
          <text:p/>
        </draw:line>
        <draw:line draw:style-name="gr3" draw:text-style-name="P1" draw:layer="layout" svg:x1="16.527cm" svg:y1="70.192cm" svg:x2="16.527cm" svg:y2="69.938cm">
          <text:p/>
        </draw:line>
        <draw:line draw:style-name="gr4" draw:text-style-name="P1" draw:layer="layout" svg:x1="16.527cm" svg:y1="70.442cm" svg:x2="16.527cm" svg:y2="70.137cm">
          <text:p/>
        </draw:line>
        <draw:line draw:style-name="gr3" draw:text-style-name="P1" draw:layer="layout" svg:x1="16.727cm" svg:y1="70.398cm" svg:x2="16.727cm" svg:y2="70.195cm">
          <text:p/>
        </draw:line>
        <draw:line draw:style-name="gr4" draw:text-style-name="P1" draw:layer="layout" svg:x1="16.727cm" svg:y1="70.196cm" svg:x2="16.727cm" svg:y2="69.993cm">
          <text:p/>
        </draw:line>
        <draw:line draw:style-name="gr3" draw:text-style-name="P1" draw:layer="layout" svg:x1="16.727cm" svg:y1="69.497cm" svg:x2="16.727cm" svg:y2="69.294cm">
          <text:p/>
        </draw:line>
        <draw:line draw:style-name="gr4" draw:text-style-name="P1" draw:layer="layout" svg:x1="16.727cm" svg:y1="69.295cm" svg:x2="16.727cm" svg:y2="69.092cm">
          <text:p/>
        </draw:line>
        <draw:line draw:style-name="gr1" draw:text-style-name="P1" draw:layer="layout" svg:x1="16.327cm" svg:y1="70.34cm" svg:x2="16.327cm" svg:y2="70.137cm">
          <text:p/>
        </draw:line>
        <draw:line draw:style-name="gr2" draw:text-style-name="P1" draw:layer="layout" svg:x1="16.327cm" svg:y1="70.542cm" svg:x2="16.327cm" svg:y2="70.339cm">
          <text:p/>
        </draw:line>
        <draw:line draw:style-name="gr1" draw:text-style-name="P1" draw:layer="layout" svg:x1="16.327cm" svg:y1="69.143cm" svg:x2="16.327cm" svg:y2="68.94cm">
          <text:p/>
        </draw:line>
        <draw:line draw:style-name="gr2" draw:text-style-name="P1" draw:layer="layout" svg:x1="16.327cm" svg:y1="69.392cm" svg:x2="16.327cm" svg:y2="69.138cm">
          <text:p/>
        </draw:line>
        <draw:line draw:style-name="gr1" draw:text-style-name="P1" draw:layer="layout" svg:x1="11.727cm" svg:y1="70.037cm" svg:x2="11.727cm" svg:y2="69.834cm">
          <text:p/>
        </draw:line>
        <draw:line draw:style-name="gr2" draw:text-style-name="P1" draw:layer="layout" svg:x1="11.727cm" svg:y1="69.839cm" svg:x2="11.727cm" svg:y2="69.433cm">
          <text:p/>
        </draw:line>
        <draw:line draw:style-name="gr1" draw:text-style-name="P1" draw:layer="layout" svg:x1="11.927cm" svg:y1="70.037cm" svg:x2="11.927cm" svg:y2="69.834cm">
          <text:p/>
        </draw:line>
        <draw:line draw:style-name="gr2" draw:text-style-name="P1" draw:layer="layout" svg:x1="11.927cm" svg:y1="69.839cm" svg:x2="11.927cm" svg:y2="69.534cm">
          <text:p/>
        </draw:line>
        <draw:line draw:style-name="gr3" draw:text-style-name="P1" draw:layer="layout" svg:x1="15.329cm" svg:y1="70.542cm" svg:x2="15.329cm" svg:y2="70.339cm">
          <text:p/>
        </draw:line>
        <draw:line draw:style-name="gr4" draw:text-style-name="P1" draw:layer="layout" svg:x1="15.329cm" svg:y1="70.34cm" svg:x2="15.329cm" svg:y2="70.137cm">
          <text:p/>
        </draw:line>
        <draw:line draw:style-name="gr3" draw:text-style-name="P1" draw:layer="layout" svg:x1="15.329cm" svg:y1="69.341cm" svg:x2="15.329cm" svg:y2="69.138cm">
          <text:p/>
        </draw:line>
        <draw:line draw:style-name="gr4" draw:text-style-name="P1" draw:layer="layout" svg:x1="15.329cm" svg:y1="69.189cm" svg:x2="15.329cm" svg:y2="69.037cm">
          <text:p/>
        </draw:line>
        <draw:line draw:style-name="gr1" draw:text-style-name="P1" draw:layer="layout" svg:x1="15.529cm" svg:y1="70.34cm" svg:x2="15.529cm" svg:y2="70.137cm">
          <text:p/>
        </draw:line>
        <draw:line draw:style-name="gr2" draw:text-style-name="P1" draw:layer="layout" svg:x1="15.529cm" svg:y1="70.538cm" svg:x2="15.529cm" svg:y2="70.335cm">
          <text:p/>
        </draw:line>
        <draw:line draw:style-name="gr1" draw:text-style-name="P1" draw:layer="layout" svg:x1="15.529cm" svg:y1="69.139cm" svg:x2="15.529cm" svg:y2="68.936cm">
          <text:p/>
        </draw:line>
        <draw:line draw:style-name="gr2" draw:text-style-name="P1" draw:layer="layout" svg:x1="15.529cm" svg:y1="69.341cm" svg:x2="15.529cm" svg:y2="69.138cm">
          <text:p/>
        </draw:line>
        <draw:line draw:style-name="gr1" draw:text-style-name="P1" draw:layer="layout" svg:x1="15.729cm" svg:y1="69.384cm" svg:x2="15.729cm" svg:y2="69.13cm">
          <text:p/>
        </draw:line>
        <draw:line draw:style-name="gr2" draw:text-style-name="P1" draw:layer="layout" svg:x1="15.729cm" svg:y1="69.131cm" svg:x2="15.729cm" svg:y2="68.928cm">
          <text:p/>
        </draw:line>
        <draw:line draw:style-name="gr1" draw:text-style-name="P1" draw:layer="layout" svg:x1="15.729cm" svg:y1="70.538cm" svg:x2="15.729cm" svg:y2="70.335cm">
          <text:p/>
        </draw:line>
        <draw:line draw:style-name="gr2" draw:text-style-name="P1" draw:layer="layout" svg:x1="15.729cm" svg:y1="70.336cm" svg:x2="15.729cm" svg:y2="70.133cm">
          <text:p/>
        </draw:line>
        <draw:line draw:style-name="gr1" draw:text-style-name="P1" draw:layer="layout" svg:x1="12.528cm" svg:y1="69.738cm" svg:x2="12.528cm" svg:y2="69.433cm">
          <text:p/>
        </draw:line>
        <draw:line draw:style-name="gr2" draw:text-style-name="P1" draw:layer="layout" svg:x1="12.528cm" svg:y1="70.092cm" svg:x2="12.528cm" svg:y2="69.736cm">
          <text:p/>
        </draw:line>
        <draw:line draw:style-name="gr3" draw:text-style-name="P1" draw:layer="layout" svg:x1="11.527cm" svg:y1="69.742cm" svg:x2="11.527cm" svg:y2="69.437cm">
          <text:p/>
        </draw:line>
        <draw:line draw:style-name="gr4" draw:text-style-name="P1" draw:layer="layout" svg:x1="11.527cm" svg:y1="70.041cm" svg:x2="11.527cm" svg:y2="69.736cm">
          <text:p/>
        </draw:line>
        <draw:line draw:style-name="gr3" draw:text-style-name="P1" draw:layer="layout" svg:x1="12.328cm" svg:y1="69.742cm" svg:x2="12.328cm" svg:y2="69.437cm">
          <text:p/>
        </draw:line>
        <draw:line draw:style-name="gr4" draw:text-style-name="P1" draw:layer="layout" svg:x1="12.328cm" svg:y1="70.041cm" svg:x2="12.328cm" svg:y2="69.736cm">
          <text:p/>
        </draw:line>
        <draw:line draw:style-name="gr3" draw:text-style-name="P1" draw:layer="layout" svg:x1="13.328cm" svg:y1="69.742cm" svg:x2="13.328cm" svg:y2="69.437cm">
          <text:p/>
        </draw:line>
        <draw:line draw:style-name="gr4" draw:text-style-name="P1" draw:layer="layout" svg:x1="13.328cm" svg:y1="70.041cm" svg:x2="13.328cm" svg:y2="69.736cm">
          <text:p/>
        </draw:line>
        <draw:line draw:style-name="gr1" draw:text-style-name="P1" draw:layer="layout" svg:x1="13.154cm" svg:y1="69.987cm" svg:x2="13.154cm" svg:y2="69.733cm">
          <text:p/>
        </draw:line>
        <draw:line draw:style-name="gr2" draw:text-style-name="P1" draw:layer="layout" svg:x1="13.154cm" svg:y1="69.734cm" svg:x2="13.154cm" svg:y2="69.531cm">
          <text:p/>
        </draw:line>
        <draw:line draw:style-name="gr3" draw:text-style-name="P1" draw:layer="layout" svg:x1="12.728cm" svg:y1="70.04cm" svg:x2="12.728cm" svg:y2="69.837cm">
          <text:p/>
        </draw:line>
        <draw:line draw:style-name="gr4" draw:text-style-name="P1" draw:layer="layout" svg:x1="12.728cm" svg:y1="69.843cm" svg:x2="12.728cm" svg:y2="69.437cm">
          <text:p/>
        </draw:line>
        <draw:line draw:style-name="gr1" draw:text-style-name="P1" draw:layer="layout" svg:x1="10.628cm" svg:y1="69.737cm" svg:x2="10.628cm" svg:y2="69.534cm">
          <text:p/>
        </draw:line>
        <draw:line draw:style-name="gr2" draw:text-style-name="P1" draw:layer="layout" svg:x1="10.628cm" svg:y1="69.936cm" svg:x2="10.628cm" svg:y2="69.733cm">
          <text:p/>
        </draw:line>
        <draw:line draw:style-name="gr3" draw:text-style-name="P1" draw:layer="layout" svg:x1="10.828cm" svg:y1="70.04cm" svg:x2="10.828cm" svg:y2="69.837cm">
          <text:p/>
        </draw:line>
        <draw:line draw:style-name="gr1" draw:text-style-name="P1" draw:layer="layout" svg:x1="11.028cm" svg:y1="69.939cm" svg:x2="11.028cm" svg:y2="69.736cm">
          <text:p/>
        </draw:line>
        <draw:line draw:style-name="gr4" draw:text-style-name="P1" draw:layer="layout" svg:x1="10.828cm" svg:y1="69.839cm" svg:x2="10.828cm" svg:y2="69.534cm">
          <text:p/>
        </draw:line>
        <draw:line draw:style-name="gr2" draw:text-style-name="P1" draw:layer="layout" svg:x1="11.028cm" svg:y1="69.737cm" svg:x2="11.028cm" svg:y2="69.534cm">
          <text:p/>
        </draw:line>
        <draw:custom-shape draw:style-name="gr5" draw:text-style-name="P3" draw:layer="layout" svg:width="5.08cm" svg:height="2.137cm" svg:x="10.965cm" svg:y="44.14cm">
          <text:p text:style-name="P2"><text:span text:style-name="T1">Ribosome</text:span></text:p>
          <text:p text:style-name="P2"><text:span text:style-name="T1">Biogenesis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4.023cm" svg:height="11.907cm" svg:x="17.274cm" svg:y="-0.768cm">
          <draw:image xlink:href="Pictures/1000000000000212000001C2EAB25FC9990ABB6A.png" xlink:type="simple" xlink:show="embed" xlink:actuate="onLoad" draw:mime-type="image/png">
            <text:p/>
          </draw:image>
        </draw:frame>
        <draw:frame draw:style-name="gr6" draw:text-style-name="P1" draw:layer="layout" svg:width="14.023cm" svg:height="11.907cm" svg:x="17.274cm" svg:y="9.629cm">
          <draw:image xlink:href="Pictures/1000000000000212000001C2D36B1E0F0CDF86F4.png" xlink:type="simple" xlink:show="embed" xlink:actuate="onLoad" draw:mime-type="image/png">
            <text:p/>
          </draw:image>
        </draw:frame>
        <draw:frame draw:style-name="gr6" draw:text-style-name="P1" draw:layer="layout" svg:width="9.008cm" svg:height="17.42cm" svg:x="4.125cm" svg:y="1.704cm">
          <draw:image xlink:href="Pictures/100000000000012C000002448DC34C1053CD3DEE.png" xlink:type="simple" xlink:show="embed" xlink:actuate="onLoad" draw:mime-type="image/png">
            <text:p/>
          </draw:image>
        </draw:frame>
        <draw:custom-shape draw:style-name="gr7" draw:text-style-name="P1" draw:layer="layout" svg:width="6.704cm" svg:height="0.762cm" svg:x="19.766cm" svg:y="8.5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306cm" svg:height="0.762cm" svg:x="26.468cm" svg:y="8.59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06cm" svg:height="0.762cm" svg:x="19.766cm" svg:y="18.99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704cm" svg:height="0.762cm" svg:x="23.066cm" svg:y="18.991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1.167cm" svg:height="10.582cm" svg:x="32.79cm" svg:y="11.218cm">
          <draw:image xlink:href="Pictures/100000000000032000000190649C7E9B14A7C129.png" xlink:type="simple" xlink:show="embed" xlink:actuate="onLoad" draw:mime-type="image/png">
            <text:p/>
          </draw:image>
        </draw:frame>
        <draw:frame draw:style-name="gr6" draw:text-style-name="P1" draw:layer="layout" svg:width="17.093cm" svg:height="17.093cm" draw:transform="rotate (1.5707963267949) translate (34.642cm 65.119cm)">
          <draw:image xlink:href="Pictures/10000000000001F4000001F4240309E61F434FC9.png" xlink:type="simple" xlink:show="embed" xlink:actuate="onLoad" draw:mime-type="image/png">
            <text:p/>
          </draw:image>
        </draw:frame>
        <draw:frame draw:style-name="gr6" draw:text-style-name="P1" draw:layer="layout" svg:width="21.167cm" svg:height="10.582cm" svg:x="32.79cm" svg:y="1.218cm">
          <draw:image xlink:href="Pictures/1000000000000320000001904BFEC076B0324907.png" xlink:type="simple" xlink:show="embed" xlink:actuate="onLoad" draw:mime-type="image/png">
            <text:p/>
          </draw:image>
        </draw:frame>
        <draw:custom-shape draw:style-name="gr11" draw:text-style-name="P7" draw:layer="layout" svg:width="1.526cm" svg:height="1.779cm" svg:x="-4.237cm" svg:y="12.44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5.161cm" svg:height="15.162cm" svg:x="35.61cm" svg:y="48.9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6.357cm" svg:height="16.355cm" svg:x="35.009cm" svg:y="48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0.199cm" svg:y1="60.723cm" svg:x2="49.742cm" svg:y2="60.393cm">
          <text:p/>
        </draw:line>
        <draw:line draw:style-name="gr2" draw:text-style-name="P1" draw:layer="layout" svg:x1="43.143cm" svg:y1="48.906cm" svg:x2="43.143cm" svg:y2="48.296cm">
          <text:p/>
        </draw:line>
        <draw:frame draw:style-name="gr6" draw:text-style-name="P1" draw:layer="layout" svg:width="17.093cm" svg:height="17.093cm" draw:transform="rotate (1.5707963267949) translate (4.847cm 65.119cm)">
          <draw:image xlink:href="Pictures/10000000000001F4000001F409B2490E98FAB19D.png" xlink:type="simple" xlink:show="embed" xlink:actuate="onLoad" draw:mime-type="image/png">
            <text:p/>
          </draw:image>
        </draw:frame>
        <draw:custom-shape draw:style-name="gr14" draw:text-style-name="P1" draw:layer="layout" svg:width="16.357cm" svg:height="16.359cm" svg:x="5.211cm" svg:y="48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5.161cm" svg:height="15.162cm" svg:x="5.811cm" svg:y="48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3.342cm" svg:y1="48.945cm" svg:x2="13.342cm" svg:y2="48.335cm">
          <text:p/>
        </draw:line>
        <draw:line draw:style-name="gr16" draw:text-style-name="P1" draw:layer="layout" svg:x1="6.8cm" svg:y1="60.308cm" svg:x2="6.115cm" svg:y2="60.713cm">
          <text:p/>
        </draw:line>
        <draw:line draw:style-name="gr16" draw:text-style-name="P1" draw:layer="layout" svg:x1="20.505cm" svg:y1="52.496cm" svg:x2="20.753cm" svg:y2="52.317cm">
          <text:p/>
        </draw:line>
        <draw:line draw:style-name="gr16" draw:text-style-name="P1" draw:layer="layout" svg:x1="6.254cm" svg:y1="52.496cm" svg:x2="6.006cm" svg:y2="52.317cm">
          <text:p/>
        </draw:line>
        <draw:line draw:style-name="gr16" draw:text-style-name="P1" draw:layer="layout" svg:x1="20.755cm" svg:y1="60.794cm" svg:x2="20.507cm" svg:y2="60.615cm">
          <text:p/>
        </draw:line>
        <draw:line draw:style-name="gr16" draw:text-style-name="P1" draw:layer="layout" svg:x1="13.342cm" svg:y1="48.642cm" svg:x2="13.342cm" svg:y2="48.032cm">
          <text:p/>
        </draw:line>
        <draw:line draw:style-name="gr16" draw:text-style-name="P1" draw:layer="layout" svg:x1="13.342cm" svg:y1="65.089cm" svg:x2="13.342cm" svg:y2="64.733cm">
          <text:p/>
        </draw:line>
        <draw:line draw:style-name="gr2" draw:text-style-name="P1" draw:layer="layout" svg:x1="36.053cm" svg:y1="52.457cm" svg:x2="35.805cm" svg:y2="52.278cm">
          <text:p/>
        </draw:line>
        <draw:line draw:style-name="gr2" draw:text-style-name="P1" draw:layer="layout" svg:x1="50.452cm" svg:y1="60.903cm" svg:x2="50.204cm" svg:y2="60.724cm">
          <text:p/>
        </draw:line>
        <draw:line draw:style-name="gr2" draw:text-style-name="P1" draw:layer="layout" svg:x1="50.305cm" svg:y1="52.457cm" svg:x2="50.553cm" svg:y2="52.278cm">
          <text:p/>
        </draw:line>
        <draw:line draw:style-name="gr2" draw:text-style-name="P1" draw:layer="layout" svg:x1="35.906cm" svg:y1="60.856cm" svg:x2="36.154cm" svg:y2="60.677cm">
          <text:p/>
        </draw:line>
        <draw:line draw:style-name="gr2" draw:text-style-name="P1" draw:layer="layout" svg:x1="43.242cm" svg:y1="65.05cm" svg:x2="43.242cm" svg:y2="64.694cm">
          <text:p/>
        </draw:line>
        <draw:line draw:style-name="gr2" draw:text-style-name="P1" draw:layer="layout" svg:x1="43.155cm" svg:y1="48.45cm" svg:x2="43.155cm" svg:y2="48.094cm">
          <text:p/>
        </draw:line>
        <draw:frame draw:style-name="gr17" draw:text-style-name="P8" draw:layer="layout" svg:width="4.064cm" svg:height="8.869cm" svg:x="42.127cm" svg:y="46.794cm">
          <draw:text-box>
            <text:p><text:span text:style-name="T2">ZT0</text:span></text:p>
          </draw:text-box>
        </draw:frame>
        <draw:frame draw:style-name="gr17" draw:text-style-name="P8" draw:layer="layout" svg:width="4.064cm" svg:height="8.869cm" svg:x="41.929cm" svg:y="65.096cm">
          <draw:text-box>
            <text:p><text:span text:style-name="T2">ZT12</text:span></text:p>
          </draw:text-box>
        </draw:frame>
        <draw:frame draw:style-name="gr17" draw:text-style-name="P8" draw:layer="layout" svg:width="4.064cm" svg:height="8.869cm" svg:x="12.329cm" svg:y="46.794cm">
          <draw:text-box>
            <text:p><text:span text:style-name="T2">ZT0</text:span></text:p>
          </draw:text-box>
        </draw:frame>
        <draw:frame draw:style-name="gr17" draw:text-style-name="P8" draw:layer="layout" svg:width="4.064cm" svg:height="8.869cm" svg:x="12.129cm" svg:y="65.096cm">
          <draw:text-box>
            <text:p><text:span text:style-name="T2">ZT12</text:span></text:p>
          </draw:text-box>
        </draw:frame>
        <draw:frame draw:style-name="gr17" draw:text-style-name="P8" draw:layer="layout" svg:width="4.064cm" svg:height="8.869cm" svg:x="50.628cm" svg:y="51.495cm">
          <draw:text-box>
            <text:p><text:span text:style-name="T2">ZT4</text:span></text:p>
          </draw:text-box>
        </draw:frame>
        <draw:frame draw:style-name="gr17" draw:text-style-name="P8" draw:layer="layout" svg:width="4.064cm" svg:height="8.869cm" svg:x="50.628cm" svg:y="60.294cm">
          <draw:text-box>
            <text:p><text:span text:style-name="T2">ZT8</text:span></text:p>
          </draw:text-box>
        </draw:frame>
        <draw:frame draw:style-name="gr17" draw:text-style-name="P8" draw:layer="layout" svg:width="4.064cm" svg:height="8.869cm" svg:x="33.229cm" svg:y="60.294cm">
          <draw:text-box>
            <text:p><text:span text:style-name="T2">ZT16</text:span></text:p>
          </draw:text-box>
        </draw:frame>
        <draw:frame draw:style-name="gr17" draw:text-style-name="P8" draw:layer="layout" svg:width="4.064cm" svg:height="8.869cm" svg:x="33.229cm" svg:y="51.495cm">
          <draw:text-box>
            <text:p><text:span text:style-name="T2">ZT20</text:span></text:p>
          </draw:text-box>
        </draw:frame>
        <draw:frame draw:style-name="gr17" draw:text-style-name="P8" draw:layer="layout" svg:width="4.064cm" svg:height="8.869cm" svg:x="20.829cm" svg:y="51.495cm">
          <draw:text-box>
            <text:p><text:span text:style-name="T2">ZT4</text:span></text:p>
          </draw:text-box>
        </draw:frame>
        <draw:frame draw:style-name="gr17" draw:text-style-name="P8" draw:layer="layout" svg:width="4.064cm" svg:height="8.869cm" svg:x="20.829cm" svg:y="60.294cm">
          <draw:text-box>
            <text:p><text:span text:style-name="T2">ZT8</text:span></text:p>
          </draw:text-box>
        </draw:frame>
        <draw:frame draw:style-name="gr17" draw:text-style-name="P8" draw:layer="layout" svg:width="4.064cm" svg:height="8.869cm" svg:x="3.43cm" svg:y="60.298cm">
          <draw:text-box>
            <text:p><text:span text:style-name="T2">ZT16</text:span></text:p>
          </draw:text-box>
        </draw:frame>
        <draw:frame draw:style-name="gr17" draw:text-style-name="P8" draw:layer="layout" svg:width="4.064cm" svg:height="8.869cm" svg:x="3.43cm" svg:y="51.495cm">
          <draw:text-box>
            <text:p><text:span text:style-name="T2">ZT20</text:span></text:p>
          </draw:text-box>
        </draw:frame>
        <draw:frame draw:style-name="gr18" draw:text-style-name="P9" draw:layer="layout" svg:width="11.779cm" svg:height="5.77cm" draw:transform="rotate (1.5707963267949) translate (16.417cm 8.529cm)">
          <draw:text-box>
            <text:p><text:span text:style-name="T3">Number of Genes</text:span></text:p>
          </draw:text-box>
        </draw:frame>
        <draw:frame draw:style-name="gr18" draw:text-style-name="P9" draw:layer="layout" svg:width="11.779cm" svg:height="5.77cm" draw:transform="rotate (1.5707963267949) translate (16.419cm 18.72cm)">
          <draw:text-box>
            <text:p><text:span text:style-name="T3">Number of Genes</text:span></text:p>
          </draw:text-box>
        </draw:frame>
        <draw:frame draw:style-name="gr19" draw:text-style-name="P10" draw:layer="layout" svg:width="11.779cm" svg:height="9.408cm" draw:transform="rotate (1.5707963267949) translate (3.317cm 14.819cm)">
          <draw:text-box>
            <text:p><text:span text:style-name="T4">Amplitude (FPKM)</text:span></text:p>
          </draw:text-box>
        </draw:frame>
        <draw:frame draw:style-name="gr20" draw:text-style-name="P11" draw:layer="layout" svg:width="11.779cm" svg:height="3.082cm" draw:transform="rotate (1.5707963267949) translate (32.119cm 17.22cm)">
          <draw:text-box>
            <text:p><text:span text:style-name="T1">FPKM</text:span></text:p>
          </draw:text-box>
        </draw:frame>
        <draw:frame draw:style-name="gr20" draw:text-style-name="P11" draw:layer="layout" svg:width="11.779cm" svg:height="3.082cm" draw:transform="rotate (1.5707963267949) translate (31.919cm 7.328cm)">
          <draw:text-box>
            <text:p><text:span text:style-name="T1">FPKM</text:span></text:p>
          </draw:text-box>
        </draw:frame>
        <draw:frame draw:style-name="gr20" draw:text-style-name="P12" draw:layer="layout" svg:width="11.779cm" svg:height="3.082cm" draw:transform="rotate (1.5707963267949) translate (19.42cm 21.618cm)">
          <draw:text-box>
            <text:p><text:span text:style-name="T5">ZT0</text:span></text:p>
          </draw:text-box>
        </draw:frame>
        <draw:frame draw:style-name="gr20" draw:text-style-name="P12" draw:layer="layout" svg:width="11.779cm" svg:height="3.082cm" draw:transform="rotate (1.5707963267949) translate (21.021cm 21.626cm)">
          <draw:text-box>
            <text:p><text:span text:style-name="T5">ZT4</text:span></text:p>
          </draw:text-box>
        </draw:frame>
        <draw:frame draw:style-name="gr20" draw:text-style-name="P12" draw:layer="layout" svg:width="11.779cm" svg:height="3.082cm" draw:transform="rotate (1.5707963267949) translate (22.719cm 21.622cm)">
          <draw:text-box>
            <text:p><text:span text:style-name="T5">ZT8</text:span></text:p>
          </draw:text-box>
        </draw:frame>
        <draw:frame draw:style-name="gr20" draw:text-style-name="P12" draw:layer="layout" svg:width="11.779cm" svg:height="3.082cm" draw:transform="rotate (1.5707963267949) translate (24.321cm 21.629cm)">
          <draw:text-box>
            <text:p><text:span text:style-name="T5">ZT12</text:span></text:p>
          </draw:text-box>
        </draw:frame>
        <draw:frame draw:style-name="gr20" draw:text-style-name="P12" draw:layer="layout" svg:width="11.779cm" svg:height="3.082cm" draw:transform="rotate (1.5707963267949) translate (26.12cm 21.622cm)">
          <draw:text-box>
            <text:p><text:span text:style-name="T5">ZT16</text:span></text:p>
          </draw:text-box>
        </draw:frame>
        <draw:frame draw:style-name="gr20" draw:text-style-name="P12" draw:layer="layout" svg:width="11.779cm" svg:height="3.082cm" draw:transform="rotate (1.5707963267949) translate (27.721cm 21.629cm)">
          <draw:text-box>
            <text:p><text:span text:style-name="T5">ZT20</text:span></text:p>
          </draw:text-box>
        </draw:frame>
        <draw:frame draw:style-name="gr20" draw:text-style-name="P12" draw:layer="layout" svg:width="11.779cm" svg:height="3.082cm" draw:transform="rotate (1.5707963267949) translate (29.421cm 21.629cm)">
          <draw:text-box>
            <text:p><text:span text:style-name="T5">ZT24</text:span></text:p>
          </draw:text-box>
        </draw:frame>
        <draw:frame draw:style-name="gr20" draw:text-style-name="P12" draw:layer="layout" svg:width="11.779cm" svg:height="3.082cm" draw:transform="rotate (1.5707963267949) translate (19.42cm 11.229cm)">
          <draw:text-box>
            <text:p><text:span text:style-name="T5">ZT0</text:span></text:p>
          </draw:text-box>
        </draw:frame>
        <draw:frame draw:style-name="gr20" draw:text-style-name="P12" draw:layer="layout" svg:width="11.779cm" svg:height="3.082cm" draw:transform="rotate (1.5707963267949) translate (21.021cm 11.237cm)">
          <draw:text-box>
            <text:p><text:span text:style-name="T5">ZT4</text:span></text:p>
          </draw:text-box>
        </draw:frame>
        <draw:frame draw:style-name="gr20" draw:text-style-name="P12" draw:layer="layout" svg:width="11.779cm" svg:height="3.082cm" draw:transform="rotate (1.5707963267949) translate (22.721cm 11.229cm)">
          <draw:text-box>
            <text:p><text:span text:style-name="T5">ZT8</text:span></text:p>
          </draw:text-box>
        </draw:frame>
        <draw:frame draw:style-name="gr20" draw:text-style-name="P12" draw:layer="layout" svg:width="11.779cm" svg:height="3.082cm" draw:transform="rotate (1.5707963267949) translate (24.321cm 11.237cm)">
          <draw:text-box>
            <text:p><text:span text:style-name="T5">ZT12</text:span></text:p>
          </draw:text-box>
        </draw:frame>
        <draw:frame draw:style-name="gr20" draw:text-style-name="P12" draw:layer="layout" svg:width="11.779cm" svg:height="3.082cm" draw:transform="rotate (1.5707963267949) translate (26.12cm 11.233cm)">
          <draw:text-box>
            <text:p><text:span text:style-name="T5">ZT16</text:span></text:p>
          </draw:text-box>
        </draw:frame>
        <draw:frame draw:style-name="gr20" draw:text-style-name="P12" draw:layer="layout" svg:width="11.779cm" svg:height="3.082cm" draw:transform="rotate (1.5707963267949) translate (27.721cm 11.237cm)">
          <draw:text-box>
            <text:p><text:span text:style-name="T5">ZT20</text:span></text:p>
          </draw:text-box>
        </draw:frame>
        <draw:frame draw:style-name="gr20" draw:text-style-name="P12" draw:layer="layout" svg:width="11.779cm" svg:height="3.082cm" draw:transform="rotate (1.5707963267949) translate (29.322cm 11.338cm)">
          <draw:text-box>
            <text:p><text:span text:style-name="T5">ZT24</text:span></text:p>
          </draw:text-box>
        </draw:frame>
        <draw:frame draw:style-name="gr21" draw:text-style-name="P13" draw:layer="layout" svg:width="6.251cm" svg:height="14.922cm" svg:x="2.794cm" svg:y="1.04cm">
          <draw:text-box>
            <text:p><text:span text:style-name="T6"><text:s/></text:span><text:span text:style-name="T6">(A)</text:span></text:p>
          </draw:text-box>
        </draw:frame>
        <draw:frame draw:style-name="gr22" draw:text-style-name="P13" draw:layer="layout" svg:width="6.251cm" svg:height="7.948cm" svg:x="13.194cm" svg:y="1.04cm">
          <draw:text-box>
            <text:p><text:span text:style-name="T6"><text:s/></text:span><text:span text:style-name="T6">(B)</text:span></text:p>
          </draw:text-box>
        </draw:frame>
        <draw:frame draw:style-name="gr21" draw:text-style-name="P13" draw:layer="layout" svg:width="6.251cm" svg:height="14.922cm" svg:x="31.093cm" svg:y="1.04cm">
          <draw:text-box>
            <text:p><text:span text:style-name="T6"><text:s/></text:span><text:span text:style-name="T6">(C)</text:span></text:p>
          </draw:text-box>
        </draw:frame>
        <draw:frame draw:style-name="gr21" draw:text-style-name="P13" draw:layer="layout" svg:width="6.251cm" svg:height="14.922cm" svg:x="33.393cm" svg:y="39.84cm">
          <draw:text-box>
            <text:p><text:span text:style-name="T6"><text:s/></text:span><text:span text:style-name="T6">(H)</text:span></text:p>
          </draw:text-box>
        </draw:frame>
        <draw:frame draw:style-name="gr21" draw:text-style-name="P13" draw:layer="layout" svg:width="6.251cm" svg:height="14.922cm" svg:x="5.393cm" svg:y="39.44cm">
          <draw:text-box>
            <text:p><text:span text:style-name="T6"><text:s/></text:span><text:span text:style-name="T6">(G)</text:span></text:p>
          </draw:text-box>
        </draw:frame>
        <draw:frame draw:style-name="gr23" draw:text-style-name="P15" draw:layer="layout" svg:width="9.394cm" svg:height="14.844cm" svg:x="1.862cm" svg:y="23.836cm">
          <draw:image xlink:href="Pictures/1000000000000163000002313B9AD0902CD34D1C.png" xlink:type="simple" xlink:show="embed" xlink:actuate="onLoad" draw:mime-type="image/png">
            <text:p text:style-name="P14"><text:span text:style-name="T7"><text:s/></text:span></text:p>
          </draw:image>
        </draw:frame>
        <draw:custom-shape draw:style-name="gr24" draw:text-style-name="P16" draw:layer="layout" svg:width="0.762cm" svg:height="0.761cm" svg:x="10.362cm" svg:y="26.64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0.762cm" svg:height="0.761cm" svg:x="10.362cm" svg:y="28.24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762cm" svg:height="0.761cm" svg:x="10.362cm" svg:y="29.943cm">
          <text:p/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6.857cm" svg:height="11.977cm" svg:x="11.488cm" svg:y="26.544cm">
          <draw:text-box>
            <text:p><text:span text:style-name="T1">Non rhythmic</text:span></text:p>
          </draw:text-box>
        </draw:frame>
        <draw:frame draw:style-name="gr28" draw:text-style-name="P19" draw:layer="layout" svg:width="9.159cm" svg:height="8.31cm" svg:x="11.488cm" svg:y="28.043cm">
          <draw:text-box>
            <text:p><text:span text:style-name="T1">Single peak</text:span></text:p>
          </draw:text-box>
        </draw:frame>
        <draw:frame draw:style-name="gr28" draw:text-style-name="P19" draw:layer="layout" svg:width="9.159cm" svg:height="8.31cm" svg:x="11.488cm" svg:y="29.846cm">
          <draw:text-box>
            <text:p><text:span text:style-name="T1">Two peaks</text:span></text:p>
          </draw:text-box>
        </draw:frame>
        <draw:frame draw:style-name="gr29" draw:text-style-name="P10" draw:layer="layout" svg:width="11.779cm" svg:height="11.633cm" draw:transform="rotate (1.5707963267949) translate (1.235cm 34.9cm)">
          <draw:text-box>
            <text:p><text:span text:style-name="T4">Number of Genes</text:span></text:p>
          </draw:text-box>
        </draw:frame>
        <draw:frame draw:style-name="gr21" draw:text-style-name="P13" draw:layer="layout" svg:width="6.251cm" svg:height="14.922cm" svg:x="0.211cm" svg:y="23.226cm">
          <draw:text-box>
            <text:p><text:span text:style-name="T6"><text:s/></text:span><text:span text:style-name="T6">(D)</text:span></text:p>
          </draw:text-box>
        </draw:frame>
        <draw:line draw:style-name="gr30" draw:text-style-name="P1" draw:layer="layout" svg:x1="42.015cm" svg:y1="13.264cm" svg:x2="42.015cm" svg:y2="18.344cm">
          <text:p/>
        </draw:line>
        <draw:line draw:style-name="gr31" draw:text-style-name="P1" draw:layer="layout" svg:x1="40.215cm" svg:y1="13.253cm" svg:x2="40.215cm" svg:y2="18.333cm">
          <text:p/>
        </draw:line>
        <draw:line draw:style-name="gr32" draw:text-style-name="P1" draw:layer="layout" svg:x1="39.214cm" svg:y1="3.35cm" svg:x2="39.214cm" svg:y2="8.43cm">
          <text:p/>
        </draw:line>
        <draw:line draw:style-name="gr33" draw:text-style-name="P1" draw:layer="layout" svg:x1="38.315cm" svg:y1="3.338cm" svg:x2="38.315cm" svg:y2="8.418cm">
          <text:p/>
        </draw:line>
        <draw:line draw:style-name="gr34" draw:text-style-name="P1" draw:layer="layout" svg:x1="39.214cm" svg:y1="3.601cm" svg:x2="38.314cm" svg:y2="3.601cm">
          <text:p/>
        </draw:line>
        <draw:line draw:style-name="gr34" draw:text-style-name="P1" draw:layer="layout" svg:x1="42.027cm" svg:y1="13.798cm" svg:x2="40.214cm" svg:y2="13.798cm">
          <text:p/>
        </draw:line>
        <draw:line draw:style-name="gr35" draw:text-style-name="P1" draw:layer="layout" svg:x1="42.715cm" svg:y1="4.337cm" svg:x2="46.681cm" svg:y2="4.298cm">
          <text:p/>
        </draw:line>
        <draw:line draw:style-name="gr36" draw:text-style-name="P1" draw:layer="layout" svg:x1="42.715cm" svg:y1="5.638cm" svg:x2="46.681cm" svg:y2="5.599cm">
          <text:p/>
        </draw:line>
        <draw:line draw:style-name="gr35" draw:text-style-name="P1" draw:layer="layout" svg:x1="43.924cm" svg:y1="14.422cm" svg:x2="49.58cm" svg:y2="14.422cm">
          <text:p/>
        </draw:line>
        <draw:line draw:style-name="gr36" draw:text-style-name="P1" draw:layer="layout" svg:x1="43.924cm" svg:y1="16.423cm" svg:x2="49.58cm" svg:y2="16.423cm">
          <text:p/>
        </draw:line>
        <draw:line draw:style-name="gr34" draw:text-style-name="P1" draw:layer="layout" svg:x1="46.263cm" svg:y1="4.336cm" svg:x2="46.263cm" svg:y2="5.598cm">
          <text:p/>
        </draw:line>
        <draw:line draw:style-name="gr34" draw:text-style-name="P1" draw:layer="layout" svg:x1="49.38cm" svg:y1="14.422cm" svg:x2="49.38cm" svg:y2="16.388cm">
          <text:p/>
        </draw:line>
        <draw:frame draw:style-name="gr6" draw:text-style-name="P1" draw:layer="layout" svg:width="18.693cm" svg:height="16.309cm" svg:x="18.555cm" svg:y="22.884cm">
          <draw:image xlink:href="Pictures/1000000000000320000002BC8C5A6F04DBFD7BA5.png" xlink:type="simple" xlink:show="embed" xlink:actuate="onLoad" draw:mime-type="image/png">
            <text:p/>
          </draw:image>
        </draw:frame>
        <draw:frame draw:style-name="gr20" draw:text-style-name="P11" draw:layer="layout" svg:width="11.779cm" svg:height="3.082cm" draw:transform="rotate (1.5707963267949) translate (17.321cm 32.321cm)">
          <draw:text-box>
            <text:p><text:span text:style-name="T1">FPKM</text:span></text:p>
          </draw:text-box>
        </draw:frame>
        <draw:frame draw:style-name="gr6" draw:text-style-name="P1" draw:layer="layout" svg:width="19.989cm" svg:height="8.671cm" svg:x="36.448cm" svg:y="29.512cm">
          <draw:image xlink:href="Pictures/100000000000033E00000168537C74FD433A5DFD.png" xlink:type="simple" xlink:show="embed" xlink:actuate="onLoad" draw:mime-type="image/png">
            <text:p/>
          </draw:image>
        </draw:frame>
        <draw:frame draw:style-name="gr6" draw:text-style-name="P1" draw:layer="layout" svg:width="19.989cm" svg:height="8.613cm" svg:x="36.446cm" svg:y="22.853cm">
          <draw:image xlink:href="Pictures/100000000000033E00000168661EF9505E3EB619.png" xlink:type="simple" xlink:show="embed" xlink:actuate="onLoad" draw:mime-type="image/png">
            <text:p/>
          </draw:image>
        </draw:frame>
        <draw:custom-shape draw:style-name="gr37" draw:text-style-name="P7" draw:layer="layout" svg:width="8.638cm" svg:height="1.018cm" svg:x="42.667cm" svg:y="30.26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7" draw:layer="layout" svg:width="8.638cm" svg:height="1.018cm" svg:x="42.667cm" svg:y="23.16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16.901cm" svg:height="1.818cm" svg:x="38.467cm" svg:y="28.95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16.901cm" svg:height="1.74cm" svg:x="38.467cm" svg:y="35.669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48.228cm" svg:y1="31.29cm" svg:x2="48.228cm" svg:y2="35.252cm">
          <text:p/>
        </draw:line>
        <draw:line draw:style-name="gr40" draw:text-style-name="P1" draw:layer="layout" svg:x1="46.029cm" svg:y1="31.274cm" svg:x2="46.029cm" svg:y2="35.236cm">
          <text:p/>
        </draw:line>
        <draw:line draw:style-name="gr34" draw:text-style-name="P1" draw:layer="layout" svg:x1="44.928cm" svg:y1="31.263cm" svg:x2="44.928cm" svg:y2="35.225cm">
          <text:p/>
        </draw:line>
        <draw:line draw:style-name="gr40" draw:text-style-name="P1" draw:layer="layout" svg:x1="42.828cm" svg:y1="31.251cm" svg:x2="42.828cm" svg:y2="35.213cm">
          <text:p/>
        </draw:line>
        <draw:line draw:style-name="gr34" draw:text-style-name="P1" draw:layer="layout" svg:x1="41.728cm" svg:y1="31.236cm" svg:x2="41.728cm" svg:y2="35.198cm">
          <text:p/>
        </draw:line>
        <draw:line draw:style-name="gr40" draw:text-style-name="P1" draw:layer="layout" svg:x1="39.529cm" svg:y1="31.224cm" svg:x2="39.529cm" svg:y2="35.186cm">
          <text:p/>
        </draw:line>
        <draw:line draw:style-name="gr34" draw:text-style-name="P1" draw:layer="layout" svg:x1="51.528cm" svg:y1="31.274cm" svg:x2="51.528cm" svg:y2="35.236cm">
          <text:p/>
        </draw:line>
        <draw:line draw:style-name="gr34" draw:text-style-name="P1" draw:layer="layout" svg:x1="54.829cm" svg:y1="31.263cm" svg:x2="54.829cm" svg:y2="35.225cm">
          <text:p/>
        </draw:line>
        <draw:line draw:style-name="gr40" draw:text-style-name="P1" draw:layer="layout" svg:x1="46.029cm" svg:y1="24.662cm" svg:x2="46.029cm" svg:y2="28.624cm">
          <text:p/>
        </draw:line>
        <draw:line draw:style-name="gr34" draw:text-style-name="P1" draw:layer="layout" svg:x1="44.928cm" svg:y1="24.651cm" svg:x2="44.928cm" svg:y2="28.613cm">
          <text:p/>
        </draw:line>
        <draw:line draw:style-name="gr40" draw:text-style-name="P1" draw:layer="layout" svg:x1="42.828cm" svg:y1="24.635cm" svg:x2="42.828cm" svg:y2="28.597cm">
          <text:p/>
        </draw:line>
        <draw:line draw:style-name="gr40" draw:text-style-name="P1" draw:layer="layout" svg:x1="39.529cm" svg:y1="24.612cm" svg:x2="39.529cm" svg:y2="28.574cm">
          <text:p/>
        </draw:line>
        <draw:line draw:style-name="gr34" draw:text-style-name="P1" draw:layer="layout" svg:x1="41.728cm" svg:y1="24.624cm" svg:x2="41.728cm" svg:y2="28.586cm">
          <text:p/>
        </draw:line>
        <draw:line draw:style-name="gr40" draw:text-style-name="P1" draw:layer="layout" svg:x1="49.329cm" svg:y1="24.748cm" svg:x2="49.329cm" svg:y2="28.71cm">
          <text:p/>
        </draw:line>
        <draw:line draw:style-name="gr40" draw:text-style-name="P1" draw:layer="layout" svg:x1="52.628cm" svg:y1="24.736cm" svg:x2="52.628cm" svg:y2="28.698cm">
          <text:p/>
        </draw:line>
        <draw:frame draw:style-name="gr22" draw:text-style-name="P13" draw:layer="layout" svg:width="6.251cm" svg:height="7.948cm" svg:x="17.511cm" svg:y="23.226cm">
          <draw:text-box>
            <text:p><text:span text:style-name="T6"><text:s/></text:span><text:span text:style-name="T6">(E)</text:span></text:p>
          </draw:text-box>
        </draw:frame>
        <draw:frame draw:style-name="gr22" draw:text-style-name="P13" draw:layer="layout" svg:width="6.251cm" svg:height="7.948cm" svg:x="34.91cm" svg:y="23.226cm">
          <draw:text-box>
            <text:p><text:span text:style-name="T6"><text:s/></text:span><text:span text:style-name="T6">(F)</text:span></text:p>
          </draw:text-box>
        </draw:frame>
        <draw:custom-shape draw:style-name="gr41" draw:text-style-name="P3" draw:layer="layout" svg:width="5.08cm" svg:height="2.137cm" svg:x="40.865cm" svg:y="66.241cm">
          <text:p text:style-name="P2"><text:span text:style-name="T1">R</text:span><text:span text:style-name="T1">i</text:span><text:span text:style-name="T1">b</text:span><text:span text:style-name="T1">o</text:span><text:span text:style-name="T1">s</text:span><text:span text:style-name="T1">o</text:span><text:span text:style-name="T1">m</text:span><text:span text:style-name="T1">e</text:span></text:p>
          <text:p text:style-name="P2"><text:span text:style-name="T1">B</text:span><text:span text:style-name="T1">i</text:span><text:span text:style-name="T1">o</text:span><text:span text:style-name="T1">g</text:span><text:span text:style-name="T1">e</text:span><text:span text:style-name="T1">n</text:span><text:span text:style-name="T1">e</text:span><text:span text:style-name="T1">s</text:span><text:span text:style-name="T1">i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5.081cm" svg:height="1.268cm" draw:transform="skewX (0.00314159265358986) rotate (-0.861145452934002) translate (22.207cm 48.415cm)">
          <text:p text:style-name="P2"><text:span text:style-name="T1">T</text:span><text:span text:style-name="T1">r</text:span><text:span text:style-name="T1">a</text:span><text:span text:style-name="T1">n</text:span><text:span text:style-name="T1">s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5.081cm" svg:height="1.268cm" draw:transform="skewX (0.00314159265358986) rotate (-0.861145452934002) translate (31.307cm 59.514cm)">
          <text:p text:style-name="P2"><text:span text:style-name="T1">T</text:span><text:span text:style-name="T1">r</text:span><text:span text:style-name="T1">a</text:span><text:span text:style-name="T1">n</text:span><text:span text:style-name="T1">s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44" draw:text-style-name="P21" draw:layer="layout" svg:width="6.778cm" svg:height="1.274cm" draw:transform="skewX (-0.000698131700797718) rotate (0.818035820409742) translate (20.412cm 64.688cm)">
          <text:p text:style-name="P2"><text:span text:style-name="T1">Photosy</text:span><text:span text:style-name="T1">nthesis</text:span></text:p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6.775cm" svg:height="1.268cm" draw:transform="skewX (0.00244346095279195) rotate (-0.973719189687637) translate (52.313cm 47.792cm)">
          <text:p text:style-name="P2"><text:span text:style-name="T1">Photosynt</text:span><text:span text:style-name="T1">hesis</text:span>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5.081cm" svg:height="2.137cm" svg:x="10.964cm" svg:y="66.343cm">
          <text:p text:style-name="P2"><text:span text:style-name="T1">DNA</text:span></text:p>
          <text:p text:style-name="P2"><text:span text:style-name="T1">Replicat</text:span><text:span text:style-name="T1">ion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5.079cm" svg:height="2.14cm" draw:transform="skewX (-0.000872664625997176) rotate (0.793601210881822) translate (50.785cm 63.689cm)">
          <text:p text:style-name="P2"><text:span text:style-name="T1">DNA</text:span></text:p>
          <text:p text:style-name="P2"><text:span text:style-name="T1">Replicat</text:span><text:span text:style-name="T1">ion</text:span></text:p>
          <draw:enhanced-geometry svg:viewBox="0 0 21600 21600" draw:type="rectangle" draw:enhanced-path="M 0 0 L 21600 0 21600 21600 0 21600 0 0 Z N"/>
        </draw:custom-shape>
        <draw:custom-shape draw:style-name="gr48" draw:text-style-name="P23" draw:layer="layout" svg:width="5.083cm" svg:height="2.139cm" draw:transform="skewX (-0.00191986217719389) rotate (0.997106601664361) translate (0.228cm 52.264cm)">
          <text:p text:style-name="P2"><text:span text:style-name="T1">Amino </text:span><text:span text:style-name="T1">Acid</text:span></text:p>
          <text:p text:style-name="P2"><text:span text:style-name="T1">Metabolis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5.079cm" svg:height="2.138cm" draw:transform="skewX (0.00139626340159553) rotate (-0.853815070075626) translate (30.315cm 60.302cm)">
          <text:p text:style-name="P2"><text:span text:style-name="T1">Amino Acid</text:span></text:p>
          <text:p text:style-name="P2"><text:span text:style-name="T1">Metabolism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6.915cm" svg:height="2.138cm" draw:transform="skewX (-0.00139626340159549) rotate (0.80965824000017) translate (21.249cm 65.492cm)">
          <text:p text:style-name="P2"><text:span text:style-name="T1">Carbohydr</text:span><text:span text:style-name="T1">ate</text:span></text:p>
          <text:p text:style-name="P2"><text:span text:style-name="T1">Metabolis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51" draw:text-style-name="P24" draw:layer="layout" svg:width="6.911cm" svg:height="2.14cm" draw:transform="skewX (-0.00052359877559828) rotate (0.941256065600542) translate (29.706cm 52.59cm)">
          <text:p text:style-name="P2"><text:span text:style-name="T1">Carbohydrate</text:span></text:p>
          <text:p text:style-name="P2"><text:span text:style-name="T1">Metabolism</text:span></text:p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5.081cm" svg:height="2.137cm" svg:x="40.864cm" svg:y="44.242cm">
          <text:p text:style-name="P2"><text:span text:style-name="T1">Protein</text:span></text:p>
          <text:p text:style-name="P2"><text:span text:style-name="T1">Cataboli</text:span><text:span text:style-name="T1">sm</text:span></text:p>
          <draw:enhanced-geometry svg:viewBox="0 0 21600 21600" draw:type="rectangle" draw:enhanced-path="M 0 0 L 21600 0 21600 21600 0 21600 0 0 Z N"/>
        </draw:custom-shape>
        <draw:custom-shape draw:style-name="gr53" draw:text-style-name="P26" draw:layer="layout" svg:width="5.392cm" svg:height="2.137cm" draw:transform="skewX (0.00191986217719369) rotate (-0.853815070075626) translate (1.818cm 59.704cm)">
          <text:p text:style-name="P2"><text:span text:style-name="T1">Intracell</text:span><text:span text:style-name="T1">ular</text:span></text:p>
          <text:p text:style-name="P2"><text:span text:style-name="T1">Transpo</text:span><text:span text:style-name="T1">rt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1.526cm" svg:height="1.527cm" svg:x="12.442cm" svg:y="41.84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8" draw:layer="layout" svg:width="1.269cm" svg:height="1.13cm" svg:x="12.29cm" svg:y="40.73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1.524cm" svg:height="1.527cm" svg:x="24.891cm" svg:y="48.54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8" draw:layer="layout" svg:width="1.269cm" svg:height="1.13cm" svg:x="24.992cm" svg:y="47.9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23.674cm" svg:y1="49.12cm" svg:x2="27.992cm" svg:y2="49.12cm">
          <text:p/>
        </draw:line>
        <draw:custom-shape draw:style-name="gr58" draw:text-style-name="P29" draw:layer="layout" svg:width="0.509cm" svg:height="0.509cm" svg:x="25.227cm" svg:y="48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25.027cm" svg:y="48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24.728cm" svg:y="47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24.329cm" svg:y="47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23.931cm" svg:y="47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23.832cm" svg:y="47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7" draw:layer="layout" svg:width="1.526cm" svg:height="1.527cm" svg:x="33.989cm" svg:y="66.3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8" draw:layer="layout" svg:width="1.269cm" svg:height="1.13cm" svg:x="34.09cm" svg:y="65.73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32.773cm" svg:y1="66.92cm" svg:x2="37.091cm" svg:y2="66.92cm">
          <text:p/>
        </draw:line>
        <draw:custom-shape draw:style-name="gr58" draw:text-style-name="P29" draw:layer="layout" svg:width="0.509cm" svg:height="0.509cm" svg:x="34.326cm" svg:y="6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34.126cm" svg:y="65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33.827cm" svg:y="65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33.429cm" svg:y="6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33.029cm" svg:y="65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32.93cm" svg:y="6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0" draw:layer="layout" svg:width="4.062cm" svg:height="2.028cm" svg:x="23.875cm" svg:y="66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1" draw:layer="layout" svg:width="3.387cm" svg:height="1.694cm" svg:x="24.552cm" svg:y="67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25.944cm" svg:y="68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26.043cm" svg:y="67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26.043cm" svg:y="6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25.51cm" svg:y="68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25.51cm" svg:y="6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25.51cm" svg:y="6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24.978cm" svg:y="68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24.978cm" svg:y="6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2" draw:layer="layout" svg:width="1.696cm" svg:height="0.68cm" svg:x="24.978cm" svg:y="6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0" draw:layer="layout" svg:width="4.062cm" svg:height="2.028cm" svg:x="51.558cm" svg:y="45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1" draw:layer="layout" svg:width="3.387cm" svg:height="1.694cm" svg:x="52.235cm" svg:y="45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53.627cm" svg:y="46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53.728cm" svg:y="46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53.728cm" svg:y="45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53.195cm" svg:y="4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53.195cm" svg:y="46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53.195cm" svg:y="45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52.661cm" svg:y="4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52.661cm" svg:y="4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2" draw:layer="layout" svg:width="1.696cm" svg:height="0.68cm" svg:x="52.661cm" svg:y="4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3" draw:text-style-name="P1" draw:layer="layout" svg:width="5.044cm" svg:height="4.504cm" draw:transform="skewX (-0.00366519142918807) rotate (0.785049097547049) translate (10.3852883061281cm 69.7833407557365cm)" svg:viewBox="0 0 5045 4505" svg:d="M0 37c340-144 806 144 610 658-114 302 256 791 816 454 266-162 642 265 429 702-392 803 765 163 1111 205 343 42 620 387 700 748 81 363 243 872 814 771 503-88 404 562 542 862l23 68">
          <text:p/>
        </draw:path>
        <draw:path draw:style-name="gr64" draw:text-style-name="P1" draw:layer="layout" svg:width="5.051cm" svg:height="4.505cm" draw:transform="skewX (-0.00191986217719373) rotate (0.785223630472249) translate (10.3858967576498cm 69.7855089314573cm)" svg:viewBox="0 0 5052 4506" svg:d="M0 37c340-144 806 144 611 658-114 302 258 791 817 454 265-161 642 266 429 703-390 803 766 163 1112 204 343 42 621 387 701 748 82 363 245 872 816 772 503-88 404 562 543 862l23 68">
          <text:p/>
        </draw:path>
        <draw:path draw:style-name="gr65" draw:text-style-name="P1" draw:layer="layout" svg:width="6.738cm" svg:height="1.085cm" draw:transform="rotate (-3.14159265358979) translate (17.1503246227288cm 70.5398355255529cm)" svg:viewBox="0 0 6739 1086" svg:d="M6739 832c-139-342-672-468-899 32-133 294-742 376-898-257-75-301-644-266-803 193-292 843-656-427-931-642-272-213-713-166-1026 32-314 198-790 443-1123-32-294-418-684 112-995 225-21 11-43 21-64 32">
          <text:p/>
        </draw:path>
        <draw:path draw:style-name="gr65" draw:text-style-name="P1" draw:layer="layout" svg:width="1.709cm" svg:height="1.457cm" draw:transform="skewX (-0.00331612557878913) rotate (0.845262956740854) translate (14.8738392006559cm 69.4620880880772cm)" svg:viewBox="0 0 1710 1458" svg:d="M0 40c356-98 894-28 1001 355 87 318-224 1177 456 1050l253-53">
          <text:p/>
        </draw:path>
        <draw:path draw:style-name="gr65" draw:text-style-name="P1" draw:layer="layout" svg:width="2.149cm" svg:height="0.612cm" draw:transform="rotate (-3.14159265358979) translate (17.0537282600937cm 70.5644833208717cm)" svg:viewBox="0 0 2150 613" svg:d="M2150 559c-163-331-574-687-931-513-297 144-735 944-1091 352-42-75-85-149-128-224">
          <text:p/>
        </draw:path>
        <draw:custom-shape draw:style-name="gr66" draw:text-style-name="P1" draw:layer="layout" svg:width="0.762cm" svg:height="0.761cm" svg:x="27.563cm" svg:y="45.5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28.762cm" svg:y="45.5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9.525cm" svg:y1="45.968cm" svg:x2="29.964cm" svg:y2="45.968cm">
          <text:p/>
        </draw:line>
        <draw:line draw:style-name="gr67" draw:text-style-name="P1" draw:layer="layout" svg:x1="28.325cm" svg:y1="45.968cm" svg:x2="28.764cm" svg:y2="45.968cm">
          <text:p/>
        </draw:line>
        <draw:custom-shape draw:style-name="gr66" draw:text-style-name="P1" draw:layer="layout" svg:width="0.762cm" svg:height="0.761cm" svg:x="29.963cm" svg:y="45.5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30.726cm" svg:y1="45.968cm" svg:x2="31.165cm" svg:y2="45.968cm">
          <text:p/>
        </draw:line>
        <draw:custom-shape draw:style-name="gr66" draw:text-style-name="P1" draw:layer="layout" svg:width="0.762cm" svg:height="0.761cm" svg:x="31.163cm" svg:y="45.5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30.172cm" svg:y1="45.051cm" svg:x2="30.565cm" svg:y2="45.567cm">
          <text:p/>
        </draw:line>
        <draw:custom-shape draw:style-name="gr68" draw:text-style-name="P1" draw:layer="layout" svg:width="0.761cm" svg:height="0.762cm" draw:transform="rotate (-0.872315560146766) translate (29.997cm 44.207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9.374cm" svg:y1="43.952cm" svg:x2="29.767cm" svg:y2="44.468cm">
          <text:p/>
        </draw:line>
        <draw:custom-shape draw:style-name="gr68" draw:text-style-name="P1" draw:layer="layout" svg:width="0.761cm" svg:height="0.762cm" draw:transform="rotate (-0.872315560146766) translate (29.197cm 43.108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7.127cm" svg:y1="45.968cm" svg:x2="27.566cm" svg:y2="45.968cm">
          <text:p/>
        </draw:line>
        <draw:custom-shape draw:style-name="gr66" draw:text-style-name="P1" draw:layer="layout" svg:width="0.762cm" svg:height="0.761cm" svg:x="26.362cm" svg:y="45.5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7.734cm" svg:y1="45.024cm" svg:x2="28.127cm" svg:y2="45.54cm">
          <text:p/>
        </draw:line>
        <draw:custom-shape draw:style-name="gr68" draw:text-style-name="P1" draw:layer="layout" svg:width="0.761cm" svg:height="0.762cm" draw:transform="rotate (-0.872315560146766) translate (27.559cm 44.18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29.041cm" svg:y="46.5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30.242cm" svg:y="46.57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31.003cm" svg:y1="46.982cm" svg:x2="31.442cm" svg:y2="46.982cm">
          <text:p/>
        </draw:line>
        <draw:line draw:style-name="gr67" draw:text-style-name="P1" draw:layer="layout" svg:x1="29.804cm" svg:y1="46.982cm" svg:x2="30.243cm" svg:y2="46.982cm">
          <text:p/>
        </draw:line>
        <draw:custom-shape draw:style-name="gr66" draw:text-style-name="P1" draw:layer="layout" svg:width="0.762cm" svg:height="0.761cm" svg:x="31.442cm" svg:y="46.57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32.205cm" svg:y1="46.982cm" svg:x2="32.644cm" svg:y2="46.982cm">
          <text:p/>
        </draw:line>
        <draw:custom-shape draw:style-name="gr66" draw:text-style-name="P1" draw:layer="layout" svg:width="0.762cm" svg:height="0.761cm" svg:x="32.641cm" svg:y="46.57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19.665cm" svg:y="68.6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20.865cm" svg:y="68.6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1.628cm" svg:y1="69.04cm" svg:x2="22.067cm" svg:y2="69.04cm">
          <text:p/>
        </draw:line>
        <draw:line draw:style-name="gr67" draw:text-style-name="P1" draw:layer="layout" svg:x1="20.428cm" svg:y1="69.04cm" svg:x2="20.867cm" svg:y2="69.04cm">
          <text:p/>
        </draw:line>
        <draw:custom-shape draw:style-name="gr66" draw:text-style-name="P1" draw:layer="layout" svg:width="0.762cm" svg:height="0.761cm" svg:x="22.066cm" svg:y="68.6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2.829cm" svg:y1="69.04cm" svg:x2="23.268cm" svg:y2="69.04cm">
          <text:p/>
        </draw:line>
        <draw:custom-shape draw:style-name="gr66" draw:text-style-name="P1" draw:layer="layout" svg:width="0.762cm" svg:height="0.761cm" svg:x="23.266cm" svg:y="68.6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2.275cm" svg:y1="68.127cm" svg:x2="22.668cm" svg:y2="68.643cm">
          <text:p/>
        </draw:line>
        <draw:custom-shape draw:style-name="gr68" draw:text-style-name="P1" draw:layer="layout" svg:width="0.761cm" svg:height="0.762cm" draw:transform="rotate (-0.872315560146766) translate (22.1cm 67.283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1.477cm" svg:y1="67.024cm" svg:x2="21.87cm" svg:y2="67.54cm">
          <text:p/>
        </draw:line>
        <draw:custom-shape draw:style-name="gr68" draw:text-style-name="P1" draw:layer="layout" svg:width="0.761cm" svg:height="0.762cm" draw:transform="rotate (-0.872315560146766) translate (21.3cm 66.184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19.229cm" svg:y1="69.04cm" svg:x2="19.668cm" svg:y2="69.04cm">
          <text:p/>
        </draw:line>
        <draw:custom-shape draw:style-name="gr66" draw:text-style-name="P1" draw:layer="layout" svg:width="0.762cm" svg:height="0.761cm" svg:x="18.466cm" svg:y="68.6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19.835cm" svg:y1="68.1cm" svg:x2="20.228cm" svg:y2="68.616cm">
          <text:p/>
        </draw:line>
        <draw:custom-shape draw:style-name="gr68" draw:text-style-name="P1" draw:layer="layout" svg:width="0.761cm" svg:height="0.762cm" draw:transform="rotate (-0.872315560146766) translate (19.661cm 67.25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21.144cm" svg:y="69.6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22.345cm" svg:y="69.6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3.105cm" svg:y1="70.058cm" svg:x2="23.544cm" svg:y2="70.058cm">
          <text:p/>
        </draw:line>
        <draw:line draw:style-name="gr67" draw:text-style-name="P1" draw:layer="layout" svg:x1="21.907cm" svg:y1="70.058cm" svg:x2="22.346cm" svg:y2="70.058cm">
          <text:p/>
        </draw:line>
        <draw:custom-shape draw:style-name="gr66" draw:text-style-name="P1" draw:layer="layout" svg:width="0.762cm" svg:height="0.761cm" svg:x="23.545cm" svg:y="69.6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4.308cm" svg:y1="70.058cm" svg:x2="24.747cm" svg:y2="70.058cm">
          <text:p/>
        </draw:line>
        <draw:custom-shape draw:style-name="gr66" draw:text-style-name="P1" draw:layer="layout" svg:width="0.762cm" svg:height="0.761cm" svg:x="24.744cm" svg:y="69.6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9" draw:text-style-name="P1" draw:layer="layout" svg:width="0.761cm" svg:height="0.762cm" draw:transform="rotate (-1.5707963267949) translate (28.878cm 65.877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70" draw:text-style-name="P1" draw:layer="layout" svg:x1="28.915cm" svg:y1="66.132cm" svg:x2="29.272cm" svg:y2="65.929cm">
          <text:p/>
        </draw:line>
        <draw:line draw:style-name="gr70" draw:text-style-name="P1" draw:layer="layout" svg:x1="29.571cm" svg:y1="66.132cm" svg:x2="29.214cm" svg:y2="65.929cm">
          <text:p/>
        </draw:line>
        <draw:line draw:style-name="gr70" draw:text-style-name="P1" draw:layer="layout" svg:x1="29.515cm" svg:y1="66.132cm" svg:x2="29.872cm" svg:y2="65.929cm">
          <text:p/>
        </draw:line>
        <draw:line draw:style-name="gr70" draw:text-style-name="P1" draw:layer="layout" svg:x1="30.173cm" svg:y1="66.132cm" svg:x2="29.816cm" svg:y2="65.929cm">
          <text:p/>
        </draw:line>
        <draw:line draw:style-name="gr70" draw:text-style-name="P1" draw:layer="layout" svg:x1="29.544cm" svg:y1="66.436cm" svg:x2="29.544cm" svg:y2="66.131cm">
          <text:p/>
        </draw:line>
        <draw:line draw:style-name="gr70" draw:text-style-name="P1" draw:layer="layout" svg:x1="29.845cm" svg:y1="65.935cm" svg:x2="29.845cm" svg:y2="65.63cm">
          <text:p/>
        </draw:line>
        <draw:line draw:style-name="gr70" draw:text-style-name="P1" draw:layer="layout" svg:x1="31.116cm" svg:y1="66.532cm" svg:x2="31.473cm" svg:y2="66.329cm">
          <text:p/>
        </draw:line>
        <draw:line draw:style-name="gr70" draw:text-style-name="P1" draw:layer="layout" svg:x1="31.772cm" svg:y1="66.532cm" svg:x2="31.415cm" svg:y2="66.329cm">
          <text:p/>
        </draw:line>
        <draw:line draw:style-name="gr70" draw:text-style-name="P1" draw:layer="layout" svg:x1="31.716cm" svg:y1="66.532cm" svg:x2="32.073cm" svg:y2="66.329cm">
          <text:p/>
        </draw:line>
        <draw:line draw:style-name="gr70" draw:text-style-name="P1" draw:layer="layout" svg:x1="31.744cm" svg:y1="66.836cm" svg:x2="31.744cm" svg:y2="66.531cm">
          <text:p/>
        </draw:line>
        <draw:line draw:style-name="gr70" draw:text-style-name="P1" draw:layer="layout" svg:x1="31.443cm" svg:y1="66.335cm" svg:x2="31.443cm" svg:y2="66.03cm">
          <text:p/>
        </draw:line>
        <draw:line draw:style-name="gr70" draw:text-style-name="P1" draw:layer="layout" svg:x1="31.475cm" svg:y1="66.082cm" svg:x2="31.118cm" svg:y2="65.879cm">
          <text:p/>
        </draw:line>
        <draw:line draw:style-name="gr70" draw:text-style-name="P1" draw:layer="layout" svg:x1="31.144cm" svg:y1="65.939cm" svg:x2="31.144cm" svg:y2="65.634cm">
          <text:p/>
        </draw:line>
        <draw:frame draw:style-name="gr71" draw:text-style-name="P33" draw:layer="layout" svg:width="1.017cm" svg:height="4.942cm" svg:x="29.122cm" svg:y="66.292cm">
          <draw:text-box>
            <text:p><text:span text:style-name="T8">NH</text:span><text:span text:style-name="T9">2</text:span></text:p>
          </draw:text-box>
        </draw:frame>
        <draw:frame draw:style-name="gr72" draw:text-style-name="P33" draw:layer="layout" svg:width="1.017cm" svg:height="3.446cm" svg:x="29.423cm" svg:y="65.193cm">
          <draw:text-box>
            <text:p><text:span text:style-name="T8"><text:s/></text:span><text:span text:style-name="T8">O</text:span></text:p>
          </draw:text-box>
        </draw:frame>
        <draw:frame draw:style-name="gr73" draw:text-style-name="P33" draw:layer="layout" svg:width="1.017cm" svg:height="4.681cm" svg:x="29.842cm" svg:y="65.896cm">
          <draw:text-box>
            <text:p><text:span text:style-name="T8"><text:s/></text:span><text:span text:style-name="T8">OH</text:span></text:p>
          </draw:text-box>
        </draw:frame>
        <draw:frame draw:style-name="gr72" draw:text-style-name="P33" draw:layer="layout" svg:width="1.017cm" svg:height="3.446cm" svg:x="31.323cm" svg:y="66.696cm">
          <draw:text-box>
            <text:p><text:span text:style-name="T8"><text:s/></text:span><text:span text:style-name="T8">O</text:span></text:p>
          </draw:text-box>
        </draw:frame>
        <draw:frame draw:style-name="gr73" draw:text-style-name="P33" draw:layer="layout" svg:width="1.017cm" svg:height="4.681cm" svg:x="31.742cm" svg:y="65.997cm">
          <draw:text-box>
            <text:p><text:span text:style-name="T8"><text:s/></text:span><text:span text:style-name="T8">OH</text:span></text:p>
          </draw:text-box>
        </draw:frame>
        <draw:frame draw:style-name="gr71" draw:text-style-name="P33" draw:layer="layout" svg:width="1.017cm" svg:height="4.942cm" svg:x="30.422cm" svg:y="66.292cm">
          <draw:text-box>
            <text:p><text:span text:style-name="T8">NH</text:span><text:span text:style-name="T9">2</text:span></text:p>
          </draw:text-box>
        </draw:frame>
        <draw:line draw:style-name="gr70" draw:text-style-name="P1" draw:layer="layout" svg:x1="29.788cm" svg:y1="65.033cm" svg:x2="30.145cm" svg:y2="64.83cm">
          <text:p/>
        </draw:line>
        <draw:line draw:style-name="gr70" draw:text-style-name="P1" draw:layer="layout" svg:x1="30.446cm" svg:y1="65.033cm" svg:x2="30.089cm" svg:y2="64.83cm">
          <text:p/>
        </draw:line>
        <draw:line draw:style-name="gr70" draw:text-style-name="P1" draw:layer="layout" svg:x1="30.39cm" svg:y1="65.033cm" svg:x2="30.747cm" svg:y2="64.83cm">
          <text:p/>
        </draw:line>
        <draw:line draw:style-name="gr70" draw:text-style-name="P1" draw:layer="layout" svg:x1="31.046cm" svg:y1="65.033cm" svg:x2="30.689cm" svg:y2="64.83cm">
          <text:p/>
        </draw:line>
        <draw:line draw:style-name="gr70" draw:text-style-name="P1" draw:layer="layout" svg:x1="30.419cm" svg:y1="65.337cm" svg:x2="30.419cm" svg:y2="65.032cm">
          <text:p/>
        </draw:line>
        <draw:line draw:style-name="gr70" draw:text-style-name="P1" draw:layer="layout" svg:x1="30.718cm" svg:y1="64.836cm" svg:x2="30.718cm" svg:y2="64.531cm">
          <text:p/>
        </draw:line>
        <draw:frame draw:style-name="gr71" draw:text-style-name="P33" draw:layer="layout" svg:width="1.017cm" svg:height="4.942cm" svg:x="29.997cm" svg:y="65.193cm">
          <draw:text-box>
            <text:p><text:span text:style-name="T8">NH</text:span><text:span text:style-name="T9">2</text:span></text:p>
          </draw:text-box>
        </draw:frame>
        <draw:frame draw:style-name="gr72" draw:text-style-name="P33" draw:layer="layout" svg:width="1.017cm" svg:height="3.446cm" svg:x="30.296cm" svg:y="64.094cm">
          <draw:text-box>
            <text:p><text:span text:style-name="T8"><text:s/></text:span><text:span text:style-name="T8">O</text:span></text:p>
          </draw:text-box>
        </draw:frame>
        <draw:frame draw:style-name="gr73" draw:text-style-name="P33" draw:layer="layout" svg:width="1.017cm" svg:height="4.681cm" svg:x="30.715cm" svg:y="64.793cm">
          <draw:text-box>
            <text:p><text:span text:style-name="T8"><text:s/></text:span><text:span text:style-name="T8">OH</text:span></text:p>
          </draw:text-box>
        </draw:frame>
        <draw:line draw:style-name="gr70" draw:text-style-name="P1" draw:layer="layout" svg:x1="29.19cm" svg:y1="65.033cm" svg:x2="29.547cm" svg:y2="64.83cm">
          <text:p/>
        </draw:line>
        <draw:line draw:style-name="gr70" draw:text-style-name="P1" draw:layer="layout" svg:x1="29.846cm" svg:y1="65.033cm" svg:x2="29.489cm" svg:y2="64.83cm">
          <text:p/>
        </draw:line>
        <draw:line draw:style-name="gr70" draw:text-style-name="P1" draw:layer="layout" svg:x1="29.248cm" svg:y1="65.033cm" svg:x2="28.891cm" svg:y2="64.83cm">
          <text:p/>
        </draw:line>
        <draw:frame draw:style-name="gr71" draw:text-style-name="P33" draw:layer="layout" svg:width="1.017cm" svg:height="4.942cm" svg:x="28.096cm" svg:y="64.494cm">
          <draw:text-box>
            <text:p><text:span text:style-name="T8">H</text:span><text:span text:style-name="T9">2</text:span><text:span text:style-name="T8">N</text:span></text:p>
          </draw:text-box>
        </draw:frame>
        <draw:custom-shape draw:style-name="gr69" draw:text-style-name="P1" draw:layer="layout" svg:width="0.761cm" svg:height="0.762cm" draw:transform="rotate (-1.5707963267949) translate (1.462cm 46.981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70" draw:text-style-name="P1" draw:layer="layout" svg:x1="1.499cm" svg:y1="47.233cm" svg:x2="1.856cm" svg:y2="47.03cm">
          <text:p/>
        </draw:line>
        <draw:line draw:style-name="gr70" draw:text-style-name="P1" draw:layer="layout" svg:x1="2.155cm" svg:y1="47.233cm" svg:x2="1.798cm" svg:y2="47.03cm">
          <text:p/>
        </draw:line>
        <draw:line draw:style-name="gr70" draw:text-style-name="P1" draw:layer="layout" svg:x1="2.099cm" svg:y1="47.233cm" svg:x2="2.456cm" svg:y2="47.03cm">
          <text:p/>
        </draw:line>
        <draw:line draw:style-name="gr70" draw:text-style-name="P1" draw:layer="layout" svg:x1="2.757cm" svg:y1="47.233cm" svg:x2="2.4cm" svg:y2="47.03cm">
          <text:p/>
        </draw:line>
        <draw:line draw:style-name="gr70" draw:text-style-name="P1" draw:layer="layout" svg:x1="2.128cm" svg:y1="47.537cm" svg:x2="2.128cm" svg:y2="47.232cm">
          <text:p/>
        </draw:line>
        <draw:line draw:style-name="gr70" draw:text-style-name="P1" draw:layer="layout" svg:x1="2.429cm" svg:y1="47.035cm" svg:x2="2.429cm" svg:y2="46.73cm">
          <text:p/>
        </draw:line>
        <draw:line draw:style-name="gr70" draw:text-style-name="P1" draw:layer="layout" svg:x1="3.7cm" svg:y1="47.633cm" svg:x2="4.057cm" svg:y2="47.43cm">
          <text:p/>
        </draw:line>
        <draw:line draw:style-name="gr70" draw:text-style-name="P1" draw:layer="layout" svg:x1="4.356cm" svg:y1="47.633cm" svg:x2="3.999cm" svg:y2="47.43cm">
          <text:p/>
        </draw:line>
        <draw:line draw:style-name="gr70" draw:text-style-name="P1" draw:layer="layout" svg:x1="4.3cm" svg:y1="47.633cm" svg:x2="4.657cm" svg:y2="47.43cm">
          <text:p/>
        </draw:line>
        <draw:line draw:style-name="gr70" draw:text-style-name="P1" draw:layer="layout" svg:x1="4.328cm" svg:y1="47.937cm" svg:x2="4.328cm" svg:y2="47.632cm">
          <text:p/>
        </draw:line>
        <draw:line draw:style-name="gr70" draw:text-style-name="P1" draw:layer="layout" svg:x1="4.027cm" svg:y1="47.436cm" svg:x2="4.027cm" svg:y2="47.131cm">
          <text:p/>
        </draw:line>
        <draw:line draw:style-name="gr70" draw:text-style-name="P1" draw:layer="layout" svg:x1="4.059cm" svg:y1="47.182cm" svg:x2="3.702cm" svg:y2="46.979cm">
          <text:p/>
        </draw:line>
        <draw:line draw:style-name="gr70" draw:text-style-name="P1" draw:layer="layout" svg:x1="3.728cm" svg:y1="47.039cm" svg:x2="3.728cm" svg:y2="46.734cm">
          <text:p/>
        </draw:line>
        <draw:frame draw:style-name="gr71" draw:text-style-name="P33" draw:layer="layout" svg:width="1.017cm" svg:height="4.942cm" svg:x="1.706cm" svg:y="47.393cm">
          <draw:text-box>
            <text:p><text:span text:style-name="T8">NH</text:span><text:span text:style-name="T9">2</text:span></text:p>
          </draw:text-box>
        </draw:frame>
        <draw:frame draw:style-name="gr72" draw:text-style-name="P33" draw:layer="layout" svg:width="1.017cm" svg:height="3.446cm" svg:x="2.007cm" svg:y="46.293cm">
          <draw:text-box>
            <text:p><text:span text:style-name="T8"><text:s/></text:span><text:span text:style-name="T8">O</text:span></text:p>
          </draw:text-box>
        </draw:frame>
        <draw:frame draw:style-name="gr73" draw:text-style-name="P33" draw:layer="layout" svg:width="1.017cm" svg:height="4.681cm" svg:x="2.426cm" svg:y="46.996cm">
          <draw:text-box>
            <text:p><text:span text:style-name="T8"><text:s/></text:span><text:span text:style-name="T8">OH</text:span></text:p>
          </draw:text-box>
        </draw:frame>
        <draw:frame draw:style-name="gr72" draw:text-style-name="P33" draw:layer="layout" svg:width="1.017cm" svg:height="3.446cm" svg:x="3.907cm" svg:y="47.793cm">
          <draw:text-box>
            <text:p><text:span text:style-name="T8"><text:s/></text:span><text:span text:style-name="T8">O</text:span></text:p>
          </draw:text-box>
        </draw:frame>
        <draw:frame draw:style-name="gr73" draw:text-style-name="P33" draw:layer="layout" svg:width="1.017cm" svg:height="4.681cm" svg:x="4.325cm" svg:y="47.097cm">
          <draw:text-box>
            <text:p><text:span text:style-name="T8"><text:s/></text:span><text:span text:style-name="T8">OH</text:span></text:p>
          </draw:text-box>
        </draw:frame>
        <draw:frame draw:style-name="gr71" draw:text-style-name="P33" draw:layer="layout" svg:width="1.017cm" svg:height="4.942cm" svg:x="3.006cm" svg:y="47.393cm">
          <draw:text-box>
            <text:p><text:span text:style-name="T8">NH</text:span><text:span text:style-name="T9">2</text:span></text:p>
          </draw:text-box>
        </draw:frame>
        <draw:line draw:style-name="gr70" draw:text-style-name="P1" draw:layer="layout" svg:x1="2.372cm" svg:y1="46.133cm" svg:x2="2.729cm" svg:y2="45.93cm">
          <text:p/>
        </draw:line>
        <draw:line draw:style-name="gr70" draw:text-style-name="P1" draw:layer="layout" svg:x1="3.03cm" svg:y1="46.133cm" svg:x2="2.673cm" svg:y2="45.93cm">
          <text:p/>
        </draw:line>
        <draw:line draw:style-name="gr70" draw:text-style-name="P1" draw:layer="layout" svg:x1="2.974cm" svg:y1="46.133cm" svg:x2="3.331cm" svg:y2="45.93cm">
          <text:p/>
        </draw:line>
        <draw:line draw:style-name="gr70" draw:text-style-name="P1" draw:layer="layout" svg:x1="3.63cm" svg:y1="46.133cm" svg:x2="3.273cm" svg:y2="45.93cm">
          <text:p/>
        </draw:line>
        <draw:line draw:style-name="gr70" draw:text-style-name="P1" draw:layer="layout" svg:x1="3.003cm" svg:y1="46.437cm" svg:x2="3.003cm" svg:y2="46.132cm">
          <text:p/>
        </draw:line>
        <draw:line draw:style-name="gr70" draw:text-style-name="P1" draw:layer="layout" svg:x1="3.302cm" svg:y1="45.936cm" svg:x2="3.302cm" svg:y2="45.631cm">
          <text:p/>
        </draw:line>
        <draw:frame draw:style-name="gr71" draw:text-style-name="P33" draw:layer="layout" svg:width="1.017cm" svg:height="4.942cm" svg:x="2.581cm" svg:y="46.293cm">
          <draw:text-box>
            <text:p><text:span text:style-name="T8">NH</text:span><text:span text:style-name="T9">2</text:span></text:p>
          </draw:text-box>
        </draw:frame>
        <draw:frame draw:style-name="gr72" draw:text-style-name="P33" draw:layer="layout" svg:width="1.017cm" svg:height="3.446cm" svg:x="2.88cm" svg:y="45.194cm">
          <draw:text-box>
            <text:p><text:span text:style-name="T8"><text:s/></text:span><text:span text:style-name="T8">O</text:span></text:p>
          </draw:text-box>
        </draw:frame>
        <draw:frame draw:style-name="gr73" draw:text-style-name="P33" draw:layer="layout" svg:width="1.017cm" svg:height="4.681cm" svg:x="3.299cm" svg:y="45.893cm">
          <draw:text-box>
            <text:p><text:span text:style-name="T8"><text:s/></text:span><text:span text:style-name="T8">OH</text:span></text:p>
          </draw:text-box>
        </draw:frame>
        <draw:line draw:style-name="gr70" draw:text-style-name="P1" draw:layer="layout" svg:x1="1.774cm" svg:y1="46.133cm" svg:x2="2.131cm" svg:y2="45.93cm">
          <text:p/>
        </draw:line>
        <draw:line draw:style-name="gr70" draw:text-style-name="P1" draw:layer="layout" svg:x1="2.43cm" svg:y1="46.133cm" svg:x2="2.073cm" svg:y2="45.93cm">
          <text:p/>
        </draw:line>
        <draw:line draw:style-name="gr70" draw:text-style-name="P1" draw:layer="layout" svg:x1="1.832cm" svg:y1="46.133cm" svg:x2="1.475cm" svg:y2="45.93cm">
          <text:p/>
        </draw:line>
        <draw:frame draw:style-name="gr71" draw:text-style-name="P33" draw:layer="layout" svg:width="1.017cm" svg:height="4.942cm" svg:x="0.68cm" svg:y="45.594cm">
          <draw:text-box>
            <text:p><text:span text:style-name="T8">H</text:span><text:span text:style-name="T9">2</text:span><text:span text:style-name="T8">N</text:span></text:p>
          </draw:text-box>
        </draw:frame>
        <draw:line draw:style-name="gr1" draw:text-style-name="P1" draw:layer="layout" svg:x1="53.529cm" svg:y1="66.586cm" svg:x2="53.529cm" svg:y2="66.434cm">
          <text:p/>
        </draw:line>
        <draw:line draw:style-name="gr2" draw:text-style-name="P1" draw:layer="layout" svg:x1="53.529cm" svg:y1="66.738cm" svg:x2="53.529cm" svg:y2="66.535cm">
          <text:p/>
        </draw:line>
        <draw:line draw:style-name="gr1" draw:text-style-name="P1" draw:layer="layout" svg:x1="53.529cm" svg:y1="65.689cm" svg:x2="53.529cm" svg:y2="65.537cm">
          <text:p/>
        </draw:line>
        <draw:line draw:style-name="gr2" draw:text-style-name="P1" draw:layer="layout" svg:x1="53.529cm" svg:y1="65.841cm" svg:x2="53.529cm" svg:y2="65.638cm">
          <text:p/>
        </draw:line>
        <draw:line draw:style-name="gr2" draw:text-style-name="P1" draw:layer="layout" svg:x1="52.528cm" svg:y1="66.79cm" svg:x2="52.528cm" svg:y2="66.434cm">
          <text:p/>
        </draw:line>
        <draw:line draw:style-name="gr1" draw:text-style-name="P1" draw:layer="layout" svg:x1="52.528cm" svg:y1="65.842cm" svg:x2="52.528cm" svg:y2="65.537cm">
          <text:p/>
        </draw:line>
        <draw:line draw:style-name="gr2" draw:text-style-name="P1" draw:layer="layout" svg:x1="52.828cm" svg:y1="65.792cm" svg:x2="52.828cm" svg:y2="65.436cm">
          <text:p/>
        </draw:line>
        <draw:line draw:style-name="gr1" draw:text-style-name="P1" draw:layer="layout" svg:x1="52.828cm" svg:y1="66.941cm" svg:x2="52.828cm" svg:y2="66.636cm">
          <text:p/>
        </draw:line>
        <draw:line draw:style-name="gr3" draw:text-style-name="P1" draw:layer="layout" svg:x1="53.228cm" svg:y1="65.745cm" svg:x2="53.228cm" svg:y2="65.44cm">
          <text:p/>
        </draw:line>
        <draw:line draw:style-name="gr4" draw:text-style-name="P1" draw:layer="layout" svg:x1="53.228cm" svg:y1="66.945cm" svg:x2="53.228cm" svg:y2="66.64cm">
          <text:p/>
        </draw:line>
        <draw:line draw:style-name="gr3" draw:text-style-name="P1" draw:layer="layout" svg:x1="52.328cm" svg:y1="66.497cm" svg:x2="52.328cm" svg:y2="66.294cm">
          <text:p/>
        </draw:line>
        <draw:line draw:style-name="gr4" draw:text-style-name="P1" draw:layer="layout" svg:x1="52.328cm" svg:y1="66.089cm" svg:x2="52.328cm" svg:y2="65.937cm">
          <text:p/>
        </draw:line>
        <draw:line draw:style-name="gr3" draw:text-style-name="P1" draw:layer="layout" svg:x1="55.128cm" svg:y1="65.694cm" svg:x2="55.128cm" svg:y2="65.44cm">
          <text:p/>
        </draw:line>
        <draw:line draw:style-name="gr4" draw:text-style-name="P1" draw:layer="layout" svg:x1="55.128cm" svg:y1="65.943cm" svg:x2="55.128cm" svg:y2="65.638cm">
          <text:p/>
        </draw:line>
        <draw:line draw:style-name="gr3" draw:text-style-name="P1" draw:layer="layout" svg:x1="55.128cm" svg:y1="66.595cm" svg:x2="55.128cm" svg:y2="66.341cm">
          <text:p/>
        </draw:line>
        <draw:line draw:style-name="gr4" draw:text-style-name="P1" draw:layer="layout" svg:x1="55.128cm" svg:y1="66.844cm" svg:x2="55.128cm" svg:y2="66.539cm">
          <text:p/>
        </draw:line>
        <draw:line draw:style-name="gr3" draw:text-style-name="P1" draw:layer="layout" svg:x1="55.328cm" svg:y1="66.797cm" svg:x2="55.328cm" svg:y2="66.594cm">
          <text:p/>
        </draw:line>
        <draw:line draw:style-name="gr4" draw:text-style-name="P1" draw:layer="layout" svg:x1="55.328cm" svg:y1="66.598cm" svg:x2="55.328cm" svg:y2="66.395cm">
          <text:p/>
        </draw:line>
        <draw:line draw:style-name="gr3" draw:text-style-name="P1" draw:layer="layout" svg:x1="55.328cm" svg:y1="65.899cm" svg:x2="55.328cm" svg:y2="65.696cm">
          <text:p/>
        </draw:line>
        <draw:line draw:style-name="gr4" draw:text-style-name="P1" draw:layer="layout" svg:x1="55.328cm" svg:y1="65.697cm" svg:x2="55.328cm" svg:y2="65.494cm">
          <text:p/>
        </draw:line>
        <draw:line draw:style-name="gr1" draw:text-style-name="P1" draw:layer="layout" svg:x1="54.927cm" svg:y1="66.742cm" svg:x2="54.927cm" svg:y2="66.539cm">
          <text:p/>
        </draw:line>
        <draw:line draw:style-name="gr2" draw:text-style-name="P1" draw:layer="layout" svg:x1="54.927cm" svg:y1="66.94cm" svg:x2="54.927cm" svg:y2="66.737cm">
          <text:p/>
        </draw:line>
        <draw:line draw:style-name="gr1" draw:text-style-name="P1" draw:layer="layout" svg:x1="54.927cm" svg:y1="65.542cm" svg:x2="54.927cm" svg:y2="65.339cm">
          <text:p/>
        </draw:line>
        <draw:line draw:style-name="gr2" draw:text-style-name="P1" draw:layer="layout" svg:x1="54.927cm" svg:y1="65.795cm" svg:x2="54.927cm" svg:y2="65.541cm">
          <text:p/>
        </draw:line>
        <draw:line draw:style-name="gr1" draw:text-style-name="P1" draw:layer="layout" svg:x1="50.328cm" svg:y1="66.439cm" svg:x2="50.328cm" svg:y2="66.236cm">
          <text:p/>
        </draw:line>
        <draw:line draw:style-name="gr2" draw:text-style-name="P1" draw:layer="layout" svg:x1="50.328cm" svg:y1="66.242cm" svg:x2="50.328cm" svg:y2="65.836cm">
          <text:p/>
        </draw:line>
        <draw:line draw:style-name="gr1" draw:text-style-name="P1" draw:layer="layout" svg:x1="50.528cm" svg:y1="66.439cm" svg:x2="50.528cm" svg:y2="66.236cm">
          <text:p/>
        </draw:line>
        <draw:line draw:style-name="gr2" draw:text-style-name="P1" draw:layer="layout" svg:x1="50.528cm" svg:y1="66.242cm" svg:x2="50.528cm" svg:y2="65.937cm">
          <text:p/>
        </draw:line>
        <draw:line draw:style-name="gr3" draw:text-style-name="P1" draw:layer="layout" svg:x1="53.927cm" svg:y1="66.94cm" svg:x2="53.927cm" svg:y2="66.737cm">
          <text:p/>
        </draw:line>
        <draw:line draw:style-name="gr4" draw:text-style-name="P1" draw:layer="layout" svg:x1="53.927cm" svg:y1="66.738cm" svg:x2="53.927cm" svg:y2="66.535cm">
          <text:p/>
        </draw:line>
        <draw:line draw:style-name="gr3" draw:text-style-name="P1" draw:layer="layout" svg:x1="53.927cm" svg:y1="65.74cm" svg:x2="53.927cm" svg:y2="65.537cm">
          <text:p/>
        </draw:line>
        <draw:line draw:style-name="gr4" draw:text-style-name="P1" draw:layer="layout" svg:x1="53.927cm" svg:y1="65.588cm" svg:x2="53.927cm" svg:y2="65.436cm">
          <text:p/>
        </draw:line>
        <draw:line draw:style-name="gr1" draw:text-style-name="P1" draw:layer="layout" svg:x1="54.127cm" svg:y1="66.738cm" svg:x2="54.127cm" svg:y2="66.535cm">
          <text:p/>
        </draw:line>
        <draw:line draw:style-name="gr2" draw:text-style-name="P1" draw:layer="layout" svg:x1="54.127cm" svg:y1="66.94cm" svg:x2="54.127cm" svg:y2="66.737cm">
          <text:p/>
        </draw:line>
        <draw:line draw:style-name="gr1" draw:text-style-name="P1" draw:layer="layout" svg:x1="54.127cm" svg:y1="65.542cm" svg:x2="54.127cm" svg:y2="65.339cm">
          <text:p/>
        </draw:line>
        <draw:line draw:style-name="gr2" draw:text-style-name="P1" draw:layer="layout" svg:x1="54.127cm" svg:y1="65.74cm" svg:x2="54.127cm" svg:y2="65.537cm">
          <text:p/>
        </draw:line>
        <draw:line draw:style-name="gr1" draw:text-style-name="P1" draw:layer="layout" svg:x1="54.327cm" svg:y1="65.787cm" svg:x2="54.327cm" svg:y2="65.533cm">
          <text:p/>
        </draw:line>
        <draw:line draw:style-name="gr2" draw:text-style-name="P1" draw:layer="layout" svg:x1="54.327cm" svg:y1="65.534cm" svg:x2="54.327cm" svg:y2="65.331cm">
          <text:p/>
        </draw:line>
        <draw:line draw:style-name="gr1" draw:text-style-name="P1" draw:layer="layout" svg:x1="54.327cm" svg:y1="66.94cm" svg:x2="54.327cm" svg:y2="66.737cm">
          <text:p/>
        </draw:line>
        <draw:line draw:style-name="gr2" draw:text-style-name="P1" draw:layer="layout" svg:x1="54.327cm" svg:y1="66.738cm" svg:x2="54.327cm" svg:y2="66.535cm">
          <text:p/>
        </draw:line>
        <draw:line draw:style-name="gr1" draw:text-style-name="P1" draw:layer="layout" svg:x1="51.128cm" svg:y1="66.141cm" svg:x2="51.128cm" svg:y2="65.836cm">
          <text:p/>
        </draw:line>
        <draw:line draw:style-name="gr2" draw:text-style-name="P1" draw:layer="layout" svg:x1="51.128cm" svg:y1="66.491cm" svg:x2="51.128cm" svg:y2="66.135cm">
          <text:p/>
        </draw:line>
        <draw:line draw:style-name="gr3" draw:text-style-name="P1" draw:layer="layout" svg:x1="50.128cm" svg:y1="66.145cm" svg:x2="50.128cm" svg:y2="65.84cm">
          <text:p/>
        </draw:line>
        <draw:line draw:style-name="gr4" draw:text-style-name="P1" draw:layer="layout" svg:x1="50.128cm" svg:y1="66.444cm" svg:x2="50.128cm" svg:y2="66.139cm">
          <text:p/>
        </draw:line>
        <draw:line draw:style-name="gr3" draw:text-style-name="P1" draw:layer="layout" svg:x1="50.928cm" svg:y1="66.145cm" svg:x2="50.928cm" svg:y2="65.84cm">
          <text:p/>
        </draw:line>
        <draw:line draw:style-name="gr4" draw:text-style-name="P1" draw:layer="layout" svg:x1="50.928cm" svg:y1="66.444cm" svg:x2="50.928cm" svg:y2="66.139cm">
          <text:p/>
        </draw:line>
        <draw:line draw:style-name="gr3" draw:text-style-name="P1" draw:layer="layout" svg:x1="51.928cm" svg:y1="66.145cm" svg:x2="51.928cm" svg:y2="65.84cm">
          <text:p/>
        </draw:line>
        <draw:line draw:style-name="gr4" draw:text-style-name="P1" draw:layer="layout" svg:x1="51.928cm" svg:y1="66.444cm" svg:x2="51.928cm" svg:y2="66.139cm">
          <text:p/>
        </draw:line>
        <draw:line draw:style-name="gr1" draw:text-style-name="P1" draw:layer="layout" svg:x1="51.754cm" svg:y1="66.385cm" svg:x2="51.754cm" svg:y2="66.131cm">
          <text:p/>
        </draw:line>
        <draw:line draw:style-name="gr2" draw:text-style-name="P1" draw:layer="layout" svg:x1="51.754cm" svg:y1="66.132cm" svg:x2="51.754cm" svg:y2="65.929cm">
          <text:p/>
        </draw:line>
        <draw:line draw:style-name="gr3" draw:text-style-name="P1" draw:layer="layout" svg:x1="51.328cm" svg:y1="66.443cm" svg:x2="51.328cm" svg:y2="66.24cm">
          <text:p/>
        </draw:line>
        <draw:line draw:style-name="gr4" draw:text-style-name="P1" draw:layer="layout" svg:x1="51.328cm" svg:y1="66.242cm" svg:x2="51.328cm" svg:y2="65.836cm">
          <text:p/>
        </draw:line>
        <draw:line draw:style-name="gr1" draw:text-style-name="P1" draw:layer="layout" svg:x1="49.228cm" svg:y1="66.14cm" svg:x2="49.228cm" svg:y2="65.937cm">
          <text:p/>
        </draw:line>
        <draw:line draw:style-name="gr2" draw:text-style-name="P1" draw:layer="layout" svg:x1="49.228cm" svg:y1="66.338cm" svg:x2="49.228cm" svg:y2="66.135cm">
          <text:p/>
        </draw:line>
        <draw:line draw:style-name="gr3" draw:text-style-name="P1" draw:layer="layout" svg:x1="49.428cm" svg:y1="66.443cm" svg:x2="49.428cm" svg:y2="66.24cm">
          <text:p/>
        </draw:line>
        <draw:line draw:style-name="gr1" draw:text-style-name="P1" draw:layer="layout" svg:x1="49.628cm" svg:y1="66.338cm" svg:x2="49.628cm" svg:y2="66.135cm">
          <text:p/>
        </draw:line>
        <draw:line draw:style-name="gr4" draw:text-style-name="P1" draw:layer="layout" svg:x1="49.428cm" svg:y1="66.242cm" svg:x2="49.428cm" svg:y2="65.937cm">
          <text:p/>
        </draw:line>
        <draw:line draw:style-name="gr2" draw:text-style-name="P1" draw:layer="layout" svg:x1="49.628cm" svg:y1="66.14cm" svg:x2="49.628cm" svg:y2="65.937cm">
          <text:p/>
        </draw:line>
        <draw:path draw:style-name="gr63" draw:text-style-name="P1" draw:layer="layout" svg:width="5.044cm" svg:height="4.504cm" draw:transform="skewX (-0.00366519142918799) rotate (0.785049097547049) translate (48.9852883061281cm 66.1863407557366cm)" svg:viewBox="0 0 5045 4505" svg:d="M0 37c340-144 806 144 610 658-114 302 256 791 816 454 266-162 642 265 429 702-392 803 765 163 1111 205 343 42 620 387 700 748 81 363 243 872 814 771 503-88 404 562 542 862l23 68">
          <text:p/>
        </draw:path>
        <draw:path draw:style-name="gr64" draw:text-style-name="P1" draw:layer="layout" svg:width="5.051cm" svg:height="4.505cm" draw:transform="skewX (-0.00191986217719381) rotate (0.785223630472249) translate (48.9858967576499cm 66.1875089314573cm)" svg:viewBox="0 0 5052 4506" svg:d="M0 37c340-144 806 144 611 658-114 302 258 791 817 454 265-161 642 266 429 703-390 803 766 163 1112 204 343 42 621 387 701 748 82 363 245 872 816 772 503-88 404 562 543 862l23 68">
          <text:p/>
        </draw:path>
        <draw:path draw:style-name="gr65" draw:text-style-name="P1" draw:layer="layout" svg:width="6.738cm" svg:height="1.085cm" draw:transform="rotate (-3.14159265358979) translate (55.7503246227288cm 66.9418355255529cm)" svg:viewBox="0 0 6739 1086" svg:d="M6739 832c-139-342-672-468-899 32-133 294-742 376-898-257-75-301-644-266-803 193-292 843-656-427-931-642-272-213-713-166-1026 32-314 198-790 443-1123-32-294-418-684 112-995 225-21 11-43 21-64 32">
          <text:p/>
        </draw:path>
        <draw:path draw:style-name="gr65" draw:text-style-name="P1" draw:layer="layout" svg:width="1.709cm" svg:height="1.457cm" draw:transform="skewX (-0.00331612557878913) rotate (0.845262956740854) translate (53.4748392006559cm 65.8650880880772cm)" svg:viewBox="0 0 1710 1458" svg:d="M0 40c356-98 894-28 1001 355 87 318-224 1177 456 1050l253-53">
          <text:p/>
        </draw:path>
        <draw:path draw:style-name="gr65" draw:text-style-name="P1" draw:layer="layout" svg:width="2.149cm" svg:height="0.612cm" draw:transform="rotate (-3.14159265358979) translate (55.6547282600937cm 66.9634833208717cm)" svg:viewBox="0 0 2150 613" svg:d="M2150 559c-163-331-574-687-931-513-297 144-735 944-1091 352-42-75-85-149-128-224">
          <text:p/>
        </draw:path>
        <draw:custom-shape draw:style-name="gr74" draw:text-style-name="P14" draw:layer="layout" svg:width="2.098cm" svg:height="0.252cm" svg:x="1.636cm" svg:y="66.5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4" draw:layer="layout" svg:width="0.42cm" svg:height="0.249cm" svg:x="1.458cm" svg:y="66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42cm" svg:height="0.249cm" svg:x="3.44cm" svg:y="66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4" draw:layer="layout" svg:width="2.884cm" svg:height="0.249cm" svg:x="1.258cm" svg:y="66.8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4" draw:layer="layout" svg:width="0.578cm" svg:height="0.249cm" svg:x="1.013cm" svg:y="66.8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578cm" svg:height="0.249cm" svg:x="3.737cm" svg:y="66.8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4" draw:layer="layout" svg:width="2.441cm" svg:height="0.291cm" svg:x="1.474cm" svg:y="67.12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4" draw:layer="layout" svg:width="0.487cm" svg:height="0.291cm" svg:x="1.266cm" svg:y="67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487cm" svg:height="0.291cm" svg:x="3.574cm" svg:y="67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4" draw:layer="layout" svg:width="2.098cm" svg:height="0.249cm" svg:x="1.638cm" svg:y="67.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4" draw:layer="layout" svg:width="0.42cm" svg:height="0.249cm" svg:x="1.46cm" svg:y="67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42cm" svg:height="0.249cm" svg:x="3.442cm" svg:y="67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255cm" svg:height="0.252cm" svg:x="2.321cm" svg:y="66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255cm" svg:height="0.252cm" svg:x="1.722cm" svg:y="6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255cm" svg:height="0.252cm" svg:x="2.123cm" svg:y="66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255cm" svg:height="0.252cm" svg:x="2.824cm" svg:y="6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255cm" svg:height="0.256cm" svg:x="3.325cm" svg:y="66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255cm" svg:height="0.252cm" svg:x="1.923cm" svg:y="65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8" draw:text-style-name="P34" draw:layer="layout" svg:width="1.807cm" svg:height="1.711cm" draw:transform="skewX (0.00261799387799151) rotate (-2.57994570029802) translate (2.42793188554924cm 65.1540240676891cm)" svg:viewBox="0 0 1808 1712" svg:d="M1134 1701c166 49 307-76 432-167 132-95 255-237 241-409-12-157-151-247-245-358-99-115-264-144-387-228-111-75-236-121-302-267-58-130-189-236-349-266-200-38-287 115-368 237-82 126-139 268-154 419-17 175 68 327 178 440 100 102 233 160 352 236 146 93 291 184 438 275l141 73 48-1z">
          <text:p/>
        </draw:path>
        <draw:custom-shape draw:style-name="gr75" draw:text-style-name="P14" draw:layer="layout" svg:width="0.255cm" svg:height="0.252cm" svg:x="1.923cm" svg:y="65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255cm" svg:height="0.252cm" svg:x="1.623cm" svg:y="65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255cm" svg:height="0.252cm" svg:x="2.525cm" svg:y="65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.268cm" svg:y1="65.527cm" svg:x2="1.776cm" svg:y2="66.289cm">
          <text:p/>
        </draw:line>
        <draw:custom-shape draw:style-name="gr58" draw:text-style-name="P29" draw:layer="layout" svg:width="0.509cm" svg:height="0.509cm" svg:x="43.627cm" svg:y="42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3.427cm" svg:y="42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3.128cm" svg:y="41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2.73cm" svg:y="41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2.33cm" svg:y="41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2.231cm" svg:y="40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3.528cm" svg:y="42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3.128cm" svg:y="42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2.829cm" svg:y="42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2.73cm" svg:y="4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2.831cm" svg:y="4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3.233cm" svg:y="41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3.534cm" svg:y="4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3.934cm" svg:y="41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4.136cm" svg:y="41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4.136cm" svg:y="42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4.237cm" svg:y="42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4.437cm" svg:y="42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4.739cm" svg:y="4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4.741cm" svg:y="41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4.842cm" svg:y="41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5.143cm" svg:y="41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2.744cm" svg:y="40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2.744cm" svg:y="4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3.346cm" svg:y="4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3.346cm" svg:y="39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4.146cm" svg:y="40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4.248cm" svg:y="39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5.333cm" svg:height="1.356cm" svg:x="48.318cm" svg:y="41.119cm">
          <draw:image xlink:href="Pictures/100000010000003F0000002374A1420218A74062.png" xlink:type="simple" xlink:show="embed" xlink:actuate="onLoad" draw:mime-type="image/png">
            <text:p/>
          </draw:image>
        </draw:frame>
        <draw:frame draw:style-name="gr80" draw:text-style-name="P36" draw:layer="layout" svg:width="4.572cm" svg:height="19.318cm" svg:x="45.971cm" svg:y="39.11cm">
          <draw:text-box>
            <text:p><text:span text:style-name="T10">Low Gene</text:span></text:p>
            <text:p><text:span text:style-name="T10">Expression</text:span></text:p>
          </draw:text-box>
        </draw:frame>
        <draw:frame draw:style-name="gr80" draw:text-style-name="P36" draw:layer="layout" svg:width="4.43cm" svg:height="19.318cm" svg:x="51.812cm" svg:y="39.11cm">
          <draw:text-box>
            <text:p><text:span text:style-name="T10">High Gene</text:span></text:p>
            <text:p><text:span text:style-name="T10">Expression</text:span></text:p>
          </draw:text-box>
        </draw:frame>
        <draw:custom-shape draw:style-name="gr81" draw:text-style-name="P7" draw:layer="layout" svg:width="1.526cm" svg:height="0.462cm" svg:x="12.143cm" svg:y="4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7" draw:layer="layout" svg:width="1.423cm" svg:height="0.52cm" svg:x="12.494cm" svg:y="41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8" draw:layer="layout" svg:width="1.423cm" svg:height="0.462cm" svg:x="12.494cm" svg:y="42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7" draw:layer="layout" svg:width="1.524cm" svg:height="1.523cm" svg:x="42.742cm" svg:y="70.34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8" draw:layer="layout" svg:width="1.269cm" svg:height="1.13cm" svg:x="42.588cm" svg:y="69.23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7" draw:layer="layout" svg:width="1.526cm" svg:height="0.462cm" svg:x="42.441cm" svg:y="69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7" draw:layer="layout" svg:width="1.423cm" svg:height="0.52cm" svg:x="42.794cm" svg:y="70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8" draw:layer="layout" svg:width="1.423cm" svg:height="0.462cm" svg:x="42.794cm" svg:y="70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5" draw:layer="layout" svg:width="19.798cm" svg:height="11.136cm" svg:x="0.6cm" svg:y="2.257cm" draw:page-number="1" presentation:class="page"/>
          <draw:frame presentation:style-name="pr1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6" draw:text-style-name="P1" draw:layer="layout" svg:width="14.023cm" svg:height="11.907cm" svg:x="17.276cm" svg:y="9.023cm">
          <draw:image xlink:href="Pictures/1000000000000212000001C2EAB25FC9990ABB6A.png" xlink:type="simple" xlink:show="embed" xlink:actuate="onLoad" draw:mime-type="image/png">
            <text:p/>
          </draw:image>
        </draw:frame>
        <draw:frame draw:style-name="gr6" draw:text-style-name="P1" draw:layer="layout" svg:width="14.023cm" svg:height="11.907cm" svg:x="17.274cm" svg:y="19.427cm">
          <draw:image xlink:href="Pictures/1000000000000212000001C2D36B1E0F0CDF86F4.png" xlink:type="simple" xlink:show="embed" xlink:actuate="onLoad" draw:mime-type="image/png">
            <text:p/>
          </draw:image>
        </draw:frame>
        <draw:frame draw:style-name="gr6" draw:text-style-name="P1" draw:layer="layout" svg:width="9.008cm" svg:height="17.42cm" svg:x="4.125cm" svg:y="11.505cm">
          <draw:image xlink:href="Pictures/100000000000012C000002448DC34C1053CD3DEE.png" xlink:type="simple" xlink:show="embed" xlink:actuate="onLoad" draw:mime-type="image/png">
            <text:p/>
          </draw:image>
        </draw:frame>
        <draw:custom-shape draw:style-name="gr7" draw:text-style-name="P1" draw:layer="layout" svg:width="6.704cm" svg:height="0.762cm" svg:x="19.768cm" svg:y="18.3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.306cm" svg:height="0.762cm" svg:x="26.468cm" svg:y="18.3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06cm" svg:height="0.762cm" svg:x="19.768cm" svg:y="28.7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6.704cm" svg:height="0.762cm" svg:x="23.068cm" svg:y="28.789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21.167cm" svg:height="10.582cm" svg:x="32.79cm" svg:y="21.019cm">
          <draw:image xlink:href="Pictures/100000000000032000000190649C7E9B14A7C129.png" xlink:type="simple" xlink:show="embed" xlink:actuate="onLoad" draw:mime-type="image/png">
            <text:p/>
          </draw:image>
        </draw:frame>
        <draw:frame draw:style-name="gr6" draw:text-style-name="P1" draw:layer="layout" svg:width="21.167cm" svg:height="10.582cm" svg:x="32.79cm" svg:y="11.02cm">
          <draw:image xlink:href="Pictures/1000000000000320000001904BFEC076B0324907.png" xlink:type="simple" xlink:show="embed" xlink:actuate="onLoad" draw:mime-type="image/png">
            <text:p/>
          </draw:image>
        </draw:frame>
        <draw:frame draw:style-name="gr18" draw:text-style-name="P9" draw:layer="layout" svg:width="11.779cm" svg:height="5.77cm" draw:transform="rotate (1.5707963267949) translate (16.419cm 28.521cm)">
          <draw:text-box>
            <text:p><text:span text:style-name="T3">Number of Genes</text:span></text:p>
          </draw:text-box>
        </draw:frame>
        <draw:frame draw:style-name="gr19" draw:text-style-name="P10" draw:layer="layout" svg:width="11.779cm" svg:height="9.408cm" draw:transform="rotate (1.5707963267949) translate (3.317cm 24.621cm)">
          <draw:text-box>
            <text:p><text:span text:style-name="T4">Amplitude (FPKM)</text:span></text:p>
          </draw:text-box>
        </draw:frame>
        <draw:frame draw:style-name="gr20" draw:text-style-name="P11" draw:layer="layout" svg:width="11.779cm" svg:height="3.082cm" draw:transform="rotate (1.5707963267949) translate (32.119cm 27.018cm)">
          <draw:text-box>
            <text:p><text:span text:style-name="T1">FPKM</text:span></text:p>
          </draw:text-box>
        </draw:frame>
        <draw:frame draw:style-name="gr20" draw:text-style-name="P12" draw:layer="layout" svg:width="11.779cm" svg:height="3.082cm" draw:transform="rotate (1.5707963267949) translate (19.42cm 31.419cm)">
          <draw:text-box>
            <text:p><text:span text:style-name="T5">ZT0</text:span></text:p>
          </draw:text-box>
        </draw:frame>
        <draw:frame draw:style-name="gr20" draw:text-style-name="P12" draw:layer="layout" svg:width="11.779cm" svg:height="3.082cm" draw:transform="rotate (1.5707963267949) translate (21.021cm 31.427cm)">
          <draw:text-box>
            <text:p><text:span text:style-name="T5">ZT4</text:span></text:p>
          </draw:text-box>
        </draw:frame>
        <draw:frame draw:style-name="gr20" draw:text-style-name="P12" draw:layer="layout" svg:width="11.779cm" svg:height="3.082cm" draw:transform="rotate (1.5707963267949) translate (22.721cm 31.419cm)">
          <draw:text-box>
            <text:p><text:span text:style-name="T5">ZT8</text:span></text:p>
          </draw:text-box>
        </draw:frame>
        <draw:frame draw:style-name="gr20" draw:text-style-name="P12" draw:layer="layout" svg:width="11.779cm" svg:height="3.082cm" draw:transform="rotate (1.5707963267949) translate (24.321cm 31.427cm)">
          <draw:text-box>
            <text:p><text:span text:style-name="T5">ZT12</text:span></text:p>
          </draw:text-box>
        </draw:frame>
        <draw:frame draw:style-name="gr20" draw:text-style-name="P12" draw:layer="layout" svg:width="11.779cm" svg:height="3.082cm" draw:transform="rotate (1.5707963267949) translate (26.12cm 31.423cm)">
          <draw:text-box>
            <text:p><text:span text:style-name="T5">ZT16</text:span></text:p>
          </draw:text-box>
        </draw:frame>
        <draw:frame draw:style-name="gr20" draw:text-style-name="P12" draw:layer="layout" svg:width="11.779cm" svg:height="3.082cm" draw:transform="rotate (1.5707963267949) translate (27.721cm 31.427cm)">
          <draw:text-box>
            <text:p><text:span text:style-name="T5">ZT20</text:span></text:p>
          </draw:text-box>
        </draw:frame>
        <draw:frame draw:style-name="gr20" draw:text-style-name="P12" draw:layer="layout" svg:width="11.779cm" svg:height="3.082cm" draw:transform="rotate (1.5707963267949) translate (29.421cm 31.427cm)">
          <draw:text-box>
            <text:p><text:span text:style-name="T5">ZT24</text:span></text:p>
          </draw:text-box>
        </draw:frame>
        <draw:frame draw:style-name="gr20" draw:text-style-name="P12" draw:layer="layout" svg:width="11.779cm" svg:height="3.082cm" draw:transform="rotate (1.5707963267949) translate (19.422cm 21.023cm)">
          <draw:text-box>
            <text:p><text:span text:style-name="T5">ZT0</text:span></text:p>
          </draw:text-box>
        </draw:frame>
        <draw:frame draw:style-name="gr20" draw:text-style-name="P12" draw:layer="layout" svg:width="11.779cm" svg:height="3.082cm" draw:transform="rotate (1.5707963267949) translate (21.023cm 21.031cm)">
          <draw:text-box>
            <text:p><text:span text:style-name="T5">ZT4</text:span></text:p>
          </draw:text-box>
        </draw:frame>
        <draw:frame draw:style-name="gr20" draw:text-style-name="P12" draw:layer="layout" svg:width="11.779cm" svg:height="3.082cm" draw:transform="rotate (1.5707963267949) translate (22.721cm 21.023cm)">
          <draw:text-box>
            <text:p><text:span text:style-name="T5">ZT8</text:span></text:p>
          </draw:text-box>
        </draw:frame>
        <draw:frame draw:style-name="gr20" draw:text-style-name="P12" draw:layer="layout" svg:width="11.779cm" svg:height="3.082cm" draw:transform="rotate (1.5707963267949) translate (24.323cm 21.031cm)">
          <draw:text-box>
            <text:p><text:span text:style-name="T5">ZT12</text:span></text:p>
          </draw:text-box>
        </draw:frame>
        <draw:frame draw:style-name="gr20" draw:text-style-name="P12" draw:layer="layout" svg:width="11.779cm" svg:height="3.082cm" draw:transform="rotate (1.5707963267949) translate (26.122cm 21.023cm)">
          <draw:text-box>
            <text:p><text:span text:style-name="T5">ZT16</text:span></text:p>
          </draw:text-box>
        </draw:frame>
        <draw:frame draw:style-name="gr20" draw:text-style-name="P12" draw:layer="layout" svg:width="11.779cm" svg:height="3.082cm" draw:transform="rotate (1.5707963267949) translate (27.723cm 21.031cm)">
          <draw:text-box>
            <text:p><text:span text:style-name="T5">ZT20</text:span></text:p>
          </draw:text-box>
        </draw:frame>
        <draw:frame draw:style-name="gr20" draw:text-style-name="P12" draw:layer="layout" svg:width="11.779cm" svg:height="3.082cm" draw:transform="rotate (1.5707963267949) translate (29.322cm 21.132cm)">
          <draw:text-box>
            <text:p><text:span text:style-name="T5">ZT24</text:span></text:p>
          </draw:text-box>
        </draw:frame>
        <draw:frame draw:style-name="gr21" draw:text-style-name="P13" draw:layer="layout" svg:width="6.251cm" svg:height="14.922cm" svg:x="2.794cm" svg:y="10.841cm">
          <draw:text-box>
            <text:p><text:span text:style-name="T6"><text:s/></text:span><text:span text:style-name="T6">(A)</text:span></text:p>
          </draw:text-box>
        </draw:frame>
        <draw:frame draw:style-name="gr22" draw:text-style-name="P13" draw:layer="layout" svg:width="6.251cm" svg:height="7.948cm" svg:x="13.194cm" svg:y="10.841cm">
          <draw:text-box>
            <text:p><text:span text:style-name="T6"><text:s/></text:span><text:span text:style-name="T6">(B)</text:span></text:p>
          </draw:text-box>
        </draw:frame>
        <draw:frame draw:style-name="gr21" draw:text-style-name="P13" draw:layer="layout" svg:width="6.251cm" svg:height="14.922cm" svg:x="31.093cm" svg:y="10.841cm">
          <draw:text-box>
            <text:p><text:span text:style-name="T6"><text:s/></text:span><text:span text:style-name="T6">(C)</text:span></text:p>
          </draw:text-box>
        </draw:frame>
        <draw:line draw:style-name="gr30" draw:text-style-name="P1" draw:layer="layout" svg:x1="42.015cm" svg:y1="23.066cm" svg:x2="42.015cm" svg:y2="28.146cm">
          <text:p/>
        </draw:line>
        <draw:line draw:style-name="gr31" draw:text-style-name="P1" draw:layer="layout" svg:x1="40.215cm" svg:y1="23.05cm" svg:x2="40.215cm" svg:y2="28.13cm">
          <text:p/>
        </draw:line>
        <draw:line draw:style-name="gr32" draw:text-style-name="P1" draw:layer="layout" svg:x1="39.216cm" svg:y1="13.152cm" svg:x2="39.216cm" svg:y2="18.232cm">
          <text:p/>
        </draw:line>
        <draw:line draw:style-name="gr33" draw:text-style-name="P1" draw:layer="layout" svg:x1="38.315cm" svg:y1="13.136cm" svg:x2="38.315cm" svg:y2="18.216cm">
          <text:p/>
        </draw:line>
        <draw:line draw:style-name="gr34" draw:text-style-name="P1" draw:layer="layout" svg:x1="39.216cm" svg:y1="13.398cm" svg:x2="38.316cm" svg:y2="13.398cm">
          <text:p/>
        </draw:line>
        <draw:line draw:style-name="gr34" draw:text-style-name="P1" draw:layer="layout" svg:x1="42.029cm" svg:y1="23.6cm" svg:x2="40.216cm" svg:y2="23.6cm">
          <text:p/>
        </draw:line>
        <draw:line draw:style-name="gr35" draw:text-style-name="P1" draw:layer="layout" svg:x1="42.715cm" svg:y1="14.138cm" svg:x2="46.681cm" svg:y2="14.099cm">
          <text:p/>
        </draw:line>
        <draw:line draw:style-name="gr36" draw:text-style-name="P1" draw:layer="layout" svg:x1="42.715cm" svg:y1="15.44cm" svg:x2="46.681cm" svg:y2="15.401cm">
          <text:p/>
        </draw:line>
        <draw:line draw:style-name="gr35" draw:text-style-name="P1" draw:layer="layout" svg:x1="43.926cm" svg:y1="24.219cm" svg:x2="49.582cm" svg:y2="24.219cm">
          <text:p/>
        </draw:line>
        <draw:line draw:style-name="gr36" draw:text-style-name="P1" draw:layer="layout" svg:x1="43.926cm" svg:y1="26.22cm" svg:x2="49.582cm" svg:y2="26.22cm">
          <text:p/>
        </draw:line>
        <draw:line draw:style-name="gr34" draw:text-style-name="P1" draw:layer="layout" svg:x1="46.266cm" svg:y1="14.138cm" svg:x2="46.266cm" svg:y2="15.4cm">
          <text:p/>
        </draw:line>
        <draw:line draw:style-name="gr34" draw:text-style-name="P1" draw:layer="layout" svg:x1="49.382cm" svg:y1="24.219cm" svg:x2="49.382cm" svg:y2="26.185cm">
          <text:p/>
        </draw:line>
        <presentation:notes draw:style-name="dp2">
          <draw:page-thumbnail draw:style-name="gr85" draw:layer="layout" svg:width="19.798cm" svg:height="11.136cm" svg:x="0.6cm" svg:y="2.257cm" draw:page-number="2" presentation:class="page"/>
          <draw:frame presentation:style-name="pr1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3" draw:text-style-name="P15" draw:layer="layout" svg:width="9.394cm" svg:height="14.844cm" svg:x="1.862cm" svg:y="23.836cm">
          <draw:image xlink:href="Pictures/1000000000000163000002313B9AD0902CD34D1C.png" xlink:type="simple" xlink:show="embed" xlink:actuate="onLoad" draw:mime-type="image/png">
            <text:p text:style-name="P14"><text:span text:style-name="T7"><text:s/></text:span></text:p>
          </draw:image>
        </draw:frame>
        <draw:custom-shape draw:style-name="gr24" draw:text-style-name="P16" draw:layer="layout" svg:width="0.762cm" svg:height="0.761cm" svg:x="10.362cm" svg:y="26.64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0.762cm" svg:height="0.761cm" svg:x="10.362cm" svg:y="28.24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0.762cm" svg:height="0.761cm" svg:x="10.362cm" svg:y="29.943cm">
          <text:p/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6.857cm" svg:height="11.977cm" svg:x="11.488cm" svg:y="26.544cm">
          <draw:text-box>
            <text:p><text:span text:style-name="T1">Non rhythmic</text:span></text:p>
          </draw:text-box>
        </draw:frame>
        <draw:frame draw:style-name="gr28" draw:text-style-name="P19" draw:layer="layout" svg:width="9.159cm" svg:height="8.31cm" svg:x="11.488cm" svg:y="28.043cm">
          <draw:text-box>
            <text:p><text:span text:style-name="T1">Single peak</text:span></text:p>
          </draw:text-box>
        </draw:frame>
        <draw:frame draw:style-name="gr28" draw:text-style-name="P19" draw:layer="layout" svg:width="9.159cm" svg:height="8.31cm" svg:x="11.488cm" svg:y="29.846cm">
          <draw:text-box>
            <text:p><text:span text:style-name="T1">Two peaks</text:span></text:p>
          </draw:text-box>
        </draw:frame>
        <draw:frame draw:style-name="gr29" draw:text-style-name="P10" draw:layer="layout" svg:width="11.779cm" svg:height="11.633cm" draw:transform="rotate (1.5707963267949) translate (1.235cm 34.9cm)">
          <draw:text-box>
            <text:p><text:span text:style-name="T4">Number of Genes</text:span></text:p>
          </draw:text-box>
        </draw:frame>
        <draw:frame draw:style-name="gr21" draw:text-style-name="P13" draw:layer="layout" svg:width="6.251cm" svg:height="14.922cm" svg:x="0.211cm" svg:y="23.226cm">
          <draw:text-box>
            <text:p><text:span text:style-name="T6"><text:s/></text:span><text:span text:style-name="T6">(A)</text:span></text:p>
          </draw:text-box>
        </draw:frame>
        <draw:frame draw:style-name="gr6" draw:text-style-name="P1" draw:layer="layout" svg:width="18.693cm" svg:height="16.309cm" svg:x="18.555cm" svg:y="22.884cm">
          <draw:image xlink:href="Pictures/1000000000000320000002BC8C5A6F04DBFD7BA5.png" xlink:type="simple" xlink:show="embed" xlink:actuate="onLoad" draw:mime-type="image/png">
            <text:p/>
          </draw:image>
        </draw:frame>
        <draw:frame draw:style-name="gr20" draw:text-style-name="P11" draw:layer="layout" svg:width="11.779cm" svg:height="3.082cm" draw:transform="rotate (1.5707963267949) translate (17.321cm 32.321cm)">
          <draw:text-box>
            <text:p><text:span text:style-name="T1">FPKM</text:span></text:p>
          </draw:text-box>
        </draw:frame>
        <draw:frame draw:style-name="gr6" draw:text-style-name="P1" draw:layer="layout" svg:width="31.328cm" svg:height="12.557cm" svg:x="3.872cm" svg:y="47.843cm">
          <draw:image xlink:href="Pictures/100000000000033E00000168537C74FD433A5DFD.png" xlink:type="simple" xlink:show="embed" xlink:actuate="onLoad" draw:mime-type="image/png">
            <text:p/>
          </draw:image>
        </draw:frame>
        <draw:frame draw:style-name="gr6" draw:text-style-name="P1" draw:layer="layout" svg:width="31.328cm" svg:height="12.473cm" svg:x="3.869cm" svg:y="38.2cm">
          <draw:image xlink:href="Pictures/100000000000033E00000168661EF9505E3EB619.png" xlink:type="simple" xlink:show="embed" xlink:actuate="onLoad" draw:mime-type="image/png">
            <text:p/>
          </draw:image>
        </draw:frame>
        <draw:custom-shape draw:style-name="gr86" draw:text-style-name="P7" draw:layer="layout" svg:width="13.538cm" svg:height="1.473cm" svg:x="13.619cm" svg:y="48.9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7" draw:layer="layout" svg:width="13.538cm" svg:height="1.473cm" svg:x="13.4cm" svg:y="39.027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7" draw:layer="layout" svg:width="26.488cm" svg:height="2.632cm" svg:x="7.036cm" svg:y="47.03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7" draw:layer="layout" svg:width="26.488cm" svg:height="2.521cm" svg:x="7.036cm" svg:y="56.759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22.335cm" svg:y1="50.418cm" svg:x2="22.335cm" svg:y2="56.156cm">
          <text:p/>
        </draw:line>
        <draw:line draw:style-name="gr40" draw:text-style-name="P1" draw:layer="layout" svg:x1="18.888cm" svg:y1="50.395cm" svg:x2="18.888cm" svg:y2="56.133cm">
          <text:p/>
        </draw:line>
        <draw:line draw:style-name="gr34" draw:text-style-name="P1" draw:layer="layout" svg:x1="17.163cm" svg:y1="50.379cm" svg:x2="17.163cm" svg:y2="56.117cm">
          <text:p/>
        </draw:line>
        <draw:line draw:style-name="gr40" draw:text-style-name="P1" draw:layer="layout" svg:x1="13.871cm" svg:y1="50.361cm" svg:x2="13.871cm" svg:y2="56.099cm">
          <text:p/>
        </draw:line>
        <draw:line draw:style-name="gr34" draw:text-style-name="P1" draw:layer="layout" svg:x1="12.147cm" svg:y1="50.34cm" svg:x2="12.147cm" svg:y2="56.078cm">
          <text:p/>
        </draw:line>
        <draw:line draw:style-name="gr40" draw:text-style-name="P1" draw:layer="layout" svg:x1="8.701cm" svg:y1="50.322cm" svg:x2="8.701cm" svg:y2="56.06cm">
          <text:p/>
        </draw:line>
        <draw:line draw:style-name="gr34" draw:text-style-name="P1" draw:layer="layout" svg:x1="27.506cm" svg:y1="50.395cm" svg:x2="27.506cm" svg:y2="56.133cm">
          <text:p/>
        </draw:line>
        <draw:line draw:style-name="gr34" draw:text-style-name="P1" draw:layer="layout" svg:x1="32.68cm" svg:y1="50.379cm" svg:x2="32.68cm" svg:y2="56.117cm">
          <text:p/>
        </draw:line>
        <draw:line draw:style-name="gr40" draw:text-style-name="P1" draw:layer="layout" svg:x1="18.888cm" svg:y1="40.82cm" svg:x2="18.888cm" svg:y2="46.558cm">
          <text:p/>
        </draw:line>
        <draw:line draw:style-name="gr34" draw:text-style-name="P1" draw:layer="layout" svg:x1="17.163cm" svg:y1="40.804cm" svg:x2="17.163cm" svg:y2="46.542cm">
          <text:p/>
        </draw:line>
        <draw:line draw:style-name="gr40" draw:text-style-name="P1" draw:layer="layout" svg:x1="13.871cm" svg:y1="40.781cm" svg:x2="13.871cm" svg:y2="46.519cm">
          <text:p/>
        </draw:line>
        <draw:line draw:style-name="gr40" draw:text-style-name="P1" draw:layer="layout" svg:x1="8.701cm" svg:y1="40.747cm" svg:x2="8.701cm" svg:y2="46.485cm">
          <text:p/>
        </draw:line>
        <draw:line draw:style-name="gr34" draw:text-style-name="P1" draw:layer="layout" svg:x1="12.147cm" svg:y1="40.765cm" svg:x2="12.147cm" svg:y2="46.503cm">
          <text:p/>
        </draw:line>
        <draw:line draw:style-name="gr40" draw:text-style-name="P1" draw:layer="layout" svg:x1="24.06cm" svg:y1="40.944cm" svg:x2="24.06cm" svg:y2="46.682cm">
          <text:p/>
        </draw:line>
        <draw:line draw:style-name="gr40" draw:text-style-name="P1" draw:layer="layout" svg:x1="29.23cm" svg:y1="40.927cm" svg:x2="29.23cm" svg:y2="46.665cm">
          <text:p/>
        </draw:line>
        <draw:frame draw:style-name="gr22" draw:text-style-name="P13" draw:layer="layout" svg:width="6.251cm" svg:height="7.948cm" svg:x="17.511cm" svg:y="23.226cm">
          <draw:text-box>
            <text:p><text:span text:style-name="T6"><text:s/></text:span><text:span text:style-name="T6">(B)</text:span></text:p>
          </draw:text-box>
        </draw:frame>
        <draw:frame draw:style-name="gr89" draw:text-style-name="P13" draw:layer="layout" svg:width="9.797cm" svg:height="11.51cm" svg:x="1.462cm" svg:y="38.74cm">
          <draw:text-box>
            <text:p><text:span text:style-name="T6"><text:s/></text:span><text:span text:style-name="T6">(C)</text:span></text:p>
          </draw:text-box>
        </draw:frame>
        <presentation:notes draw:style-name="dp2">
          <draw:page-thumbnail draw:style-name="gr85" draw:layer="layout" svg:width="19.798cm" svg:height="11.136cm" svg:x="0.6cm" svg:y="2.257cm" draw:page-number="3" presentation:class="page"/>
          <draw:frame presentation:style-name="pr1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14.929cm" svg:y1="70.188cm" svg:x2="14.929cm" svg:y2="70.036cm">
          <text:p/>
        </draw:line>
        <draw:line draw:style-name="gr2" draw:text-style-name="P1" draw:layer="layout" svg:x1="14.929cm" svg:y1="70.34cm" svg:x2="14.929cm" svg:y2="70.137cm">
          <text:p/>
        </draw:line>
        <draw:line draw:style-name="gr1" draw:text-style-name="P1" draw:layer="layout" svg:x1="14.929cm" svg:y1="69.286cm" svg:x2="14.929cm" svg:y2="69.134cm">
          <text:p/>
        </draw:line>
        <draw:line draw:style-name="gr2" draw:text-style-name="P1" draw:layer="layout" svg:x1="14.929cm" svg:y1="69.438cm" svg:x2="14.929cm" svg:y2="69.235cm">
          <text:p/>
        </draw:line>
        <draw:line draw:style-name="gr2" draw:text-style-name="P1" draw:layer="layout" svg:x1="13.928cm" svg:y1="70.392cm" svg:x2="13.928cm" svg:y2="70.036cm">
          <text:p/>
        </draw:line>
        <draw:line draw:style-name="gr1" draw:text-style-name="P1" draw:layer="layout" svg:x1="13.928cm" svg:y1="69.439cm" svg:x2="13.928cm" svg:y2="69.134cm">
          <text:p/>
        </draw:line>
        <draw:line draw:style-name="gr2" draw:text-style-name="P1" draw:layer="layout" svg:x1="14.229cm" svg:y1="69.389cm" svg:x2="14.229cm" svg:y2="69.033cm">
          <text:p/>
        </draw:line>
        <draw:line draw:style-name="gr1" draw:text-style-name="P1" draw:layer="layout" svg:x1="14.229cm" svg:y1="70.543cm" svg:x2="14.229cm" svg:y2="70.238cm">
          <text:p/>
        </draw:line>
        <draw:line draw:style-name="gr3" draw:text-style-name="P1" draw:layer="layout" svg:x1="14.629cm" svg:y1="69.346cm" svg:x2="14.629cm" svg:y2="69.041cm">
          <text:p/>
        </draw:line>
        <draw:line draw:style-name="gr4" draw:text-style-name="P1" draw:layer="layout" svg:x1="14.629cm" svg:y1="70.543cm" svg:x2="14.629cm" svg:y2="70.238cm">
          <text:p/>
        </draw:line>
        <draw:line draw:style-name="gr3" draw:text-style-name="P1" draw:layer="layout" svg:x1="13.728cm" svg:y1="70.099cm" svg:x2="13.728cm" svg:y2="69.896cm">
          <text:p/>
        </draw:line>
        <draw:line draw:style-name="gr4" draw:text-style-name="P1" draw:layer="layout" svg:x1="13.728cm" svg:y1="69.686cm" svg:x2="13.728cm" svg:y2="69.534cm">
          <text:p/>
        </draw:line>
        <draw:line draw:style-name="gr3" draw:text-style-name="P1" draw:layer="layout" svg:x1="16.529cm" svg:y1="69.291cm" svg:x2="16.529cm" svg:y2="69.037cm">
          <text:p/>
        </draw:line>
        <draw:line draw:style-name="gr4" draw:text-style-name="P1" draw:layer="layout" svg:x1="16.529cm" svg:y1="69.54cm" svg:x2="16.529cm" svg:y2="69.235cm">
          <text:p/>
        </draw:line>
        <draw:line draw:style-name="gr3" draw:text-style-name="P1" draw:layer="layout" svg:x1="16.529cm" svg:y1="70.192cm" svg:x2="16.529cm" svg:y2="69.938cm">
          <text:p/>
        </draw:line>
        <draw:line draw:style-name="gr4" draw:text-style-name="P1" draw:layer="layout" svg:x1="16.529cm" svg:y1="70.442cm" svg:x2="16.529cm" svg:y2="70.137cm">
          <text:p/>
        </draw:line>
        <draw:line draw:style-name="gr3" draw:text-style-name="P1" draw:layer="layout" svg:x1="16.729cm" svg:y1="70.398cm" svg:x2="16.729cm" svg:y2="70.195cm">
          <text:p/>
        </draw:line>
        <draw:line draw:style-name="gr4" draw:text-style-name="P1" draw:layer="layout" svg:x1="16.729cm" svg:y1="70.196cm" svg:x2="16.729cm" svg:y2="69.993cm">
          <text:p/>
        </draw:line>
        <draw:line draw:style-name="gr3" draw:text-style-name="P1" draw:layer="layout" svg:x1="16.729cm" svg:y1="69.497cm" svg:x2="16.729cm" svg:y2="69.294cm">
          <text:p/>
        </draw:line>
        <draw:line draw:style-name="gr4" draw:text-style-name="P1" draw:layer="layout" svg:x1="16.729cm" svg:y1="69.295cm" svg:x2="16.729cm" svg:y2="69.092cm">
          <text:p/>
        </draw:line>
        <draw:line draw:style-name="gr1" draw:text-style-name="P1" draw:layer="layout" svg:x1="16.329cm" svg:y1="70.34cm" svg:x2="16.329cm" svg:y2="70.137cm">
          <text:p/>
        </draw:line>
        <draw:line draw:style-name="gr2" draw:text-style-name="P1" draw:layer="layout" svg:x1="16.329cm" svg:y1="70.542cm" svg:x2="16.329cm" svg:y2="70.339cm">
          <text:p/>
        </draw:line>
        <draw:line draw:style-name="gr1" draw:text-style-name="P1" draw:layer="layout" svg:x1="16.329cm" svg:y1="69.143cm" svg:x2="16.329cm" svg:y2="68.94cm">
          <text:p/>
        </draw:line>
        <draw:line draw:style-name="gr2" draw:text-style-name="P1" draw:layer="layout" svg:x1="16.329cm" svg:y1="69.392cm" svg:x2="16.329cm" svg:y2="69.138cm">
          <text:p/>
        </draw:line>
        <draw:line draw:style-name="gr1" draw:text-style-name="P1" draw:layer="layout" svg:x1="11.729cm" svg:y1="70.037cm" svg:x2="11.729cm" svg:y2="69.834cm">
          <text:p/>
        </draw:line>
        <draw:line draw:style-name="gr2" draw:text-style-name="P1" draw:layer="layout" svg:x1="11.729cm" svg:y1="69.839cm" svg:x2="11.729cm" svg:y2="69.433cm">
          <text:p/>
        </draw:line>
        <draw:line draw:style-name="gr1" draw:text-style-name="P1" draw:layer="layout" svg:x1="11.929cm" svg:y1="70.037cm" svg:x2="11.929cm" svg:y2="69.834cm">
          <text:p/>
        </draw:line>
        <draw:line draw:style-name="gr2" draw:text-style-name="P1" draw:layer="layout" svg:x1="11.929cm" svg:y1="69.839cm" svg:x2="11.929cm" svg:y2="69.534cm">
          <text:p/>
        </draw:line>
        <draw:line draw:style-name="gr3" draw:text-style-name="P1" draw:layer="layout" svg:x1="15.329cm" svg:y1="70.542cm" svg:x2="15.329cm" svg:y2="70.339cm">
          <text:p/>
        </draw:line>
        <draw:line draw:style-name="gr4" draw:text-style-name="P1" draw:layer="layout" svg:x1="15.329cm" svg:y1="70.34cm" svg:x2="15.329cm" svg:y2="70.137cm">
          <text:p/>
        </draw:line>
        <draw:line draw:style-name="gr3" draw:text-style-name="P1" draw:layer="layout" svg:x1="15.329cm" svg:y1="69.341cm" svg:x2="15.329cm" svg:y2="69.138cm">
          <text:p/>
        </draw:line>
        <draw:line draw:style-name="gr4" draw:text-style-name="P1" draw:layer="layout" svg:x1="15.329cm" svg:y1="69.189cm" svg:x2="15.329cm" svg:y2="69.037cm">
          <text:p/>
        </draw:line>
        <draw:line draw:style-name="gr1" draw:text-style-name="P1" draw:layer="layout" svg:x1="15.529cm" svg:y1="70.34cm" svg:x2="15.529cm" svg:y2="70.137cm">
          <text:p/>
        </draw:line>
        <draw:line draw:style-name="gr2" draw:text-style-name="P1" draw:layer="layout" svg:x1="15.529cm" svg:y1="70.538cm" svg:x2="15.529cm" svg:y2="70.335cm">
          <text:p/>
        </draw:line>
        <draw:line draw:style-name="gr1" draw:text-style-name="P1" draw:layer="layout" svg:x1="15.529cm" svg:y1="69.139cm" svg:x2="15.529cm" svg:y2="68.936cm">
          <text:p/>
        </draw:line>
        <draw:line draw:style-name="gr2" draw:text-style-name="P1" draw:layer="layout" svg:x1="15.529cm" svg:y1="69.341cm" svg:x2="15.529cm" svg:y2="69.138cm">
          <text:p/>
        </draw:line>
        <draw:line draw:style-name="gr1" draw:text-style-name="P1" draw:layer="layout" svg:x1="15.729cm" svg:y1="69.384cm" svg:x2="15.729cm" svg:y2="69.13cm">
          <text:p/>
        </draw:line>
        <draw:line draw:style-name="gr2" draw:text-style-name="P1" draw:layer="layout" svg:x1="15.729cm" svg:y1="69.131cm" svg:x2="15.729cm" svg:y2="68.928cm">
          <text:p/>
        </draw:line>
        <draw:line draw:style-name="gr1" draw:text-style-name="P1" draw:layer="layout" svg:x1="15.729cm" svg:y1="70.538cm" svg:x2="15.729cm" svg:y2="70.335cm">
          <text:p/>
        </draw:line>
        <draw:line draw:style-name="gr2" draw:text-style-name="P1" draw:layer="layout" svg:x1="15.729cm" svg:y1="70.336cm" svg:x2="15.729cm" svg:y2="70.133cm">
          <text:p/>
        </draw:line>
        <draw:line draw:style-name="gr1" draw:text-style-name="P1" draw:layer="layout" svg:x1="12.53cm" svg:y1="69.738cm" svg:x2="12.53cm" svg:y2="69.433cm">
          <text:p/>
        </draw:line>
        <draw:line draw:style-name="gr2" draw:text-style-name="P1" draw:layer="layout" svg:x1="12.53cm" svg:y1="70.092cm" svg:x2="12.53cm" svg:y2="69.736cm">
          <text:p/>
        </draw:line>
        <draw:line draw:style-name="gr3" draw:text-style-name="P1" draw:layer="layout" svg:x1="11.529cm" svg:y1="69.742cm" svg:x2="11.529cm" svg:y2="69.437cm">
          <text:p/>
        </draw:line>
        <draw:line draw:style-name="gr4" draw:text-style-name="P1" draw:layer="layout" svg:x1="11.529cm" svg:y1="70.041cm" svg:x2="11.529cm" svg:y2="69.736cm">
          <text:p/>
        </draw:line>
        <draw:line draw:style-name="gr3" draw:text-style-name="P1" draw:layer="layout" svg:x1="12.33cm" svg:y1="69.742cm" svg:x2="12.33cm" svg:y2="69.437cm">
          <text:p/>
        </draw:line>
        <draw:line draw:style-name="gr4" draw:text-style-name="P1" draw:layer="layout" svg:x1="12.33cm" svg:y1="70.041cm" svg:x2="12.33cm" svg:y2="69.736cm">
          <text:p/>
        </draw:line>
        <draw:line draw:style-name="gr3" draw:text-style-name="P1" draw:layer="layout" svg:x1="13.328cm" svg:y1="69.742cm" svg:x2="13.328cm" svg:y2="69.437cm">
          <text:p/>
        </draw:line>
        <draw:line draw:style-name="gr4" draw:text-style-name="P1" draw:layer="layout" svg:x1="13.328cm" svg:y1="70.041cm" svg:x2="13.328cm" svg:y2="69.736cm">
          <text:p/>
        </draw:line>
        <draw:line draw:style-name="gr1" draw:text-style-name="P1" draw:layer="layout" svg:x1="13.156cm" svg:y1="69.987cm" svg:x2="13.156cm" svg:y2="69.733cm">
          <text:p/>
        </draw:line>
        <draw:line draw:style-name="gr2" draw:text-style-name="P1" draw:layer="layout" svg:x1="13.156cm" svg:y1="69.734cm" svg:x2="13.156cm" svg:y2="69.531cm">
          <text:p/>
        </draw:line>
        <draw:line draw:style-name="gr3" draw:text-style-name="P1" draw:layer="layout" svg:x1="12.73cm" svg:y1="70.04cm" svg:x2="12.73cm" svg:y2="69.837cm">
          <text:p/>
        </draw:line>
        <draw:line draw:style-name="gr4" draw:text-style-name="P1" draw:layer="layout" svg:x1="12.73cm" svg:y1="69.843cm" svg:x2="12.73cm" svg:y2="69.437cm">
          <text:p/>
        </draw:line>
        <draw:line draw:style-name="gr1" draw:text-style-name="P1" draw:layer="layout" svg:x1="10.63cm" svg:y1="69.737cm" svg:x2="10.63cm" svg:y2="69.534cm">
          <text:p/>
        </draw:line>
        <draw:line draw:style-name="gr2" draw:text-style-name="P1" draw:layer="layout" svg:x1="10.63cm" svg:y1="69.936cm" svg:x2="10.63cm" svg:y2="69.733cm">
          <text:p/>
        </draw:line>
        <draw:line draw:style-name="gr3" draw:text-style-name="P1" draw:layer="layout" svg:x1="10.828cm" svg:y1="70.04cm" svg:x2="10.828cm" svg:y2="69.837cm">
          <text:p/>
        </draw:line>
        <draw:line draw:style-name="gr1" draw:text-style-name="P1" draw:layer="layout" svg:x1="11.028cm" svg:y1="69.939cm" svg:x2="11.028cm" svg:y2="69.736cm">
          <text:p/>
        </draw:line>
        <draw:line draw:style-name="gr4" draw:text-style-name="P1" draw:layer="layout" svg:x1="10.828cm" svg:y1="69.839cm" svg:x2="10.828cm" svg:y2="69.534cm">
          <text:p/>
        </draw:line>
        <draw:line draw:style-name="gr2" draw:text-style-name="P1" draw:layer="layout" svg:x1="11.028cm" svg:y1="69.737cm" svg:x2="11.028cm" svg:y2="69.534cm">
          <text:p/>
        </draw:line>
        <draw:custom-shape draw:style-name="gr90" draw:text-style-name="P3" draw:layer="layout" svg:width="5.08cm" svg:height="2.137cm" svg:x="10.965cm" svg:y="44.14cm">
          <text:p text:style-name="P2"><text:span text:style-name="T1">Ribosome</text:span></text:p>
          <text:p text:style-name="P2"><text:span text:style-name="T1">Biogenesis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7.093cm" svg:height="17.093cm" draw:transform="rotate (1.5707963267949) translate (34.644cm 65.119cm)">
          <draw:image xlink:href="Pictures/10000000000001F4000001F4240309E61F434FC9.png" xlink:type="simple" xlink:show="embed" xlink:actuate="onLoad" draw:mime-type="image/png">
            <text:p/>
          </draw:image>
        </draw:frame>
        <draw:custom-shape draw:style-name="gr12" draw:text-style-name="P1" draw:layer="layout" svg:width="15.161cm" svg:height="15.162cm" svg:x="35.61cm" svg:y="48.9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6.357cm" svg:height="16.355cm" svg:x="35.009cm" svg:y="48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0.199cm" svg:y1="60.723cm" svg:x2="49.742cm" svg:y2="60.393cm">
          <text:p/>
        </draw:line>
        <draw:line draw:style-name="gr2" draw:text-style-name="P1" draw:layer="layout" svg:x1="43.143cm" svg:y1="48.906cm" svg:x2="43.143cm" svg:y2="48.296cm">
          <text:p/>
        </draw:line>
        <draw:frame draw:style-name="gr6" draw:text-style-name="P1" draw:layer="layout" svg:width="17.093cm" svg:height="17.093cm" draw:transform="rotate (1.5707963267949) translate (4.849cm 65.119cm)">
          <draw:image xlink:href="Pictures/10000000000001F4000001F409B2490E98FAB19D.png" xlink:type="simple" xlink:show="embed" xlink:actuate="onLoad" draw:mime-type="image/png">
            <text:p/>
          </draw:image>
        </draw:frame>
        <draw:custom-shape draw:style-name="gr14" draw:text-style-name="P1" draw:layer="layout" svg:width="16.357cm" svg:height="16.359cm" svg:x="5.213cm" svg:y="48.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15.161cm" svg:height="15.162cm" svg:x="5.813cm" svg:y="48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3.344cm" svg:y1="48.945cm" svg:x2="13.344cm" svg:y2="48.335cm">
          <text:p/>
        </draw:line>
        <draw:line draw:style-name="gr16" draw:text-style-name="P1" draw:layer="layout" svg:x1="6.802cm" svg:y1="60.308cm" svg:x2="6.117cm" svg:y2="60.713cm">
          <text:p/>
        </draw:line>
        <draw:line draw:style-name="gr16" draw:text-style-name="P1" draw:layer="layout" svg:x1="20.507cm" svg:y1="52.496cm" svg:x2="20.755cm" svg:y2="52.317cm">
          <text:p/>
        </draw:line>
        <draw:line draw:style-name="gr16" draw:text-style-name="P1" draw:layer="layout" svg:x1="6.256cm" svg:y1="52.496cm" svg:x2="6.008cm" svg:y2="52.317cm">
          <text:p/>
        </draw:line>
        <draw:line draw:style-name="gr16" draw:text-style-name="P1" draw:layer="layout" svg:x1="20.755cm" svg:y1="60.794cm" svg:x2="20.507cm" svg:y2="60.615cm">
          <text:p/>
        </draw:line>
        <draw:line draw:style-name="gr16" draw:text-style-name="P1" draw:layer="layout" svg:x1="13.344cm" svg:y1="48.642cm" svg:x2="13.344cm" svg:y2="48.032cm">
          <text:p/>
        </draw:line>
        <draw:line draw:style-name="gr16" draw:text-style-name="P1" draw:layer="layout" svg:x1="13.344cm" svg:y1="65.089cm" svg:x2="13.344cm" svg:y2="64.733cm">
          <text:p/>
        </draw:line>
        <draw:line draw:style-name="gr2" draw:text-style-name="P1" draw:layer="layout" svg:x1="36.055cm" svg:y1="52.457cm" svg:x2="35.807cm" svg:y2="52.278cm">
          <text:p/>
        </draw:line>
        <draw:line draw:style-name="gr2" draw:text-style-name="P1" draw:layer="layout" svg:x1="50.454cm" svg:y1="60.903cm" svg:x2="50.206cm" svg:y2="60.724cm">
          <text:p/>
        </draw:line>
        <draw:line draw:style-name="gr2" draw:text-style-name="P1" draw:layer="layout" svg:x1="50.305cm" svg:y1="52.457cm" svg:x2="50.553cm" svg:y2="52.278cm">
          <text:p/>
        </draw:line>
        <draw:line draw:style-name="gr2" draw:text-style-name="P1" draw:layer="layout" svg:x1="35.906cm" svg:y1="60.856cm" svg:x2="36.154cm" svg:y2="60.677cm">
          <text:p/>
        </draw:line>
        <draw:line draw:style-name="gr2" draw:text-style-name="P1" draw:layer="layout" svg:x1="43.242cm" svg:y1="65.05cm" svg:x2="43.242cm" svg:y2="64.694cm">
          <text:p/>
        </draw:line>
        <draw:line draw:style-name="gr2" draw:text-style-name="P1" draw:layer="layout" svg:x1="43.157cm" svg:y1="48.45cm" svg:x2="43.157cm" svg:y2="48.094cm">
          <text:p/>
        </draw:line>
        <draw:frame draw:style-name="gr17" draw:text-style-name="P8" draw:layer="layout" svg:width="4.064cm" svg:height="8.869cm" svg:x="42.13cm" svg:y="46.794cm">
          <draw:text-box>
            <text:p><text:span text:style-name="T2">ZT0</text:span></text:p>
          </draw:text-box>
        </draw:frame>
        <draw:frame draw:style-name="gr17" draw:text-style-name="P8" draw:layer="layout" svg:width="4.064cm" svg:height="8.869cm" svg:x="41.929cm" svg:y="65.096cm">
          <draw:text-box>
            <text:p><text:span text:style-name="T2">ZT12</text:span></text:p>
          </draw:text-box>
        </draw:frame>
        <draw:frame draw:style-name="gr17" draw:text-style-name="P8" draw:layer="layout" svg:width="4.064cm" svg:height="8.869cm" svg:x="12.331cm" svg:y="46.794cm">
          <draw:text-box>
            <text:p><text:span text:style-name="T2">ZT0</text:span></text:p>
          </draw:text-box>
        </draw:frame>
        <draw:frame draw:style-name="gr17" draw:text-style-name="P8" draw:layer="layout" svg:width="4.064cm" svg:height="8.869cm" svg:x="12.131cm" svg:y="65.096cm">
          <draw:text-box>
            <text:p><text:span text:style-name="T2">ZT12</text:span></text:p>
          </draw:text-box>
        </draw:frame>
        <draw:frame draw:style-name="gr17" draw:text-style-name="P8" draw:layer="layout" svg:width="4.064cm" svg:height="8.869cm" svg:x="50.63cm" svg:y="51.495cm">
          <draw:text-box>
            <text:p><text:span text:style-name="T2">ZT4</text:span></text:p>
          </draw:text-box>
        </draw:frame>
        <draw:frame draw:style-name="gr17" draw:text-style-name="P8" draw:layer="layout" svg:width="4.064cm" svg:height="8.869cm" svg:x="50.63cm" svg:y="60.294cm">
          <draw:text-box>
            <text:p><text:span text:style-name="T2">ZT8</text:span></text:p>
          </draw:text-box>
        </draw:frame>
        <draw:frame draw:style-name="gr17" draw:text-style-name="P8" draw:layer="layout" svg:width="4.064cm" svg:height="8.869cm" svg:x="33.229cm" svg:y="60.294cm">
          <draw:text-box>
            <text:p><text:span text:style-name="T2">ZT16</text:span></text:p>
          </draw:text-box>
        </draw:frame>
        <draw:frame draw:style-name="gr17" draw:text-style-name="P8" draw:layer="layout" svg:width="4.064cm" svg:height="8.869cm" svg:x="33.229cm" svg:y="51.495cm">
          <draw:text-box>
            <text:p><text:span text:style-name="T2">ZT20</text:span></text:p>
          </draw:text-box>
        </draw:frame>
        <draw:frame draw:style-name="gr17" draw:text-style-name="P8" draw:layer="layout" svg:width="4.064cm" svg:height="8.869cm" svg:x="20.831cm" svg:y="51.495cm">
          <draw:text-box>
            <text:p><text:span text:style-name="T2">ZT4</text:span></text:p>
          </draw:text-box>
        </draw:frame>
        <draw:frame draw:style-name="gr17" draw:text-style-name="P8" draw:layer="layout" svg:width="4.064cm" svg:height="8.869cm" svg:x="20.831cm" svg:y="60.294cm">
          <draw:text-box>
            <text:p><text:span text:style-name="T2">ZT8</text:span></text:p>
          </draw:text-box>
        </draw:frame>
        <draw:frame draw:style-name="gr17" draw:text-style-name="P8" draw:layer="layout" svg:width="4.064cm" svg:height="8.869cm" svg:x="3.43cm" svg:y="60.298cm">
          <draw:text-box>
            <text:p><text:span text:style-name="T2">ZT16</text:span></text:p>
          </draw:text-box>
        </draw:frame>
        <draw:frame draw:style-name="gr17" draw:text-style-name="P8" draw:layer="layout" svg:width="4.064cm" svg:height="8.869cm" svg:x="3.43cm" svg:y="51.495cm">
          <draw:text-box>
            <text:p><text:span text:style-name="T2">ZT20</text:span></text:p>
          </draw:text-box>
        </draw:frame>
        <draw:frame draw:style-name="gr21" draw:text-style-name="P13" draw:layer="layout" svg:width="6.251cm" svg:height="14.922cm" svg:x="33.393cm" svg:y="39.84cm">
          <draw:text-box>
            <text:p><text:span text:style-name="T6"><text:s/></text:span><text:span text:style-name="T6">(H)</text:span></text:p>
          </draw:text-box>
        </draw:frame>
        <draw:frame draw:style-name="gr21" draw:text-style-name="P13" draw:layer="layout" svg:width="6.251cm" svg:height="14.922cm" svg:x="5.395cm" svg:y="39.44cm">
          <draw:text-box>
            <text:p><text:span text:style-name="T6"><text:s/></text:span><text:span text:style-name="T6">(G)</text:span></text:p>
          </draw:text-box>
        </draw:frame>
        <draw:custom-shape draw:style-name="gr91" draw:text-style-name="P3" draw:layer="layout" svg:width="5.08cm" svg:height="2.137cm" svg:x="40.865cm" svg:y="66.241cm">
          <text:p text:style-name="P2"><text:span text:style-name="T1">Ribosome</text:span></text:p>
          <text:p text:style-name="P2"><text:span text:style-name="T1">Biogenesis</text:span></text:p>
          <draw:enhanced-geometry svg:viewBox="0 0 21600 21600" draw:type="rectangle" draw:enhanced-path="M 0 0 L 21600 0 21600 21600 0 21600 0 0 Z N"/>
        </draw:custom-shape>
        <draw:custom-shape draw:style-name="gr92" draw:text-style-name="P20" draw:layer="layout" svg:width="5.081cm" svg:height="1.268cm" draw:transform="skewX (0.00314159265358986) rotate (-0.861145452934002) translate (22.207cm 48.415cm)">
          <text:p text:style-name="P2"><text:span text:style-name="T1">Translation</text:span></text:p>
          <draw:enhanced-geometry svg:viewBox="0 0 21600 21600" draw:type="rectangle" draw:enhanced-path="M 0 0 L 21600 0 21600 21600 0 21600 0 0 Z N"/>
        </draw:custom-shape>
        <draw:custom-shape draw:style-name="gr93" draw:text-style-name="P20" draw:layer="layout" svg:width="5.081cm" svg:height="1.268cm" draw:transform="skewX (0.00314159265358986) rotate (-0.861145452934002) translate (31.307cm 59.514cm)">
          <text:p text:style-name="P2"><text:span text:style-name="T1">Translation</text:span></text:p>
          <draw:enhanced-geometry svg:viewBox="0 0 21600 21600" draw:type="rectangle" draw:enhanced-path="M 0 0 L 21600 0 21600 21600 0 21600 0 0 Z N"/>
        </draw:custom-shape>
        <draw:custom-shape draw:style-name="gr94" draw:text-style-name="P21" draw:layer="layout" svg:width="6.778cm" svg:height="1.274cm" draw:transform="skewX (-0.000698131700797718) rotate (0.818035820409742) translate (20.414cm 64.688cm)">
          <text:p text:style-name="P2"><text:span text:style-name="T1">Photosynthesis</text:span></text:p>
          <draw:enhanced-geometry svg:viewBox="0 0 21600 21600" draw:type="rectangle" draw:enhanced-path="M 0 0 L 21600 0 21600 21600 0 21600 0 0 Z N"/>
        </draw:custom-shape>
        <draw:custom-shape draw:style-name="gr95" draw:text-style-name="P21" draw:layer="layout" svg:width="6.775cm" svg:height="1.268cm" draw:transform="skewX (0.00244346095279195) rotate (-0.973719189687637) translate (52.313cm 47.792cm)">
          <text:p text:style-name="P2"><text:span text:style-name="T1">Photosynthesis</text:span></text:p>
          <draw:enhanced-geometry svg:viewBox="0 0 21600 21600" draw:type="rectangle" draw:enhanced-path="M 0 0 L 21600 0 21600 21600 0 21600 0 0 Z N"/>
        </draw:custom-shape>
        <draw:custom-shape draw:style-name="gr96" draw:text-style-name="P22" draw:layer="layout" svg:width="5.081cm" svg:height="2.137cm" svg:x="10.964cm" svg:y="66.343cm">
          <text:p text:style-name="P2"><text:span text:style-name="T1">DNA</text:span></text:p>
          <text:p text:style-name="P2"><text:span text:style-name="T1">Replication</text:span></text:p>
          <draw:enhanced-geometry svg:viewBox="0 0 21600 21600" draw:type="rectangle" draw:enhanced-path="M 0 0 L 21600 0 21600 21600 0 21600 0 0 Z N"/>
        </draw:custom-shape>
        <draw:custom-shape draw:style-name="gr97" draw:text-style-name="P22" draw:layer="layout" svg:width="5.079cm" svg:height="2.14cm" draw:transform="skewX (-0.000872664625997176) rotate (0.793601210881822) translate (50.785cm 63.689cm)">
          <text:p text:style-name="P2"><text:span text:style-name="T1">DNA</text:span></text:p>
          <text:p text:style-name="P2"><text:span text:style-name="T1">Replication</text:span></text:p>
          <draw:enhanced-geometry svg:viewBox="0 0 21600 21600" draw:type="rectangle" draw:enhanced-path="M 0 0 L 21600 0 21600 21600 0 21600 0 0 Z N"/>
        </draw:custom-shape>
        <draw:custom-shape draw:style-name="gr98" draw:text-style-name="P23" draw:layer="layout" svg:width="5.083cm" svg:height="2.139cm" draw:transform="skewX (-0.00191986217719389) rotate (0.997106601664361) translate (0.23cm 52.264cm)">
          <text:p text:style-name="P2"><text:span text:style-name="T1">Amino Acid</text:span></text:p>
          <text:p text:style-name="P2"><text:span text:style-name="T1">Metabolism</text:span></text:p>
          <draw:enhanced-geometry svg:viewBox="0 0 21600 21600" draw:type="rectangle" draw:enhanced-path="M 0 0 L 21600 0 21600 21600 0 21600 0 0 Z N"/>
        </draw:custom-shape>
        <draw:custom-shape draw:style-name="gr99" draw:text-style-name="P23" draw:layer="layout" svg:width="5.079cm" svg:height="2.138cm" draw:transform="skewX (0.00139626340159553) rotate (-0.853815070075626) translate (30.317cm 60.302cm)">
          <text:p text:style-name="P2"><text:span text:style-name="T1">Amino Acid</text:span></text:p>
          <text:p text:style-name="P2"><text:span text:style-name="T1">Metabolism</text:span></text:p>
          <draw:enhanced-geometry svg:viewBox="0 0 21600 21600" draw:type="rectangle" draw:enhanced-path="M 0 0 L 21600 0 21600 21600 0 21600 0 0 Z N"/>
        </draw:custom-shape>
        <draw:custom-shape draw:style-name="gr100" draw:text-style-name="P24" draw:layer="layout" svg:width="6.915cm" svg:height="2.138cm" draw:transform="skewX (-0.00139626340159549) rotate (0.80965824000017) translate (21.249cm 65.492cm)">
          <text:p text:style-name="P2"><text:span text:style-name="T1">Carbohydrate</text:span></text:p>
          <text:p text:style-name="P2"><text:span text:style-name="T1">Metabolism</text:span></text:p>
          <draw:enhanced-geometry svg:viewBox="0 0 21600 21600" draw:type="rectangle" draw:enhanced-path="M 0 0 L 21600 0 21600 21600 0 21600 0 0 Z N"/>
        </draw:custom-shape>
        <draw:custom-shape draw:style-name="gr101" draw:text-style-name="P24" draw:layer="layout" svg:width="6.911cm" svg:height="2.14cm" draw:transform="skewX (-0.00052359877559828) rotate (0.941256065600542) translate (29.708cm 52.59cm)">
          <text:p text:style-name="P2"><text:span text:style-name="T1">Carbohydrate</text:span></text:p>
          <text:p text:style-name="P2"><text:span text:style-name="T1">Metabolism</text:span></text:p>
          <draw:enhanced-geometry svg:viewBox="0 0 21600 21600" draw:type="rectangle" draw:enhanced-path="M 0 0 L 21600 0 21600 21600 0 21600 0 0 Z N"/>
        </draw:custom-shape>
        <draw:custom-shape draw:style-name="gr102" draw:text-style-name="P25" draw:layer="layout" svg:width="5.081cm" svg:height="2.137cm" svg:x="40.864cm" svg:y="44.242cm">
          <text:p text:style-name="P2"><text:span text:style-name="T1">Protein</text:span></text:p>
          <text:p text:style-name="P2"><text:span text:style-name="T1">Catabolism</text:span></text:p>
          <draw:enhanced-geometry svg:viewBox="0 0 21600 21600" draw:type="rectangle" draw:enhanced-path="M 0 0 L 21600 0 21600 21600 0 21600 0 0 Z N"/>
        </draw:custom-shape>
        <draw:custom-shape draw:style-name="gr103" draw:text-style-name="P26" draw:layer="layout" svg:width="5.392cm" svg:height="2.137cm" draw:transform="skewX (0.00191986217719369) rotate (-0.853815070075626) translate (1.818cm 59.704cm)">
          <text:p text:style-name="P2"><text:span text:style-name="T1">Intracellular</text:span></text:p>
          <text:p text:style-name="P2"><text:span text:style-name="T1">Transport</text:span></text:p>
          <draw:enhanced-geometry svg:viewBox="0 0 21600 21600" draw:type="rectangle" draw:enhanced-path="M 0 0 L 21600 0 21600 21600 0 21600 0 0 Z N"/>
        </draw:custom-shape>
        <draw:custom-shape draw:style-name="gr56" draw:text-style-name="P27" draw:layer="layout" svg:width="1.524cm" svg:height="1.527cm" svg:x="12.444cm" svg:y="41.84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8" draw:layer="layout" svg:width="1.269cm" svg:height="1.13cm" svg:x="12.29cm" svg:y="40.734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7" draw:layer="layout" svg:width="1.524cm" svg:height="1.527cm" svg:x="24.891cm" svg:y="48.54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8" draw:layer="layout" svg:width="1.269cm" svg:height="1.13cm" svg:x="24.992cm" svg:y="47.93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23.676cm" svg:y1="49.12cm" svg:x2="27.994cm" svg:y2="49.12cm">
          <text:p/>
        </draw:line>
        <draw:custom-shape draw:style-name="gr58" draw:text-style-name="P29" draw:layer="layout" svg:width="0.509cm" svg:height="0.509cm" svg:x="25.227cm" svg:y="48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25.029cm" svg:y="48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24.73cm" svg:y="47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24.331cm" svg:y="47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23.931cm" svg:y="47.4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23.832cm" svg:y="47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7" draw:layer="layout" svg:width="1.526cm" svg:height="1.527cm" svg:x="33.989cm" svg:y="66.3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8" draw:layer="layout" svg:width="1.269cm" svg:height="1.13cm" svg:x="34.09cm" svg:y="65.733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1" draw:layer="layout" svg:x1="32.773cm" svg:y1="66.92cm" svg:x2="37.091cm" svg:y2="66.92cm">
          <text:p/>
        </draw:line>
        <draw:custom-shape draw:style-name="gr58" draw:text-style-name="P29" draw:layer="layout" svg:width="0.509cm" svg:height="0.509cm" svg:x="34.326cm" svg:y="6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34.128cm" svg:y="65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33.829cm" svg:y="65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33.429cm" svg:y="6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33.031cm" svg:y="65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32.932cm" svg:y="6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0" draw:layer="layout" svg:width="4.062cm" svg:height="2.028cm" svg:x="23.875cm" svg:y="66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1" draw:layer="layout" svg:width="3.387cm" svg:height="1.694cm" svg:x="24.552cm" svg:y="67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25.944cm" svg:y="68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26.045cm" svg:y="67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26.045cm" svg:y="6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25.512cm" svg:y="68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25.512cm" svg:y="6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25.512cm" svg:y="6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24.978cm" svg:y="68.1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24.978cm" svg:y="6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2" draw:layer="layout" svg:width="1.696cm" svg:height="0.68cm" svg:x="24.978cm" svg:y="67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0" draw:layer="layout" svg:width="4.062cm" svg:height="2.028cm" svg:x="51.56cm" svg:y="45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1" draw:layer="layout" svg:width="3.387cm" svg:height="1.694cm" svg:x="52.237cm" svg:y="45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53.629cm" svg:y="46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53.728cm" svg:y="46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53.728cm" svg:y="45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53.195cm" svg:y="4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53.195cm" svg:y="46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53.195cm" svg:y="45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52.663cm" svg:y="46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32" draw:layer="layout" svg:width="1.696cm" svg:height="0.676cm" svg:x="52.663cm" svg:y="4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2" draw:layer="layout" svg:width="1.696cm" svg:height="0.68cm" svg:x="52.663cm" svg:y="45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3" draw:text-style-name="P1" draw:layer="layout" svg:width="5.044cm" svg:height="4.504cm" draw:transform="skewX (-0.00366519142918799) rotate (0.785049097547049) translate (10.3872883061281cm 69.7833407557365cm)" svg:viewBox="0 0 5045 4505" svg:d="M0 37c340-144 806 144 610 658-114 302 256 791 816 454 266-162 642 265 429 702-392 803 765 163 1111 205 343 42 620 387 700 748 81 363 243 872 814 771 503-88 404 562 542 862l23 68">
          <text:p/>
        </draw:path>
        <draw:path draw:style-name="gr64" draw:text-style-name="P1" draw:layer="layout" svg:width="5.051cm" svg:height="4.505cm" draw:transform="skewX (-0.00191986217719373) rotate (0.785223630472249) translate (10.3878967576498cm 69.7855089314573cm)" svg:viewBox="0 0 5052 4506" svg:d="M0 37c340-144 806 144 611 658-114 302 258 791 817 454 265-161 642 266 429 703-390 803 766 163 1112 204 343 42 621 387 701 748 82 363 245 872 816 772 503-88 404 562 543 862l23 68">
          <text:p/>
        </draw:path>
        <draw:path draw:style-name="gr65" draw:text-style-name="P1" draw:layer="layout" svg:width="6.738cm" svg:height="1.085cm" draw:transform="rotate (-3.14159265358979) translate (17.1523246227288cm 70.5398355255529cm)" svg:viewBox="0 0 6739 1086" svg:d="M6739 832c-139-342-672-468-899 32-133 294-742 376-898-257-75-301-644-266-803 193-292 843-656-427-931-642-272-213-713-166-1026 32-314 198-790 443-1123-32-294-418-684 112-995 225-21 11-43 21-64 32">
          <text:p/>
        </draw:path>
        <draw:path draw:style-name="gr65" draw:text-style-name="P1" draw:layer="layout" svg:width="1.709cm" svg:height="1.457cm" draw:transform="skewX (-0.00331612557878916) rotate (0.845262956740854) translate (14.8758392006559cm 69.4620880880772cm)" svg:viewBox="0 0 1710 1458" svg:d="M0 40c356-98 894-28 1001 355 87 318-224 1177 456 1050l253-53">
          <text:p/>
        </draw:path>
        <draw:path draw:style-name="gr65" draw:text-style-name="P1" draw:layer="layout" svg:width="2.149cm" svg:height="0.612cm" draw:transform="rotate (-3.14159265358979) translate (17.0557282600937cm 70.5644833208717cm)" svg:viewBox="0 0 2150 613" svg:d="M2150 559c-163-331-574-687-931-513-297 144-735 944-1091 352-42-75-85-149-128-224">
          <text:p/>
        </draw:path>
        <draw:custom-shape draw:style-name="gr66" draw:text-style-name="P1" draw:layer="layout" svg:width="0.762cm" svg:height="0.761cm" svg:x="27.563cm" svg:y="45.5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28.764cm" svg:y="45.5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9.525cm" svg:y1="45.968cm" svg:x2="29.964cm" svg:y2="45.968cm">
          <text:p/>
        </draw:line>
        <draw:line draw:style-name="gr67" draw:text-style-name="P1" draw:layer="layout" svg:x1="28.327cm" svg:y1="45.968cm" svg:x2="28.766cm" svg:y2="45.968cm">
          <text:p/>
        </draw:line>
        <draw:custom-shape draw:style-name="gr66" draw:text-style-name="P1" draw:layer="layout" svg:width="0.762cm" svg:height="0.761cm" svg:x="29.963cm" svg:y="45.5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30.726cm" svg:y1="45.968cm" svg:x2="31.165cm" svg:y2="45.968cm">
          <text:p/>
        </draw:line>
        <draw:custom-shape draw:style-name="gr66" draw:text-style-name="P1" draw:layer="layout" svg:width="0.762cm" svg:height="0.761cm" svg:x="31.163cm" svg:y="45.5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30.174cm" svg:y1="45.051cm" svg:x2="30.567cm" svg:y2="45.567cm">
          <text:p/>
        </draw:line>
        <draw:custom-shape draw:style-name="gr68" draw:text-style-name="P1" draw:layer="layout" svg:width="0.761cm" svg:height="0.762cm" draw:transform="rotate (-0.872315560146766) translate (29.997cm 44.207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9.374cm" svg:y1="43.952cm" svg:x2="29.767cm" svg:y2="44.468cm">
          <text:p/>
        </draw:line>
        <draw:custom-shape draw:style-name="gr68" draw:text-style-name="P1" draw:layer="layout" svg:width="0.761cm" svg:height="0.762cm" draw:transform="rotate (-0.872315560146766) translate (29.197cm 43.108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7.129cm" svg:y1="45.968cm" svg:x2="27.568cm" svg:y2="45.968cm">
          <text:p/>
        </draw:line>
        <draw:custom-shape draw:style-name="gr66" draw:text-style-name="P1" draw:layer="layout" svg:width="0.762cm" svg:height="0.761cm" svg:x="26.364cm" svg:y="45.55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7.736cm" svg:y1="45.024cm" svg:x2="28.129cm" svg:y2="45.54cm">
          <text:p/>
        </draw:line>
        <draw:custom-shape draw:style-name="gr68" draw:text-style-name="P1" draw:layer="layout" svg:width="0.761cm" svg:height="0.762cm" draw:transform="rotate (-0.872315560146766) translate (27.559cm 44.18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29.041cm" svg:y="46.573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30.242cm" svg:y="46.57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31.005cm" svg:y1="46.982cm" svg:x2="31.444cm" svg:y2="46.982cm">
          <text:p/>
        </draw:line>
        <draw:line draw:style-name="gr67" draw:text-style-name="P1" draw:layer="layout" svg:x1="29.806cm" svg:y1="46.982cm" svg:x2="30.245cm" svg:y2="46.982cm">
          <text:p/>
        </draw:line>
        <draw:custom-shape draw:style-name="gr66" draw:text-style-name="P1" draw:layer="layout" svg:width="0.762cm" svg:height="0.761cm" svg:x="31.442cm" svg:y="46.57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32.205cm" svg:y1="46.982cm" svg:x2="32.644cm" svg:y2="46.982cm">
          <text:p/>
        </draw:line>
        <draw:custom-shape draw:style-name="gr66" draw:text-style-name="P1" draw:layer="layout" svg:width="0.762cm" svg:height="0.761cm" svg:x="32.643cm" svg:y="46.577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19.665cm" svg:y="68.63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20.867cm" svg:y="68.6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1.628cm" svg:y1="69.04cm" svg:x2="22.067cm" svg:y2="69.04cm">
          <text:p/>
        </draw:line>
        <draw:line draw:style-name="gr67" draw:text-style-name="P1" draw:layer="layout" svg:x1="20.43cm" svg:y1="69.04cm" svg:x2="20.869cm" svg:y2="69.04cm">
          <text:p/>
        </draw:line>
        <draw:custom-shape draw:style-name="gr66" draw:text-style-name="P1" draw:layer="layout" svg:width="0.762cm" svg:height="0.761cm" svg:x="22.066cm" svg:y="68.6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2.829cm" svg:y1="69.04cm" svg:x2="23.268cm" svg:y2="69.04cm">
          <text:p/>
        </draw:line>
        <draw:custom-shape draw:style-name="gr66" draw:text-style-name="P1" draw:layer="layout" svg:width="0.762cm" svg:height="0.761cm" svg:x="23.266cm" svg:y="68.6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2.277cm" svg:y1="68.127cm" svg:x2="22.67cm" svg:y2="68.643cm">
          <text:p/>
        </draw:line>
        <draw:custom-shape draw:style-name="gr68" draw:text-style-name="P1" draw:layer="layout" svg:width="0.761cm" svg:height="0.762cm" draw:transform="rotate (-0.872315560146766) translate (22.1cm 67.283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1.477cm" svg:y1="67.024cm" svg:x2="21.87cm" svg:y2="67.54cm">
          <text:p/>
        </draw:line>
        <draw:custom-shape draw:style-name="gr68" draw:text-style-name="P1" draw:layer="layout" svg:width="0.761cm" svg:height="0.762cm" draw:transform="rotate (-0.872315560146766) translate (21.3cm 66.184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19.231cm" svg:y1="69.04cm" svg:x2="19.67cm" svg:y2="69.04cm">
          <text:p/>
        </draw:line>
        <draw:custom-shape draw:style-name="gr66" draw:text-style-name="P1" draw:layer="layout" svg:width="0.762cm" svg:height="0.761cm" svg:x="18.466cm" svg:y="68.63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19.838cm" svg:y1="68.1cm" svg:x2="20.231cm" svg:y2="68.616cm">
          <text:p/>
        </draw:line>
        <draw:custom-shape draw:style-name="gr68" draw:text-style-name="P1" draw:layer="layout" svg:width="0.761cm" svg:height="0.762cm" draw:transform="rotate (-0.872315560146766) translate (19.661cm 67.256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21.144cm" svg:y="69.6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6" draw:text-style-name="P1" draw:layer="layout" svg:width="0.762cm" svg:height="0.761cm" svg:x="22.345cm" svg:y="69.6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3.108cm" svg:y1="70.058cm" svg:x2="23.547cm" svg:y2="70.058cm">
          <text:p/>
        </draw:line>
        <draw:line draw:style-name="gr67" draw:text-style-name="P1" draw:layer="layout" svg:x1="21.909cm" svg:y1="70.058cm" svg:x2="22.348cm" svg:y2="70.058cm">
          <text:p/>
        </draw:line>
        <draw:custom-shape draw:style-name="gr66" draw:text-style-name="P1" draw:layer="layout" svg:width="0.762cm" svg:height="0.761cm" svg:x="23.545cm" svg:y="69.6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67" draw:text-style-name="P1" draw:layer="layout" svg:x1="24.308cm" svg:y1="70.058cm" svg:x2="24.747cm" svg:y2="70.058cm">
          <text:p/>
        </draw:line>
        <draw:custom-shape draw:style-name="gr66" draw:text-style-name="P1" draw:layer="layout" svg:width="0.762cm" svg:height="0.761cm" svg:x="24.746cm" svg:y="69.649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9" draw:text-style-name="P1" draw:layer="layout" svg:width="0.761cm" svg:height="0.762cm" draw:transform="rotate (-1.5707963267949) translate (28.878cm 65.877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70" draw:text-style-name="P1" draw:layer="layout" svg:x1="28.915cm" svg:y1="66.132cm" svg:x2="29.272cm" svg:y2="65.929cm">
          <text:p/>
        </draw:line>
        <draw:line draw:style-name="gr70" draw:text-style-name="P1" draw:layer="layout" svg:x1="29.573cm" svg:y1="66.132cm" svg:x2="29.216cm" svg:y2="65.929cm">
          <text:p/>
        </draw:line>
        <draw:line draw:style-name="gr70" draw:text-style-name="P1" draw:layer="layout" svg:x1="29.517cm" svg:y1="66.132cm" svg:x2="29.874cm" svg:y2="65.929cm">
          <text:p/>
        </draw:line>
        <draw:line draw:style-name="gr70" draw:text-style-name="P1" draw:layer="layout" svg:x1="30.173cm" svg:y1="66.132cm" svg:x2="29.816cm" svg:y2="65.929cm">
          <text:p/>
        </draw:line>
        <draw:line draw:style-name="gr70" draw:text-style-name="P1" draw:layer="layout" svg:x1="29.546cm" svg:y1="66.436cm" svg:x2="29.546cm" svg:y2="66.131cm">
          <text:p/>
        </draw:line>
        <draw:line draw:style-name="gr70" draw:text-style-name="P1" draw:layer="layout" svg:x1="29.845cm" svg:y1="65.935cm" svg:x2="29.845cm" svg:y2="65.63cm">
          <text:p/>
        </draw:line>
        <draw:line draw:style-name="gr70" draw:text-style-name="P1" draw:layer="layout" svg:x1="31.118cm" svg:y1="66.532cm" svg:x2="31.475cm" svg:y2="66.329cm">
          <text:p/>
        </draw:line>
        <draw:line draw:style-name="gr70" draw:text-style-name="P1" draw:layer="layout" svg:x1="31.774cm" svg:y1="66.532cm" svg:x2="31.417cm" svg:y2="66.329cm">
          <text:p/>
        </draw:line>
        <draw:line draw:style-name="gr70" draw:text-style-name="P1" draw:layer="layout" svg:x1="31.718cm" svg:y1="66.532cm" svg:x2="32.075cm" svg:y2="66.329cm">
          <text:p/>
        </draw:line>
        <draw:line draw:style-name="gr70" draw:text-style-name="P1" draw:layer="layout" svg:x1="31.744cm" svg:y1="66.836cm" svg:x2="31.744cm" svg:y2="66.531cm">
          <text:p/>
        </draw:line>
        <draw:line draw:style-name="gr70" draw:text-style-name="P1" draw:layer="layout" svg:x1="31.445cm" svg:y1="66.335cm" svg:x2="31.445cm" svg:y2="66.03cm">
          <text:p/>
        </draw:line>
        <draw:line draw:style-name="gr70" draw:text-style-name="P1" draw:layer="layout" svg:x1="31.475cm" svg:y1="66.082cm" svg:x2="31.118cm" svg:y2="65.879cm">
          <text:p/>
        </draw:line>
        <draw:line draw:style-name="gr70" draw:text-style-name="P1" draw:layer="layout" svg:x1="31.144cm" svg:y1="65.939cm" svg:x2="31.144cm" svg:y2="65.634cm">
          <text:p/>
        </draw:line>
        <draw:frame draw:style-name="gr71" draw:text-style-name="P33" draw:layer="layout" svg:width="1.017cm" svg:height="4.942cm" svg:x="29.124cm" svg:y="66.292cm">
          <draw:text-box>
            <text:p><text:span text:style-name="T8">NH</text:span><text:span text:style-name="T9">2</text:span></text:p>
          </draw:text-box>
        </draw:frame>
        <draw:frame draw:style-name="gr72" draw:text-style-name="P33" draw:layer="layout" svg:width="1.017cm" svg:height="3.446cm" svg:x="29.423cm" svg:y="65.193cm">
          <draw:text-box>
            <text:p><text:span text:style-name="T8"><text:s/></text:span><text:span text:style-name="T8">O</text:span></text:p>
          </draw:text-box>
        </draw:frame>
        <draw:frame draw:style-name="gr73" draw:text-style-name="P33" draw:layer="layout" svg:width="1.017cm" svg:height="4.681cm" svg:x="29.842cm" svg:y="65.896cm">
          <draw:text-box>
            <text:p><text:span text:style-name="T8"><text:s/></text:span><text:span text:style-name="T8">OH</text:span></text:p>
          </draw:text-box>
        </draw:frame>
        <draw:frame draw:style-name="gr72" draw:text-style-name="P33" draw:layer="layout" svg:width="1.017cm" svg:height="3.446cm" svg:x="31.323cm" svg:y="66.696cm">
          <draw:text-box>
            <text:p><text:span text:style-name="T8"><text:s/></text:span><text:span text:style-name="T8">O</text:span></text:p>
          </draw:text-box>
        </draw:frame>
        <draw:frame draw:style-name="gr73" draw:text-style-name="P33" draw:layer="layout" svg:width="1.017cm" svg:height="4.681cm" svg:x="31.742cm" svg:y="65.997cm">
          <draw:text-box>
            <text:p><text:span text:style-name="T8"><text:s/></text:span><text:span text:style-name="T8">OH</text:span></text:p>
          </draw:text-box>
        </draw:frame>
        <draw:frame draw:style-name="gr71" draw:text-style-name="P33" draw:layer="layout" svg:width="1.017cm" svg:height="4.942cm" svg:x="30.424cm" svg:y="66.292cm">
          <draw:text-box>
            <text:p><text:span text:style-name="T8">NH</text:span><text:span text:style-name="T9">2</text:span></text:p>
          </draw:text-box>
        </draw:frame>
        <draw:line draw:style-name="gr70" draw:text-style-name="P1" draw:layer="layout" svg:x1="29.79cm" svg:y1="65.033cm" svg:x2="30.147cm" svg:y2="64.83cm">
          <text:p/>
        </draw:line>
        <draw:line draw:style-name="gr70" draw:text-style-name="P1" draw:layer="layout" svg:x1="30.446cm" svg:y1="65.033cm" svg:x2="30.089cm" svg:y2="64.83cm">
          <text:p/>
        </draw:line>
        <draw:line draw:style-name="gr70" draw:text-style-name="P1" draw:layer="layout" svg:x1="30.39cm" svg:y1="65.033cm" svg:x2="30.747cm" svg:y2="64.83cm">
          <text:p/>
        </draw:line>
        <draw:line draw:style-name="gr70" draw:text-style-name="P1" draw:layer="layout" svg:x1="31.048cm" svg:y1="65.033cm" svg:x2="30.691cm" svg:y2="64.83cm">
          <text:p/>
        </draw:line>
        <draw:line draw:style-name="gr70" draw:text-style-name="P1" draw:layer="layout" svg:x1="30.419cm" svg:y1="65.337cm" svg:x2="30.419cm" svg:y2="65.032cm">
          <text:p/>
        </draw:line>
        <draw:line draw:style-name="gr70" draw:text-style-name="P1" draw:layer="layout" svg:x1="30.72cm" svg:y1="64.836cm" svg:x2="30.72cm" svg:y2="64.531cm">
          <text:p/>
        </draw:line>
        <draw:frame draw:style-name="gr71" draw:text-style-name="P33" draw:layer="layout" svg:width="1.017cm" svg:height="4.942cm" svg:x="29.997cm" svg:y="65.193cm">
          <draw:text-box>
            <text:p><text:span text:style-name="T8">NH</text:span><text:span text:style-name="T9">2</text:span></text:p>
          </draw:text-box>
        </draw:frame>
        <draw:frame draw:style-name="gr72" draw:text-style-name="P33" draw:layer="layout" svg:width="1.017cm" svg:height="3.446cm" svg:x="30.296cm" svg:y="64.094cm">
          <draw:text-box>
            <text:p><text:span text:style-name="T8"><text:s/></text:span><text:span text:style-name="T8">O</text:span></text:p>
          </draw:text-box>
        </draw:frame>
        <draw:frame draw:style-name="gr73" draw:text-style-name="P33" draw:layer="layout" svg:width="1.017cm" svg:height="4.681cm" svg:x="30.717cm" svg:y="64.793cm">
          <draw:text-box>
            <text:p><text:span text:style-name="T8"><text:s/></text:span><text:span text:style-name="T8">OH</text:span></text:p>
          </draw:text-box>
        </draw:frame>
        <draw:line draw:style-name="gr70" draw:text-style-name="P1" draw:layer="layout" svg:x1="29.192cm" svg:y1="65.033cm" svg:x2="29.549cm" svg:y2="64.83cm">
          <text:p/>
        </draw:line>
        <draw:line draw:style-name="gr70" draw:text-style-name="P1" draw:layer="layout" svg:x1="29.848cm" svg:y1="65.033cm" svg:x2="29.491cm" svg:y2="64.83cm">
          <text:p/>
        </draw:line>
        <draw:line draw:style-name="gr70" draw:text-style-name="P1" draw:layer="layout" svg:x1="29.25cm" svg:y1="65.033cm" svg:x2="28.893cm" svg:y2="64.83cm">
          <text:p/>
        </draw:line>
        <draw:frame draw:style-name="gr71" draw:text-style-name="P33" draw:layer="layout" svg:width="1.017cm" svg:height="4.942cm" svg:x="28.098cm" svg:y="64.494cm">
          <draw:text-box>
            <text:p><text:span text:style-name="T8">H</text:span><text:span text:style-name="T9">2</text:span><text:span text:style-name="T8">N</text:span></text:p>
          </draw:text-box>
        </draw:frame>
        <draw:custom-shape draw:style-name="gr69" draw:text-style-name="P1" draw:layer="layout" svg:width="0.761cm" svg:height="0.762cm" draw:transform="rotate (-1.5707963267949) translate (1.462cm 46.981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70" draw:text-style-name="P1" draw:layer="layout" svg:x1="1.499cm" svg:y1="47.233cm" svg:x2="1.856cm" svg:y2="47.03cm">
          <text:p/>
        </draw:line>
        <draw:line draw:style-name="gr70" draw:text-style-name="P1" draw:layer="layout" svg:x1="2.157cm" svg:y1="47.233cm" svg:x2="1.8cm" svg:y2="47.03cm">
          <text:p/>
        </draw:line>
        <draw:line draw:style-name="gr70" draw:text-style-name="P1" draw:layer="layout" svg:x1="2.101cm" svg:y1="47.233cm" svg:x2="2.458cm" svg:y2="47.03cm">
          <text:p/>
        </draw:line>
        <draw:line draw:style-name="gr70" draw:text-style-name="P1" draw:layer="layout" svg:x1="2.757cm" svg:y1="47.233cm" svg:x2="2.4cm" svg:y2="47.03cm">
          <text:p/>
        </draw:line>
        <draw:line draw:style-name="gr70" draw:text-style-name="P1" draw:layer="layout" svg:x1="2.13cm" svg:y1="47.537cm" svg:x2="2.13cm" svg:y2="47.232cm">
          <text:p/>
        </draw:line>
        <draw:line draw:style-name="gr70" draw:text-style-name="P1" draw:layer="layout" svg:x1="2.429cm" svg:y1="47.035cm" svg:x2="2.429cm" svg:y2="46.73cm">
          <text:p/>
        </draw:line>
        <draw:line draw:style-name="gr70" draw:text-style-name="P1" draw:layer="layout" svg:x1="3.702cm" svg:y1="47.633cm" svg:x2="4.059cm" svg:y2="47.43cm">
          <text:p/>
        </draw:line>
        <draw:line draw:style-name="gr70" draw:text-style-name="P1" draw:layer="layout" svg:x1="4.358cm" svg:y1="47.633cm" svg:x2="4.001cm" svg:y2="47.43cm">
          <text:p/>
        </draw:line>
        <draw:line draw:style-name="gr70" draw:text-style-name="P1" draw:layer="layout" svg:x1="4.302cm" svg:y1="47.633cm" svg:x2="4.659cm" svg:y2="47.43cm">
          <text:p/>
        </draw:line>
        <draw:line draw:style-name="gr70" draw:text-style-name="P1" draw:layer="layout" svg:x1="4.328cm" svg:y1="47.937cm" svg:x2="4.328cm" svg:y2="47.632cm">
          <text:p/>
        </draw:line>
        <draw:line draw:style-name="gr70" draw:text-style-name="P1" draw:layer="layout" svg:x1="4.029cm" svg:y1="47.436cm" svg:x2="4.029cm" svg:y2="47.131cm">
          <text:p/>
        </draw:line>
        <draw:line draw:style-name="gr70" draw:text-style-name="P1" draw:layer="layout" svg:x1="4.059cm" svg:y1="47.182cm" svg:x2="3.702cm" svg:y2="46.979cm">
          <text:p/>
        </draw:line>
        <draw:line draw:style-name="gr70" draw:text-style-name="P1" draw:layer="layout" svg:x1="3.728cm" svg:y1="47.039cm" svg:x2="3.728cm" svg:y2="46.734cm">
          <text:p/>
        </draw:line>
        <draw:frame draw:style-name="gr71" draw:text-style-name="P33" draw:layer="layout" svg:width="1.017cm" svg:height="4.942cm" svg:x="1.708cm" svg:y="47.393cm">
          <draw:text-box>
            <text:p><text:span text:style-name="T8">NH</text:span><text:span text:style-name="T9">2</text:span></text:p>
          </draw:text-box>
        </draw:frame>
        <draw:frame draw:style-name="gr72" draw:text-style-name="P33" draw:layer="layout" svg:width="1.017cm" svg:height="3.446cm" svg:x="2.007cm" svg:y="46.293cm">
          <draw:text-box>
            <text:p><text:span text:style-name="T8"><text:s/></text:span><text:span text:style-name="T8">O</text:span></text:p>
          </draw:text-box>
        </draw:frame>
        <draw:frame draw:style-name="gr73" draw:text-style-name="P33" draw:layer="layout" svg:width="1.017cm" svg:height="4.681cm" svg:x="2.426cm" svg:y="46.996cm">
          <draw:text-box>
            <text:p><text:span text:style-name="T8"><text:s/></text:span><text:span text:style-name="T8">OH</text:span></text:p>
          </draw:text-box>
        </draw:frame>
        <draw:frame draw:style-name="gr72" draw:text-style-name="P33" draw:layer="layout" svg:width="1.017cm" svg:height="3.446cm" svg:x="3.907cm" svg:y="47.793cm">
          <draw:text-box>
            <text:p><text:span text:style-name="T8"><text:s/></text:span><text:span text:style-name="T8">O</text:span></text:p>
          </draw:text-box>
        </draw:frame>
        <draw:frame draw:style-name="gr73" draw:text-style-name="P33" draw:layer="layout" svg:width="1.017cm" svg:height="4.681cm" svg:x="4.325cm" svg:y="47.097cm">
          <draw:text-box>
            <text:p><text:span text:style-name="T8"><text:s/></text:span><text:span text:style-name="T8">OH</text:span></text:p>
          </draw:text-box>
        </draw:frame>
        <draw:frame draw:style-name="gr71" draw:text-style-name="P33" draw:layer="layout" svg:width="1.017cm" svg:height="4.942cm" svg:x="3.008cm" svg:y="47.393cm">
          <draw:text-box>
            <text:p><text:span text:style-name="T8">NH</text:span><text:span text:style-name="T9">2</text:span></text:p>
          </draw:text-box>
        </draw:frame>
        <draw:line draw:style-name="gr70" draw:text-style-name="P1" draw:layer="layout" svg:x1="2.374cm" svg:y1="46.133cm" svg:x2="2.731cm" svg:y2="45.93cm">
          <text:p/>
        </draw:line>
        <draw:line draw:style-name="gr70" draw:text-style-name="P1" draw:layer="layout" svg:x1="3.03cm" svg:y1="46.133cm" svg:x2="2.673cm" svg:y2="45.93cm">
          <text:p/>
        </draw:line>
        <draw:line draw:style-name="gr70" draw:text-style-name="P1" draw:layer="layout" svg:x1="2.974cm" svg:y1="46.133cm" svg:x2="3.331cm" svg:y2="45.93cm">
          <text:p/>
        </draw:line>
        <draw:line draw:style-name="gr70" draw:text-style-name="P1" draw:layer="layout" svg:x1="3.632cm" svg:y1="46.133cm" svg:x2="3.275cm" svg:y2="45.93cm">
          <text:p/>
        </draw:line>
        <draw:line draw:style-name="gr70" draw:text-style-name="P1" draw:layer="layout" svg:x1="3.003cm" svg:y1="46.437cm" svg:x2="3.003cm" svg:y2="46.132cm">
          <text:p/>
        </draw:line>
        <draw:line draw:style-name="gr70" draw:text-style-name="P1" draw:layer="layout" svg:x1="3.304cm" svg:y1="45.936cm" svg:x2="3.304cm" svg:y2="45.631cm">
          <text:p/>
        </draw:line>
        <draw:frame draw:style-name="gr71" draw:text-style-name="P33" draw:layer="layout" svg:width="1.017cm" svg:height="4.942cm" svg:x="2.581cm" svg:y="46.293cm">
          <draw:text-box>
            <text:p><text:span text:style-name="T8">NH</text:span><text:span text:style-name="T9">2</text:span></text:p>
          </draw:text-box>
        </draw:frame>
        <draw:frame draw:style-name="gr72" draw:text-style-name="P33" draw:layer="layout" svg:width="1.017cm" svg:height="3.446cm" svg:x="2.882cm" svg:y="45.194cm">
          <draw:text-box>
            <text:p><text:span text:style-name="T8"><text:s/></text:span><text:span text:style-name="T8">O</text:span></text:p>
          </draw:text-box>
        </draw:frame>
        <draw:frame draw:style-name="gr73" draw:text-style-name="P33" draw:layer="layout" svg:width="1.017cm" svg:height="4.681cm" svg:x="3.301cm" svg:y="45.893cm">
          <draw:text-box>
            <text:p><text:span text:style-name="T8"><text:s/></text:span><text:span text:style-name="T8">OH</text:span></text:p>
          </draw:text-box>
        </draw:frame>
        <draw:line draw:style-name="gr70" draw:text-style-name="P1" draw:layer="layout" svg:x1="1.776cm" svg:y1="46.133cm" svg:x2="2.133cm" svg:y2="45.93cm">
          <text:p/>
        </draw:line>
        <draw:line draw:style-name="gr70" draw:text-style-name="P1" draw:layer="layout" svg:x1="2.432cm" svg:y1="46.133cm" svg:x2="2.075cm" svg:y2="45.93cm">
          <text:p/>
        </draw:line>
        <draw:line draw:style-name="gr70" draw:text-style-name="P1" draw:layer="layout" svg:x1="1.834cm" svg:y1="46.133cm" svg:x2="1.477cm" svg:y2="45.93cm">
          <text:p/>
        </draw:line>
        <draw:frame draw:style-name="gr71" draw:text-style-name="P33" draw:layer="layout" svg:width="1.017cm" svg:height="4.942cm" svg:x="0.682cm" svg:y="45.594cm">
          <draw:text-box>
            <text:p><text:span text:style-name="T8">H</text:span><text:span text:style-name="T9">2</text:span><text:span text:style-name="T8">N</text:span></text:p>
          </draw:text-box>
        </draw:frame>
        <draw:line draw:style-name="gr1" draw:text-style-name="P1" draw:layer="layout" svg:x1="53.529cm" svg:y1="66.586cm" svg:x2="53.529cm" svg:y2="66.434cm">
          <text:p/>
        </draw:line>
        <draw:line draw:style-name="gr2" draw:text-style-name="P1" draw:layer="layout" svg:x1="53.529cm" svg:y1="66.738cm" svg:x2="53.529cm" svg:y2="66.535cm">
          <text:p/>
        </draw:line>
        <draw:line draw:style-name="gr1" draw:text-style-name="P1" draw:layer="layout" svg:x1="53.529cm" svg:y1="65.689cm" svg:x2="53.529cm" svg:y2="65.537cm">
          <text:p/>
        </draw:line>
        <draw:line draw:style-name="gr2" draw:text-style-name="P1" draw:layer="layout" svg:x1="53.529cm" svg:y1="65.841cm" svg:x2="53.529cm" svg:y2="65.638cm">
          <text:p/>
        </draw:line>
        <draw:line draw:style-name="gr2" draw:text-style-name="P1" draw:layer="layout" svg:x1="52.528cm" svg:y1="66.79cm" svg:x2="52.528cm" svg:y2="66.434cm">
          <text:p/>
        </draw:line>
        <draw:line draw:style-name="gr1" draw:text-style-name="P1" draw:layer="layout" svg:x1="52.528cm" svg:y1="65.842cm" svg:x2="52.528cm" svg:y2="65.537cm">
          <text:p/>
        </draw:line>
        <draw:line draw:style-name="gr2" draw:text-style-name="P1" draw:layer="layout" svg:x1="52.83cm" svg:y1="65.792cm" svg:x2="52.83cm" svg:y2="65.436cm">
          <text:p/>
        </draw:line>
        <draw:line draw:style-name="gr1" draw:text-style-name="P1" draw:layer="layout" svg:x1="52.83cm" svg:y1="66.941cm" svg:x2="52.83cm" svg:y2="66.636cm">
          <text:p/>
        </draw:line>
        <draw:line draw:style-name="gr3" draw:text-style-name="P1" draw:layer="layout" svg:x1="53.23cm" svg:y1="65.745cm" svg:x2="53.23cm" svg:y2="65.44cm">
          <text:p/>
        </draw:line>
        <draw:line draw:style-name="gr4" draw:text-style-name="P1" draw:layer="layout" svg:x1="53.23cm" svg:y1="66.945cm" svg:x2="53.23cm" svg:y2="66.64cm">
          <text:p/>
        </draw:line>
        <draw:line draw:style-name="gr3" draw:text-style-name="P1" draw:layer="layout" svg:x1="52.328cm" svg:y1="66.497cm" svg:x2="52.328cm" svg:y2="66.294cm">
          <text:p/>
        </draw:line>
        <draw:line draw:style-name="gr4" draw:text-style-name="P1" draw:layer="layout" svg:x1="52.328cm" svg:y1="66.089cm" svg:x2="52.328cm" svg:y2="65.937cm">
          <text:p/>
        </draw:line>
        <draw:line draw:style-name="gr3" draw:text-style-name="P1" draw:layer="layout" svg:x1="55.13cm" svg:y1="65.694cm" svg:x2="55.13cm" svg:y2="65.44cm">
          <text:p/>
        </draw:line>
        <draw:line draw:style-name="gr4" draw:text-style-name="P1" draw:layer="layout" svg:x1="55.13cm" svg:y1="65.943cm" svg:x2="55.13cm" svg:y2="65.638cm">
          <text:p/>
        </draw:line>
        <draw:line draw:style-name="gr3" draw:text-style-name="P1" draw:layer="layout" svg:x1="55.13cm" svg:y1="66.595cm" svg:x2="55.13cm" svg:y2="66.341cm">
          <text:p/>
        </draw:line>
        <draw:line draw:style-name="gr4" draw:text-style-name="P1" draw:layer="layout" svg:x1="55.13cm" svg:y1="66.844cm" svg:x2="55.13cm" svg:y2="66.539cm">
          <text:p/>
        </draw:line>
        <draw:line draw:style-name="gr3" draw:text-style-name="P1" draw:layer="layout" svg:x1="55.33cm" svg:y1="66.797cm" svg:x2="55.33cm" svg:y2="66.594cm">
          <text:p/>
        </draw:line>
        <draw:line draw:style-name="gr4" draw:text-style-name="P1" draw:layer="layout" svg:x1="55.33cm" svg:y1="66.598cm" svg:x2="55.33cm" svg:y2="66.395cm">
          <text:p/>
        </draw:line>
        <draw:line draw:style-name="gr3" draw:text-style-name="P1" draw:layer="layout" svg:x1="55.33cm" svg:y1="65.899cm" svg:x2="55.33cm" svg:y2="65.696cm">
          <text:p/>
        </draw:line>
        <draw:line draw:style-name="gr4" draw:text-style-name="P1" draw:layer="layout" svg:x1="55.33cm" svg:y1="65.697cm" svg:x2="55.33cm" svg:y2="65.494cm">
          <text:p/>
        </draw:line>
        <draw:line draw:style-name="gr1" draw:text-style-name="P1" draw:layer="layout" svg:x1="54.929cm" svg:y1="66.742cm" svg:x2="54.929cm" svg:y2="66.539cm">
          <text:p/>
        </draw:line>
        <draw:line draw:style-name="gr2" draw:text-style-name="P1" draw:layer="layout" svg:x1="54.929cm" svg:y1="66.94cm" svg:x2="54.929cm" svg:y2="66.737cm">
          <text:p/>
        </draw:line>
        <draw:line draw:style-name="gr1" draw:text-style-name="P1" draw:layer="layout" svg:x1="54.929cm" svg:y1="65.542cm" svg:x2="54.929cm" svg:y2="65.339cm">
          <text:p/>
        </draw:line>
        <draw:line draw:style-name="gr2" draw:text-style-name="P1" draw:layer="layout" svg:x1="54.929cm" svg:y1="65.795cm" svg:x2="54.929cm" svg:y2="65.541cm">
          <text:p/>
        </draw:line>
        <draw:line draw:style-name="gr1" draw:text-style-name="P1" draw:layer="layout" svg:x1="50.33cm" svg:y1="66.439cm" svg:x2="50.33cm" svg:y2="66.236cm">
          <text:p/>
        </draw:line>
        <draw:line draw:style-name="gr2" draw:text-style-name="P1" draw:layer="layout" svg:x1="50.33cm" svg:y1="66.242cm" svg:x2="50.33cm" svg:y2="65.836cm">
          <text:p/>
        </draw:line>
        <draw:line draw:style-name="gr1" draw:text-style-name="P1" draw:layer="layout" svg:x1="50.53cm" svg:y1="66.439cm" svg:x2="50.53cm" svg:y2="66.236cm">
          <text:p/>
        </draw:line>
        <draw:line draw:style-name="gr2" draw:text-style-name="P1" draw:layer="layout" svg:x1="50.53cm" svg:y1="66.242cm" svg:x2="50.53cm" svg:y2="65.937cm">
          <text:p/>
        </draw:line>
        <draw:line draw:style-name="gr3" draw:text-style-name="P1" draw:layer="layout" svg:x1="53.929cm" svg:y1="66.94cm" svg:x2="53.929cm" svg:y2="66.737cm">
          <text:p/>
        </draw:line>
        <draw:line draw:style-name="gr4" draw:text-style-name="P1" draw:layer="layout" svg:x1="53.929cm" svg:y1="66.738cm" svg:x2="53.929cm" svg:y2="66.535cm">
          <text:p/>
        </draw:line>
        <draw:line draw:style-name="gr3" draw:text-style-name="P1" draw:layer="layout" svg:x1="53.929cm" svg:y1="65.74cm" svg:x2="53.929cm" svg:y2="65.537cm">
          <text:p/>
        </draw:line>
        <draw:line draw:style-name="gr4" draw:text-style-name="P1" draw:layer="layout" svg:x1="53.929cm" svg:y1="65.588cm" svg:x2="53.929cm" svg:y2="65.436cm">
          <text:p/>
        </draw:line>
        <draw:line draw:style-name="gr1" draw:text-style-name="P1" draw:layer="layout" svg:x1="54.129cm" svg:y1="66.738cm" svg:x2="54.129cm" svg:y2="66.535cm">
          <text:p/>
        </draw:line>
        <draw:line draw:style-name="gr2" draw:text-style-name="P1" draw:layer="layout" svg:x1="54.129cm" svg:y1="66.94cm" svg:x2="54.129cm" svg:y2="66.737cm">
          <text:p/>
        </draw:line>
        <draw:line draw:style-name="gr1" draw:text-style-name="P1" draw:layer="layout" svg:x1="54.129cm" svg:y1="65.542cm" svg:x2="54.129cm" svg:y2="65.339cm">
          <text:p/>
        </draw:line>
        <draw:line draw:style-name="gr2" draw:text-style-name="P1" draw:layer="layout" svg:x1="54.129cm" svg:y1="65.74cm" svg:x2="54.129cm" svg:y2="65.537cm">
          <text:p/>
        </draw:line>
        <draw:line draw:style-name="gr1" draw:text-style-name="P1" draw:layer="layout" svg:x1="54.329cm" svg:y1="65.787cm" svg:x2="54.329cm" svg:y2="65.533cm">
          <text:p/>
        </draw:line>
        <draw:line draw:style-name="gr2" draw:text-style-name="P1" draw:layer="layout" svg:x1="54.329cm" svg:y1="65.534cm" svg:x2="54.329cm" svg:y2="65.331cm">
          <text:p/>
        </draw:line>
        <draw:line draw:style-name="gr1" draw:text-style-name="P1" draw:layer="layout" svg:x1="54.329cm" svg:y1="66.94cm" svg:x2="54.329cm" svg:y2="66.737cm">
          <text:p/>
        </draw:line>
        <draw:line draw:style-name="gr2" draw:text-style-name="P1" draw:layer="layout" svg:x1="54.329cm" svg:y1="66.738cm" svg:x2="54.329cm" svg:y2="66.535cm">
          <text:p/>
        </draw:line>
        <draw:line draw:style-name="gr1" draw:text-style-name="P1" draw:layer="layout" svg:x1="51.128cm" svg:y1="66.141cm" svg:x2="51.128cm" svg:y2="65.836cm">
          <text:p/>
        </draw:line>
        <draw:line draw:style-name="gr2" draw:text-style-name="P1" draw:layer="layout" svg:x1="51.128cm" svg:y1="66.491cm" svg:x2="51.128cm" svg:y2="66.135cm">
          <text:p/>
        </draw:line>
        <draw:line draw:style-name="gr3" draw:text-style-name="P1" draw:layer="layout" svg:x1="50.13cm" svg:y1="66.145cm" svg:x2="50.13cm" svg:y2="65.84cm">
          <text:p/>
        </draw:line>
        <draw:line draw:style-name="gr4" draw:text-style-name="P1" draw:layer="layout" svg:x1="50.13cm" svg:y1="66.444cm" svg:x2="50.13cm" svg:y2="66.139cm">
          <text:p/>
        </draw:line>
        <draw:line draw:style-name="gr3" draw:text-style-name="P1" draw:layer="layout" svg:x1="50.93cm" svg:y1="66.145cm" svg:x2="50.93cm" svg:y2="65.84cm">
          <text:p/>
        </draw:line>
        <draw:line draw:style-name="gr4" draw:text-style-name="P1" draw:layer="layout" svg:x1="50.93cm" svg:y1="66.444cm" svg:x2="50.93cm" svg:y2="66.139cm">
          <text:p/>
        </draw:line>
        <draw:line draw:style-name="gr3" draw:text-style-name="P1" draw:layer="layout" svg:x1="51.928cm" svg:y1="66.145cm" svg:x2="51.928cm" svg:y2="65.84cm">
          <text:p/>
        </draw:line>
        <draw:line draw:style-name="gr4" draw:text-style-name="P1" draw:layer="layout" svg:x1="51.928cm" svg:y1="66.444cm" svg:x2="51.928cm" svg:y2="66.139cm">
          <text:p/>
        </draw:line>
        <draw:line draw:style-name="gr1" draw:text-style-name="P1" draw:layer="layout" svg:x1="51.756cm" svg:y1="66.385cm" svg:x2="51.756cm" svg:y2="66.131cm">
          <text:p/>
        </draw:line>
        <draw:line draw:style-name="gr2" draw:text-style-name="P1" draw:layer="layout" svg:x1="51.756cm" svg:y1="66.132cm" svg:x2="51.756cm" svg:y2="65.929cm">
          <text:p/>
        </draw:line>
        <draw:line draw:style-name="gr3" draw:text-style-name="P1" draw:layer="layout" svg:x1="51.328cm" svg:y1="66.443cm" svg:x2="51.328cm" svg:y2="66.24cm">
          <text:p/>
        </draw:line>
        <draw:line draw:style-name="gr4" draw:text-style-name="P1" draw:layer="layout" svg:x1="51.328cm" svg:y1="66.242cm" svg:x2="51.328cm" svg:y2="65.836cm">
          <text:p/>
        </draw:line>
        <draw:line draw:style-name="gr1" draw:text-style-name="P1" draw:layer="layout" svg:x1="49.228cm" svg:y1="66.14cm" svg:x2="49.228cm" svg:y2="65.937cm">
          <text:p/>
        </draw:line>
        <draw:line draw:style-name="gr2" draw:text-style-name="P1" draw:layer="layout" svg:x1="49.228cm" svg:y1="66.338cm" svg:x2="49.228cm" svg:y2="66.135cm">
          <text:p/>
        </draw:line>
        <draw:line draw:style-name="gr3" draw:text-style-name="P1" draw:layer="layout" svg:x1="49.428cm" svg:y1="66.443cm" svg:x2="49.428cm" svg:y2="66.24cm">
          <text:p/>
        </draw:line>
        <draw:line draw:style-name="gr1" draw:text-style-name="P1" draw:layer="layout" svg:x1="49.628cm" svg:y1="66.338cm" svg:x2="49.628cm" svg:y2="66.135cm">
          <text:p/>
        </draw:line>
        <draw:line draw:style-name="gr4" draw:text-style-name="P1" draw:layer="layout" svg:x1="49.428cm" svg:y1="66.242cm" svg:x2="49.428cm" svg:y2="65.937cm">
          <text:p/>
        </draw:line>
        <draw:line draw:style-name="gr2" draw:text-style-name="P1" draw:layer="layout" svg:x1="49.628cm" svg:y1="66.14cm" svg:x2="49.628cm" svg:y2="65.937cm">
          <text:p/>
        </draw:line>
        <draw:path draw:style-name="gr63" draw:text-style-name="P1" draw:layer="layout" svg:width="5.044cm" svg:height="4.504cm" draw:transform="skewX (-0.00366519142918799) rotate (0.785049097547049) translate (48.9872883061281cm 66.1863407557366cm)" svg:viewBox="0 0 5045 4505" svg:d="M0 37c340-144 806 144 610 658-114 302 256 791 816 454 266-162 642 265 429 702-392 803 765 163 1111 205 343 42 620 387 700 748 81 363 243 872 814 771 503-88 404 562 542 862l23 68">
          <text:p/>
        </draw:path>
        <draw:path draw:style-name="gr64" draw:text-style-name="P1" draw:layer="layout" svg:width="5.051cm" svg:height="4.505cm" draw:transform="skewX (-0.00191986217719381) rotate (0.785223630472249) translate (48.9858967576499cm 66.1875089314573cm)" svg:viewBox="0 0 5052 4506" svg:d="M0 37c340-144 806 144 611 658-114 302 258 791 817 454 265-161 642 266 429 703-390 803 766 163 1112 204 343 42 621 387 701 748 82 363 245 872 816 772 503-88 404 562 543 862l23 68">
          <text:p/>
        </draw:path>
        <draw:path draw:style-name="gr65" draw:text-style-name="P1" draw:layer="layout" svg:width="6.738cm" svg:height="1.085cm" draw:transform="rotate (-3.14159265358979) translate (55.7503246227288cm 66.9418355255529cm)" svg:viewBox="0 0 6739 1086" svg:d="M6739 832c-139-342-672-468-899 32-133 294-742 376-898-257-75-301-644-266-803 193-292 843-656-427-931-642-272-213-713-166-1026 32-314 198-790 443-1123-32-294-418-684 112-995 225-21 11-43 21-64 32">
          <text:p/>
        </draw:path>
        <draw:path draw:style-name="gr65" draw:text-style-name="P1" draw:layer="layout" svg:width="1.709cm" svg:height="1.457cm" draw:transform="skewX (-0.0033161255787893) rotate (0.845262956740854) translate (53.4768392006559cm 65.8650880880772cm)" svg:viewBox="0 0 1710 1458" svg:d="M0 40c356-98 894-28 1001 355 87 318-224 1177 456 1050l253-53">
          <text:p/>
        </draw:path>
        <draw:path draw:style-name="gr65" draw:text-style-name="P1" draw:layer="layout" svg:width="2.149cm" svg:height="0.612cm" draw:transform="rotate (-3.14159265358979) translate (55.6567282600937cm 66.9634833208717cm)" svg:viewBox="0 0 2150 613" svg:d="M2150 559c-163-331-574-687-931-513-297 144-735 944-1091 352-42-75-85-149-128-224">
          <text:p/>
        </draw:path>
        <draw:custom-shape draw:style-name="gr74" draw:text-style-name="P14" draw:layer="layout" svg:width="2.098cm" svg:height="0.252cm" svg:x="1.638cm" svg:y="66.5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4" draw:layer="layout" svg:width="0.42cm" svg:height="0.249cm" svg:x="1.46cm" svg:y="66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42cm" svg:height="0.249cm" svg:x="3.442cm" svg:y="66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4" draw:layer="layout" svg:width="2.884cm" svg:height="0.249cm" svg:x="1.258cm" svg:y="66.84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4" draw:layer="layout" svg:width="0.578cm" svg:height="0.249cm" svg:x="1.013cm" svg:y="66.8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578cm" svg:height="0.249cm" svg:x="3.739cm" svg:y="66.8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4" draw:layer="layout" svg:width="2.441cm" svg:height="0.291cm" svg:x="1.474cm" svg:y="67.12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4" draw:layer="layout" svg:width="0.487cm" svg:height="0.291cm" svg:x="1.268cm" svg:y="67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487cm" svg:height="0.291cm" svg:x="3.574cm" svg:y="67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14" draw:layer="layout" svg:width="2.098cm" svg:height="0.249cm" svg:x="1.638cm" svg:y="67.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4" draw:layer="layout" svg:width="0.42cm" svg:height="0.249cm" svg:x="1.46cm" svg:y="67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42cm" svg:height="0.249cm" svg:x="3.442cm" svg:y="67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255cm" svg:height="0.252cm" svg:x="2.323cm" svg:y="66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255cm" svg:height="0.252cm" svg:x="1.724cm" svg:y="6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255cm" svg:height="0.252cm" svg:x="2.125cm" svg:y="66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255cm" svg:height="0.252cm" svg:x="2.826cm" svg:y="66.3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255cm" svg:height="0.256cm" svg:x="3.327cm" svg:y="66.4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255cm" svg:height="0.252cm" svg:x="1.923cm" svg:y="65.7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8" draw:text-style-name="P34" draw:layer="layout" svg:width="1.807cm" svg:height="1.711cm" draw:transform="skewX (0.00261799387799151) rotate (-2.57994570029802) translate (2.42793188554923cm 65.1540240676891cm)" svg:viewBox="0 0 1808 1712" svg:d="M1134 1701c166 49 307-76 432-167 132-95 255-237 241-409-12-157-151-247-245-358-99-115-264-144-387-228-111-75-236-121-302-267-58-130-189-236-349-266-200-38-287 115-368 237-82 126-139 268-154 419-17 175 68 327 178 440 100 102 233 160 352 236 146 93 291 184 438 275l141 73 48-1z">
          <text:p/>
        </draw:path>
        <draw:custom-shape draw:style-name="gr75" draw:text-style-name="P14" draw:layer="layout" svg:width="0.255cm" svg:height="0.252cm" svg:x="1.925cm" svg:y="65.1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255cm" svg:height="0.252cm" svg:x="1.625cm" svg:y="65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4" draw:layer="layout" svg:width="0.255cm" svg:height="0.252cm" svg:x="2.527cm" svg:y="65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1.268cm" svg:y1="65.527cm" svg:x2="1.776cm" svg:y2="66.289cm">
          <text:p/>
        </draw:line>
        <draw:custom-shape draw:style-name="gr58" draw:text-style-name="P29" draw:layer="layout" svg:width="0.509cm" svg:height="0.509cm" svg:x="43.627cm" svg:y="42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3.429cm" svg:y="42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3.13cm" svg:y="41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2.73cm" svg:y="41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2.332cm" svg:y="41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2.233cm" svg:y="40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3.528cm" svg:y="42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3.13cm" svg:y="42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2.831cm" svg:y="42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2.732cm" svg:y="42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2.833cm" svg:y="41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3.233cm" svg:y="41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3.534cm" svg:y="41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3.936cm" svg:y="41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4.136cm" svg:y="41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4.138cm" svg:y="42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4.239cm" svg:y="42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4.44cm" svg:y="42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4.741cm" svg:y="4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9" draw:layer="layout" svg:width="0.509cm" svg:height="0.509cm" svg:x="44.741cm" svg:y="41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4.842cm" svg:y="41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5.143cm" svg:y="41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2.744cm" svg:y="40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2.746cm" svg:y="40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3.346cm" svg:y="40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3.348cm" svg:y="39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4.148cm" svg:y="40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35" draw:layer="layout" svg:width="0.509cm" svg:height="0.509cm" svg:x="44.25cm" svg:y="39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5.333cm" svg:height="1.356cm" svg:x="48.32cm" svg:y="41.119cm">
          <draw:image xlink:href="Pictures/100000010000003F0000002374A1420218A74062.png" xlink:type="simple" xlink:show="embed" xlink:actuate="onLoad" draw:mime-type="image/png">
            <text:p/>
          </draw:image>
        </draw:frame>
        <draw:frame draw:style-name="gr80" draw:text-style-name="P36" draw:layer="layout" svg:width="4.572cm" svg:height="19.318cm" svg:x="45.971cm" svg:y="39.11cm">
          <draw:text-box>
            <text:p><text:span text:style-name="T10">Low Gene</text:span></text:p>
            <text:p><text:span text:style-name="T10">Expression</text:span></text:p>
          </draw:text-box>
        </draw:frame>
        <draw:frame draw:style-name="gr80" draw:text-style-name="P36" draw:layer="layout" svg:width="4.43cm" svg:height="19.318cm" svg:x="51.814cm" svg:y="39.11cm">
          <draw:text-box>
            <text:p><text:span text:style-name="T10">High Gene</text:span></text:p>
            <text:p><text:span text:style-name="T10">Expression</text:span></text:p>
          </draw:text-box>
        </draw:frame>
        <draw:custom-shape draw:style-name="gr81" draw:text-style-name="P7" draw:layer="layout" svg:width="1.526cm" svg:height="0.462cm" svg:x="12.143cm" svg:y="41.4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7" draw:layer="layout" svg:width="1.423cm" svg:height="0.52cm" svg:x="12.496cm" svg:y="41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8" draw:layer="layout" svg:width="1.423cm" svg:height="0.462cm" svg:x="12.496cm" svg:y="42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27" draw:layer="layout" svg:width="1.524cm" svg:height="1.523cm" svg:x="42.744cm" svg:y="70.345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8" draw:layer="layout" svg:width="1.269cm" svg:height="1.13cm" svg:x="42.59cm" svg:y="69.23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7" draw:layer="layout" svg:width="1.526cm" svg:height="0.462cm" svg:x="42.443cm" svg:y="69.9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7" draw:layer="layout" svg:width="1.423cm" svg:height="0.52cm" svg:x="42.794cm" svg:y="70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8" draw:layer="layout" svg:width="1.423cm" svg:height="0.462cm" svg:x="42.794cm" svg:y="70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5" draw:layer="layout" svg:width="19.798cm" svg:height="11.136cm" svg:x="0.6cm" svg:y="2.257cm" draw:page-number="4" presentation:class="page"/>
          <draw:frame presentation:style-name="pr1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5.800003051757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1cm" fo:margin-bottom="0cm" fo:text-indent="0cm"/>
      <style:text-properties fo:font-size="83.800003051757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2cm" fo:margin-bottom="0cm" fo:text-indent="0cm"/>
      <style:text-properties fo:font-size="71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3cm" fo:margin-bottom="0cm" fo:text-indent="0cm"/>
      <style:text-properties fo:font-size="59.7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4cm" fo:margin-bottom="0cm" fo:text-indent="0cm"/>
      <style:text-properties fo:font-size="59.7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4cm" fo:margin-bottom="0cm" fo:text-indent="0cm"/>
      <style:text-properties fo:font-size="59.7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4cm" fo:margin-bottom="0cm" fo:text-indent="0cm"/>
      <style:text-properties fo:font-size="59.7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4cm" fo:margin-bottom="0cm" fo:text-indent="0cm"/>
      <style:text-properties fo:font-size="59.7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4cm" fo:margin-bottom="0cm" fo:text-indent="0cm"/>
      <style:text-properties fo:font-size="59.7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1.89999389648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cm" fo:page-height="73.8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50.38cm" svg:height="7.886cm" svg:x="2.796cm" svg:y="1.885cm" presentation:class="title" presentation:placeholder="true">
        <draw:text-box/>
      </draw:frame>
      <draw:frame presentation:style-name="Default-outline1" draw:layer="backgroundobjects" svg:width="50.38cm" svg:height="27.399cm" svg:x="2.796cm" svg:y="11.047cm" presentation:class="outline" presentation:placeholder="true">
        <draw:text-box/>
      </draw:frame>
      <draw:frame presentation:style-name="Mpr1" draw:text-style-name="MP2" draw:layer="backgroundobjects" svg:width="13.042cm" svg:height="3.255cm" svg:x="2.796cm" svg:y="43.0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3cm" svg:height="3.255cm" svg:x="19.142cm" svg:y="43.0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5cm" svg:y="43.034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4T17:40:28.552468193</meta:creation-date>
    <dc:date>2023-10-30T14:14:38.343828194</dc:date>
    <meta:editing-duration>P12DT21H12M30S</meta:editing-duration>
    <meta:editing-cycles>79</meta:editing-cycles>
    <meta:generator>LibreOffice/7.6.2.1$Linux_X86_64 LibreOffice_project/60$Build-1</meta:generator>
    <meta:document-statistic meta:object-count="960"/>
  </office:meta>
</office:document-meta>
</file>